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110.35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Lambda = 1</text:p>
          </table:table-cell>
          <table:table-cell table:style-name="ce1" office:value-type="string" calcext:value-type="string">
            <text:p>Lambda = 0.05</text:p>
          </table:table-cell>
          <table:table-cell table:style-name="ce1" office:value-type="string" calcext:value-type="string">
            <text:p>Lambda = 0.01</text:p>
          </table:table-cell>
          <table:table-cell table:style-name="ce1" office:value-type="string" calcext:value-type="string">
            <text:p>Lambda = 0</text:p>
          </table:table-cell>
          <table:table-cell office:value-type="string" calcext:value-type="string">
            <text:p>Lambda=100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-7.524613" calcext:value-type="float">
            <text:p>-7.524613</text:p>
          </table:table-cell>
          <table:table-cell table:style-name="ce1" office:value-type="float" office:value="-7.519767" calcext:value-type="float">
            <text:p>-7.519767</text:p>
          </table:table-cell>
          <table:table-cell table:style-name="ce1" office:value-type="float" office:value="-7.519563" calcext:value-type="float">
            <text:p>-7.519563</text:p>
          </table:table-cell>
          <table:table-cell table:style-name="ce1" office:value-type="float" office:value="-7.519512" calcext:value-type="float">
            <text:p>-7.519512</text:p>
          </table:table-cell>
          <table:table-cell office:value-type="float" office:value="-10.355187" calcext:value-type="float">
            <text:p>-10.355187</text:p>
          </table:table-cell>
          <table:table-cell table:style-name="ce1" table:formula="of:=AVERAGE(ABS([.B3:.B483]))" office:value-type="float" office:value="7.524613" calcext:value-type="float">
            <text:p>7.524613</text:p>
          </table:table-cell>
          <table:table-cell table:style-name="ce1" table:formula="of:=AVERAGE(ABS([.C3:.C483]))" office:value-type="float" office:value="7.519767" calcext:value-type="float">
            <text:p>7.519767</text:p>
          </table:table-cell>
          <table:table-cell table:style-name="ce1" table:formula="of:=AVERAGE(ABS([.D3:.D483]))" office:value-type="float" office:value="7.519563" calcext:value-type="float">
            <text:p>7.519563</text:p>
          </table:table-cell>
          <table:table-cell table:style-name="ce1" table:formula="of:=AVERAGE(ABS([.E3:.E483]))" office:value-type="float" office:value="7.519512" calcext:value-type="float">
            <text:p>7.519512</text:p>
          </table:table-cell>
          <table:table-cell table:style-name="ce1" table:formula="of:=AVERAGE(ABS([.F3:.F483]))" office:value-type="float" office:value="10.355187" calcext:value-type="float">
            <text:p>10.355187</text:p>
          </table:table-cell>
        </table:table-row>
        <table:table-row table:style-name="ro1">
          <table:table-cell/>
          <table:table-cell table:style-name="ce1" office:value-type="float" office:value="-3.097366" calcext:value-type="float">
            <text:p>-3.097366</text:p>
          </table:table-cell>
          <table:table-cell table:style-name="ce1" office:value-type="float" office:value="-3.094425" calcext:value-type="float">
            <text:p>-3.094425</text:p>
          </table:table-cell>
          <table:table-cell table:style-name="ce1" office:value-type="float" office:value="-3.094301" calcext:value-type="float">
            <text:p>-3.094301</text:p>
          </table:table-cell>
          <table:table-cell table:style-name="ce1" office:value-type="float" office:value="-3.09427" calcext:value-type="float">
            <text:p>-3.09427</text:p>
          </table:table-cell>
          <table:table-cell office:value-type="float" office:value="-4.753618" calcext:value-type="float">
            <text:p>-4.753618</text:p>
          </table:table-cell>
          <table:table-cell table:formula="of:=STDEV([.B3:.B483])" office:value-type="float" office:value="10.4014128954211" calcext:value-type="float">
            <text:p>10.4014128954</text:p>
          </table:table-cell>
          <table:table-cell table:formula="of:=STDEV([.C3:.C483])" office:value-type="float" office:value="10.4017931354897" calcext:value-type="float">
            <text:p>10.4017931355</text:p>
          </table:table-cell>
          <table:table-cell table:formula="of:=STDEV([.D3:.D483])" office:value-type="float" office:value="10.4018091966097" calcext:value-type="float">
            <text:p>10.4018091966</text:p>
          </table:table-cell>
          <table:table-cell table:formula="of:=STDEV([.E3:.E483])" office:value-type="float" office:value="10.4018132558829" calcext:value-type="float">
            <text:p>10.4018132559</text:p>
          </table:table-cell>
          <table:table-cell table:formula="of:=STDEV([.F3:.F483])" office:value-type="float" office:value="10.7100473491017" calcext:value-type="float">
            <text:p>10.7100473491</text:p>
          </table:table-cell>
        </table:table-row>
        <table:table-row table:style-name="ro1">
          <table:table-cell/>
          <table:table-cell table:style-name="ce1" office:value-type="float" office:value="-24.155167" calcext:value-type="float">
            <text:p>-24.155167</text:p>
          </table:table-cell>
          <table:table-cell table:style-name="ce1" office:value-type="float" office:value="-24.159147" calcext:value-type="float">
            <text:p>-24.159147</text:p>
          </table:table-cell>
          <table:table-cell table:style-name="ce1" office:value-type="float" office:value="-24.159314" calcext:value-type="float">
            <text:p>-24.159314</text:p>
          </table:table-cell>
          <table:table-cell table:style-name="ce1" office:value-type="float" office:value="-24.159356" calcext:value-type="float">
            <text:p>-24.159356</text:p>
          </table:table-cell>
          <table:table-cell office:value-type="float" office:value="-21.83586" calcext:value-type="float">
            <text:p>-21.8358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0.854773" calcext:value-type="float">
            <text:p>-0.854773</text:p>
          </table:table-cell>
          <table:table-cell table:style-name="ce1" office:value-type="float" office:value="-0.861138" calcext:value-type="float">
            <text:p>-0.861138</text:p>
          </table:table-cell>
          <table:table-cell table:style-name="ce1" office:value-type="float" office:value="-0.861407" calcext:value-type="float">
            <text:p>-0.861407</text:p>
          </table:table-cell>
          <table:table-cell table:style-name="ce1" office:value-type="float" office:value="-0.861474" calcext:value-type="float">
            <text:p>-0.861474</text:p>
          </table:table-cell>
          <table:table-cell office:value-type="float" office:value="2.878576" calcext:value-type="float">
            <text:p>2.87857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0.502849" calcext:value-type="float">
            <text:p>-0.502849</text:p>
          </table:table-cell>
          <table:table-cell table:style-name="ce1" office:value-type="float" office:value="-0.506726" calcext:value-type="float">
            <text:p>-0.506726</text:p>
          </table:table-cell>
          <table:table-cell table:style-name="ce1" office:value-type="float" office:value="-0.506889" calcext:value-type="float">
            <text:p>-0.506889</text:p>
          </table:table-cell>
          <table:table-cell table:style-name="ce1" office:value-type="float" office:value="-0.50693" calcext:value-type="float">
            <text:p>-0.50693</text:p>
          </table:table-cell>
          <table:table-cell office:value-type="float" office:value="1.769555" calcext:value-type="float">
            <text:p>1.76955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730781" calcext:value-type="float">
            <text:p>-1.730781</text:p>
          </table:table-cell>
          <table:table-cell table:style-name="ce1" office:value-type="float" office:value="-1.732889" calcext:value-type="float">
            <text:p>-1.732889</text:p>
          </table:table-cell>
          <table:table-cell table:style-name="ce1" office:value-type="float" office:value="-1.732978" calcext:value-type="float">
            <text:p>-1.732978</text:p>
          </table:table-cell>
          <table:table-cell table:style-name="ce1" office:value-type="float" office:value="-1.733" calcext:value-type="float">
            <text:p>-1.733</text:p>
          </table:table-cell>
          <table:table-cell office:value-type="float" office:value="-0.485629" calcext:value-type="float">
            <text:p>-0.48562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.145521" calcext:value-type="float">
            <text:p>-2.145521</text:p>
          </table:table-cell>
          <table:table-cell table:style-name="ce1" office:value-type="float" office:value="-2.147382" calcext:value-type="float">
            <text:p>-2.147382</text:p>
          </table:table-cell>
          <table:table-cell table:style-name="ce1" office:value-type="float" office:value="-2.147461" calcext:value-type="float">
            <text:p>-2.147461</text:p>
          </table:table-cell>
          <table:table-cell table:style-name="ce1" office:value-type="float" office:value="-2.14748" calcext:value-type="float">
            <text:p>-2.14748</text:p>
          </table:table-cell>
          <table:table-cell office:value-type="float" office:value="-1.07082" calcext:value-type="float">
            <text:p>-1.0708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972259" calcext:value-type="float">
            <text:p>3.972259</text:p>
          </table:table-cell>
          <table:table-cell table:style-name="ce1" office:value-type="float" office:value="3.967472" calcext:value-type="float">
            <text:p>3.967472</text:p>
          </table:table-cell>
          <table:table-cell table:style-name="ce1" office:value-type="float" office:value="3.96727" calcext:value-type="float">
            <text:p>3.96727</text:p>
          </table:table-cell>
          <table:table-cell table:style-name="ce1" office:value-type="float" office:value="3.96722" calcext:value-type="float">
            <text:p>3.96722</text:p>
          </table:table-cell>
          <table:table-cell office:value-type="float" office:value="6.785043" calcext:value-type="float">
            <text:p>6.78504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689772" calcext:value-type="float">
            <text:p>3.689772</text:p>
          </table:table-cell>
          <table:table-cell table:style-name="ce1" office:value-type="float" office:value="3.683505" calcext:value-type="float">
            <text:p>3.683505</text:p>
          </table:table-cell>
          <table:table-cell table:style-name="ce1" office:value-type="float" office:value="3.68324" calcext:value-type="float">
            <text:p>3.68324</text:p>
          </table:table-cell>
          <table:table-cell table:style-name="ce1" office:value-type="float" office:value="3.683174" calcext:value-type="float">
            <text:p>3.683174</text:p>
          </table:table-cell>
          <table:table-cell office:value-type="float" office:value="7.355939" calcext:value-type="float">
            <text:p>7.35593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620331" calcext:value-type="float">
            <text:p>-4.620331</text:p>
          </table:table-cell>
          <table:table-cell table:style-name="ce1" office:value-type="float" office:value="-4.62367" calcext:value-type="float">
            <text:p>-4.62367</text:p>
          </table:table-cell>
          <table:table-cell table:style-name="ce1" office:value-type="float" office:value="-4.623811" calcext:value-type="float">
            <text:p>-4.623811</text:p>
          </table:table-cell>
          <table:table-cell table:style-name="ce1" office:value-type="float" office:value="-4.623846" calcext:value-type="float">
            <text:p>-4.623846</text:p>
          </table:table-cell>
          <table:table-cell office:value-type="float" office:value="-2.658618" calcext:value-type="float">
            <text:p>-2.65861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359372" calcext:value-type="float">
            <text:p>8.359372</text:p>
          </table:table-cell>
          <table:table-cell table:style-name="ce1" office:value-type="float" office:value="8.3561" calcext:value-type="float">
            <text:p>8.3561</text:p>
          </table:table-cell>
          <table:table-cell table:style-name="ce1" office:value-type="float" office:value="8.355962" calcext:value-type="float">
            <text:p>8.355962</text:p>
          </table:table-cell>
          <table:table-cell table:style-name="ce1" office:value-type="float" office:value="8.355927" calcext:value-type="float">
            <text:p>8.355927</text:p>
          </table:table-cell>
          <table:table-cell office:value-type="float" office:value="10.254456" calcext:value-type="float">
            <text:p>10.25445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817047" calcext:value-type="float">
            <text:p>0.817047</text:p>
          </table:table-cell>
          <table:table-cell table:style-name="ce1" office:value-type="float" office:value="0.810676" calcext:value-type="float">
            <text:p>0.810676</text:p>
          </table:table-cell>
          <table:table-cell table:style-name="ce1" office:value-type="float" office:value="0.810407" calcext:value-type="float">
            <text:p>0.810407</text:p>
          </table:table-cell>
          <table:table-cell table:style-name="ce1" office:value-type="float" office:value="0.81034" calcext:value-type="float">
            <text:p>0.81034</text:p>
          </table:table-cell>
          <table:table-cell office:value-type="float" office:value="4.567983" calcext:value-type="float">
            <text:p>4.56798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8.92511" calcext:value-type="float">
            <text:p>-8.92511</text:p>
          </table:table-cell>
          <table:table-cell table:number-columns-repeated="2" table:style-name="ce1" office:value-type="float" office:value="-8.925115" calcext:value-type="float">
            <text:p>-8.925115</text:p>
          </table:table-cell>
          <table:table-cell table:style-name="ce1" office:value-type="float" office:value="-8.925116" calcext:value-type="float">
            <text:p>-8.925116</text:p>
          </table:table-cell>
          <table:table-cell office:value-type="float" office:value="-8.913616" calcext:value-type="float">
            <text:p>-8.9136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467731" calcext:value-type="float">
            <text:p>9.467731</text:p>
          </table:table-cell>
          <table:table-cell table:style-name="ce1" office:value-type="float" office:value="9.467679" calcext:value-type="float">
            <text:p>9.467679</text:p>
          </table:table-cell>
          <table:table-cell table:number-columns-repeated="2" table:style-name="ce1" office:value-type="float" office:value="9.467676" calcext:value-type="float">
            <text:p>9.467676</text:p>
          </table:table-cell>
          <table:table-cell office:value-type="float" office:value="9.510708" calcext:value-type="float">
            <text:p>9.51070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932163" calcext:value-type="float">
            <text:p>2.932163</text:p>
          </table:table-cell>
          <table:table-cell table:style-name="ce1" office:value-type="float" office:value="2.933066" calcext:value-type="float">
            <text:p>2.933066</text:p>
          </table:table-cell>
          <table:table-cell table:style-name="ce1" office:value-type="float" office:value="2.933104" calcext:value-type="float">
            <text:p>2.933104</text:p>
          </table:table-cell>
          <table:table-cell table:style-name="ce1" office:value-type="float" office:value="2.933113" calcext:value-type="float">
            <text:p>2.933113</text:p>
          </table:table-cell>
          <table:table-cell office:value-type="float" office:value="2.428848" calcext:value-type="float">
            <text:p>2.42884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199725" calcext:value-type="float">
            <text:p>3.199725</text:p>
          </table:table-cell>
          <table:table-cell table:style-name="ce1" office:value-type="float" office:value="3.192451" calcext:value-type="float">
            <text:p>3.192451</text:p>
          </table:table-cell>
          <table:table-cell table:style-name="ce1" office:value-type="float" office:value="3.192145" calcext:value-type="float">
            <text:p>3.192145</text:p>
          </table:table-cell>
          <table:table-cell table:style-name="ce1" office:value-type="float" office:value="3.192068" calcext:value-type="float">
            <text:p>3.192068</text:p>
          </table:table-cell>
          <table:table-cell office:value-type="float" office:value="7.446291" calcext:value-type="float">
            <text:p>7.44629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236012" calcext:value-type="float">
            <text:p>-1.236012</text:p>
          </table:table-cell>
          <table:table-cell table:style-name="ce1" office:value-type="float" office:value="-1.235784" calcext:value-type="float">
            <text:p>-1.235784</text:p>
          </table:table-cell>
          <table:table-cell table:style-name="ce1" office:value-type="float" office:value="-1.235774" calcext:value-type="float">
            <text:p>-1.235774</text:p>
          </table:table-cell>
          <table:table-cell table:style-name="ce1" office:value-type="float" office:value="-1.235772" calcext:value-type="float">
            <text:p>-1.235772</text:p>
          </table:table-cell>
          <table:table-cell office:value-type="float" office:value="-1.385695" calcext:value-type="float">
            <text:p>-1.3856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785378" calcext:value-type="float">
            <text:p>2.785378</text:p>
          </table:table-cell>
          <table:table-cell table:style-name="ce1" office:value-type="float" office:value="2.778918" calcext:value-type="float">
            <text:p>2.778918</text:p>
          </table:table-cell>
          <table:table-cell table:style-name="ce1" office:value-type="float" office:value="2.778646" calcext:value-type="float">
            <text:p>2.778646</text:p>
          </table:table-cell>
          <table:table-cell table:style-name="ce1" office:value-type="float" office:value="2.778578" calcext:value-type="float">
            <text:p>2.778578</text:p>
          </table:table-cell>
          <table:table-cell office:value-type="float" office:value="6.597203" calcext:value-type="float">
            <text:p>6.59720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7.452638" calcext:value-type="float">
            <text:p>17.452638</text:p>
          </table:table-cell>
          <table:table-cell table:style-name="ce1" office:value-type="float" office:value="17.46207" calcext:value-type="float">
            <text:p>17.46207</text:p>
          </table:table-cell>
          <table:table-cell table:style-name="ce1" office:value-type="float" office:value="17.462468" calcext:value-type="float">
            <text:p>17.462468</text:p>
          </table:table-cell>
          <table:table-cell table:style-name="ce1" office:value-type="float" office:value="17.462567" calcext:value-type="float">
            <text:p>17.462567</text:p>
          </table:table-cell>
          <table:table-cell office:value-type="float" office:value="11.868083" calcext:value-type="float">
            <text:p>11.86808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926066" calcext:value-type="float">
            <text:p>11.926066</text:p>
          </table:table-cell>
          <table:table-cell table:style-name="ce1" office:value-type="float" office:value="11.93184" calcext:value-type="float">
            <text:p>11.93184</text:p>
          </table:table-cell>
          <table:table-cell table:style-name="ce1" office:value-type="float" office:value="11.932084" calcext:value-type="float">
            <text:p>11.932084</text:p>
          </table:table-cell>
          <table:table-cell table:style-name="ce1" office:value-type="float" office:value="11.932144" calcext:value-type="float">
            <text:p>11.932144</text:p>
          </table:table-cell>
          <table:table-cell office:value-type="float" office:value="8.564547" calcext:value-type="float">
            <text:p>8.56454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032866" calcext:value-type="float">
            <text:p>7.032866</text:p>
          </table:table-cell>
          <table:table-cell table:style-name="ce1" office:value-type="float" office:value="7.028881" calcext:value-type="float">
            <text:p>7.028881</text:p>
          </table:table-cell>
          <table:table-cell table:style-name="ce1" office:value-type="float" office:value="7.028714" calcext:value-type="float">
            <text:p>7.028714</text:p>
          </table:table-cell>
          <table:table-cell table:style-name="ce1" office:value-type="float" office:value="7.028672" calcext:value-type="float">
            <text:p>7.028672</text:p>
          </table:table-cell>
          <table:table-cell office:value-type="float" office:value="9.36904" calcext:value-type="float">
            <text:p>9.3690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4.077663" calcext:value-type="float">
            <text:p>-24.077663</text:p>
          </table:table-cell>
          <table:table-cell table:style-name="ce1" office:value-type="float" office:value="-24.081044" calcext:value-type="float">
            <text:p>-24.081044</text:p>
          </table:table-cell>
          <table:table-cell table:style-name="ce1" office:value-type="float" office:value="-24.081186" calcext:value-type="float">
            <text:p>-24.081186</text:p>
          </table:table-cell>
          <table:table-cell table:style-name="ce1" office:value-type="float" office:value="-24.081222" calcext:value-type="float">
            <text:p>-24.081222</text:p>
          </table:table-cell>
          <table:table-cell office:value-type="float" office:value="-22.102317" calcext:value-type="float">
            <text:p>-22.10231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079626" calcext:value-type="float">
            <text:p>3.079626</text:p>
          </table:table-cell>
          <table:table-cell table:style-name="ce1" office:value-type="float" office:value="3.081795" calcext:value-type="float">
            <text:p>3.081795</text:p>
          </table:table-cell>
          <table:table-cell table:style-name="ce1" office:value-type="float" office:value="3.081887" calcext:value-type="float">
            <text:p>3.081887</text:p>
          </table:table-cell>
          <table:table-cell table:style-name="ce1" office:value-type="float" office:value="3.081909" calcext:value-type="float">
            <text:p>3.081909</text:p>
          </table:table-cell>
          <table:table-cell office:value-type="float" office:value="1.776876" calcext:value-type="float">
            <text:p>1.77687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929878" calcext:value-type="float">
            <text:p>0.929878</text:p>
          </table:table-cell>
          <table:table-cell table:style-name="ce1" office:value-type="float" office:value="0.935428" calcext:value-type="float">
            <text:p>0.935428</text:p>
          </table:table-cell>
          <table:table-cell table:style-name="ce1" office:value-type="float" office:value="0.935662" calcext:value-type="float">
            <text:p>0.935662</text:p>
          </table:table-cell>
          <table:table-cell table:style-name="ce1" office:value-type="float" office:value="0.935721" calcext:value-type="float">
            <text:p>0.935721</text:p>
          </table:table-cell>
          <table:table-cell office:value-type="float" office:value="-2.347343" calcext:value-type="float">
            <text:p>-2.34734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0.05038" calcext:value-type="float">
            <text:p>-10.05038</text:p>
          </table:table-cell>
          <table:table-cell table:style-name="ce1" office:value-type="float" office:value="-10.054141" calcext:value-type="float">
            <text:p>-10.054141</text:p>
          </table:table-cell>
          <table:table-cell table:style-name="ce1" office:value-type="float" office:value="-10.0543" calcext:value-type="float">
            <text:p>-10.0543</text:p>
          </table:table-cell>
          <table:table-cell table:style-name="ce1" office:value-type="float" office:value="-10.054339" calcext:value-type="float">
            <text:p>-10.054339</text:p>
          </table:table-cell>
          <table:table-cell office:value-type="float" office:value="-7.863489" calcext:value-type="float">
            <text:p>-7.86348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0.635728" calcext:value-type="float">
            <text:p>-0.635728</text:p>
          </table:table-cell>
          <table:table-cell table:style-name="ce1" office:value-type="float" office:value="-0.630272" calcext:value-type="float">
            <text:p>-0.630272</text:p>
          </table:table-cell>
          <table:table-cell table:style-name="ce1" office:value-type="float" office:value="-0.630042" calcext:value-type="float">
            <text:p>-0.630042</text:p>
          </table:table-cell>
          <table:table-cell table:style-name="ce1" office:value-type="float" office:value="-0.629984" calcext:value-type="float">
            <text:p>-0.629984</text:p>
          </table:table-cell>
          <table:table-cell office:value-type="float" office:value="-3.84716" calcext:value-type="float">
            <text:p>-3.847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.568142" calcext:value-type="float">
            <text:p>10.568142</text:p>
          </table:table-cell>
          <table:table-cell table:style-name="ce1" office:value-type="float" office:value="10.575924" calcext:value-type="float">
            <text:p>10.575924</text:p>
          </table:table-cell>
          <table:table-cell table:style-name="ce1" office:value-type="float" office:value="10.576252" calcext:value-type="float">
            <text:p>10.576252</text:p>
          </table:table-cell>
          <table:table-cell table:style-name="ce1" office:value-type="float" office:value="10.576334" calcext:value-type="float">
            <text:p>10.576334</text:p>
          </table:table-cell>
          <table:table-cell office:value-type="float" office:value="6.018606" calcext:value-type="float">
            <text:p>6.01860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325626" calcext:value-type="float">
            <text:p>2.325626</text:p>
          </table:table-cell>
          <table:table-cell table:style-name="ce1" office:value-type="float" office:value="2.322305" calcext:value-type="float">
            <text:p>2.322305</text:p>
          </table:table-cell>
          <table:table-cell table:style-name="ce1" office:value-type="float" office:value="2.322165" calcext:value-type="float">
            <text:p>2.322165</text:p>
          </table:table-cell>
          <table:table-cell table:style-name="ce1" office:value-type="float" office:value="2.322129" calcext:value-type="float">
            <text:p>2.322129</text:p>
          </table:table-cell>
          <table:table-cell office:value-type="float" office:value="4.280629" calcext:value-type="float">
            <text:p>4.28062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.366014" calcext:value-type="float">
            <text:p>6.366014</text:p>
          </table:table-cell>
          <table:table-cell table:style-name="ce1" office:value-type="float" office:value="6.360588" calcext:value-type="float">
            <text:p>6.360588</text:p>
          </table:table-cell>
          <table:table-cell table:style-name="ce1" office:value-type="float" office:value="6.360359" calcext:value-type="float">
            <text:p>6.360359</text:p>
          </table:table-cell>
          <table:table-cell table:style-name="ce1" office:value-type="float" office:value="6.360302" calcext:value-type="float">
            <text:p>6.360302</text:p>
          </table:table-cell>
          <table:table-cell office:value-type="float" office:value="9.544984" calcext:value-type="float">
            <text:p>9.54498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632117" calcext:value-type="float">
            <text:p>5.632117</text:p>
          </table:table-cell>
          <table:table-cell table:style-name="ce1" office:value-type="float" office:value="5.636447" calcext:value-type="float">
            <text:p>5.636447</text:p>
          </table:table-cell>
          <table:table-cell table:style-name="ce1" office:value-type="float" office:value="5.636629" calcext:value-type="float">
            <text:p>5.636629</text:p>
          </table:table-cell>
          <table:table-cell table:style-name="ce1" office:value-type="float" office:value="5.636675" calcext:value-type="float">
            <text:p>5.636675</text:p>
          </table:table-cell>
          <table:table-cell office:value-type="float" office:value="3.110854" calcext:value-type="float">
            <text:p>3.11085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.582778" calcext:value-type="float">
            <text:p>-2.582778</text:p>
          </table:table-cell>
          <table:table-cell table:style-name="ce1" office:value-type="float" office:value="-2.587042" calcext:value-type="float">
            <text:p>-2.587042</text:p>
          </table:table-cell>
          <table:table-cell table:style-name="ce1" office:value-type="float" office:value="-2.587222" calcext:value-type="float">
            <text:p>-2.587222</text:p>
          </table:table-cell>
          <table:table-cell table:style-name="ce1" office:value-type="float" office:value="-2.587267" calcext:value-type="float">
            <text:p>-2.587267</text:p>
          </table:table-cell>
          <table:table-cell office:value-type="float" office:value="-0.0888" calcext:value-type="float">
            <text:p>-0.088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.489376" calcext:value-type="float">
            <text:p>-2.489376</text:p>
          </table:table-cell>
          <table:table-cell table:style-name="ce1" office:value-type="float" office:value="-2.492722" calcext:value-type="float">
            <text:p>-2.492722</text:p>
          </table:table-cell>
          <table:table-cell table:style-name="ce1" office:value-type="float" office:value="-2.492863" calcext:value-type="float">
            <text:p>-2.492863</text:p>
          </table:table-cell>
          <table:table-cell table:style-name="ce1" office:value-type="float" office:value="-2.492898" calcext:value-type="float">
            <text:p>-2.492898</text:p>
          </table:table-cell>
          <table:table-cell office:value-type="float" office:value="-0.556266" calcext:value-type="float">
            <text:p>-0.55626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503456" calcext:value-type="float">
            <text:p>3.503456</text:p>
          </table:table-cell>
          <table:table-cell table:style-name="ce1" office:value-type="float" office:value="3.500146" calcext:value-type="float">
            <text:p>3.500146</text:p>
          </table:table-cell>
          <table:table-cell table:style-name="ce1" office:value-type="float" office:value="3.500006" calcext:value-type="float">
            <text:p>3.500006</text:p>
          </table:table-cell>
          <table:table-cell table:style-name="ce1" office:value-type="float" office:value="3.499971" calcext:value-type="float">
            <text:p>3.499971</text:p>
          </table:table-cell>
          <table:table-cell office:value-type="float" office:value="5.445625" calcext:value-type="float">
            <text:p>5.44562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321465" calcext:value-type="float">
            <text:p>2.321465</text:p>
          </table:table-cell>
          <table:table-cell table:style-name="ce1" office:value-type="float" office:value="2.323398" calcext:value-type="float">
            <text:p>2.323398</text:p>
          </table:table-cell>
          <table:table-cell table:style-name="ce1" office:value-type="float" office:value="2.32348" calcext:value-type="float">
            <text:p>2.32348</text:p>
          </table:table-cell>
          <table:table-cell table:style-name="ce1" office:value-type="float" office:value="2.3235" calcext:value-type="float">
            <text:p>2.3235</text:p>
          </table:table-cell>
          <table:table-cell office:value-type="float" office:value="1.212634" calcext:value-type="float">
            <text:p>1.21263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412826" calcext:value-type="float">
            <text:p>2.412826</text:p>
          </table:table-cell>
          <table:table-cell table:style-name="ce1" office:value-type="float" office:value="2.418269" calcext:value-type="float">
            <text:p>2.418269</text:p>
          </table:table-cell>
          <table:table-cell table:style-name="ce1" office:value-type="float" office:value="2.418498" calcext:value-type="float">
            <text:p>2.418498</text:p>
          </table:table-cell>
          <table:table-cell table:style-name="ce1" office:value-type="float" office:value="2.418555" calcext:value-type="float">
            <text:p>2.418555</text:p>
          </table:table-cell>
          <table:table-cell office:value-type="float" office:value="-0.755521" calcext:value-type="float">
            <text:p>-0.75552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195868" calcext:value-type="float">
            <text:p>-1.195868</text:p>
          </table:table-cell>
          <table:table-cell table:style-name="ce1" office:value-type="float" office:value="-1.199281" calcext:value-type="float">
            <text:p>-1.199281</text:p>
          </table:table-cell>
          <table:table-cell table:style-name="ce1" office:value-type="float" office:value="-1.199424" calcext:value-type="float">
            <text:p>-1.199424</text:p>
          </table:table-cell>
          <table:table-cell table:style-name="ce1" office:value-type="float" office:value="-1.199461" calcext:value-type="float">
            <text:p>-1.199461</text:p>
          </table:table-cell>
          <table:table-cell office:value-type="float" office:value="0.804927" calcext:value-type="float">
            <text:p>0.80492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066598" calcext:value-type="float">
            <text:p>1.066598</text:p>
          </table:table-cell>
          <table:table-cell table:number-columns-repeated="3" table:style-name="ce1" office:value-type="float" office:value="1.066595" calcext:value-type="float">
            <text:p>1.066595</text:p>
          </table:table-cell>
          <table:table-cell office:value-type="float" office:value="1.076557" calcext:value-type="float">
            <text:p>1.07655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560405" calcext:value-type="float">
            <text:p>8.560405</text:p>
          </table:table-cell>
          <table:table-cell table:style-name="ce1" office:value-type="float" office:value="8.556171" calcext:value-type="float">
            <text:p>8.556171</text:p>
          </table:table-cell>
          <table:table-cell table:style-name="ce1" office:value-type="float" office:value="8.555993" calcext:value-type="float">
            <text:p>8.555993</text:p>
          </table:table-cell>
          <table:table-cell table:style-name="ce1" office:value-type="float" office:value="8.555948" calcext:value-type="float">
            <text:p>8.555948</text:p>
          </table:table-cell>
          <table:table-cell office:value-type="float" office:value="11.022698" calcext:value-type="float">
            <text:p>11.02269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443354" calcext:value-type="float">
            <text:p>7.443354</text:p>
          </table:table-cell>
          <table:table-cell table:style-name="ce1" office:value-type="float" office:value="7.440047" calcext:value-type="float">
            <text:p>7.440047</text:p>
          </table:table-cell>
          <table:table-cell table:style-name="ce1" office:value-type="float" office:value="7.439908" calcext:value-type="float">
            <text:p>7.439908</text:p>
          </table:table-cell>
          <table:table-cell table:style-name="ce1" office:value-type="float" office:value="7.439873" calcext:value-type="float">
            <text:p>7.439873</text:p>
          </table:table-cell>
          <table:table-cell office:value-type="float" office:value="9.383086" calcext:value-type="float">
            <text:p>9.38308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624911" calcext:value-type="float">
            <text:p>11.624911</text:p>
          </table:table-cell>
          <table:table-cell table:style-name="ce1" office:value-type="float" office:value="11.620887" calcext:value-type="float">
            <text:p>11.620887</text:p>
          </table:table-cell>
          <table:table-cell table:style-name="ce1" office:value-type="float" office:value="11.620718" calcext:value-type="float">
            <text:p>11.620718</text:p>
          </table:table-cell>
          <table:table-cell table:style-name="ce1" office:value-type="float" office:value="11.620675" calcext:value-type="float">
            <text:p>11.620675</text:p>
          </table:table-cell>
          <table:table-cell office:value-type="float" office:value="13.953339" calcext:value-type="float">
            <text:p>13.95333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246203" calcext:value-type="float">
            <text:p>11.246203</text:p>
          </table:table-cell>
          <table:table-cell table:style-name="ce1" office:value-type="float" office:value="11.246646" calcext:value-type="float">
            <text:p>11.246646</text:p>
          </table:table-cell>
          <table:table-cell table:style-name="ce1" office:value-type="float" office:value="11.246665" calcext:value-type="float">
            <text:p>11.246665</text:p>
          </table:table-cell>
          <table:table-cell table:style-name="ce1" office:value-type="float" office:value="11.24667" calcext:value-type="float">
            <text:p>11.24667</text:p>
          </table:table-cell>
          <table:table-cell office:value-type="float" office:value="11.008233" calcext:value-type="float">
            <text:p>11.00823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350255" calcext:value-type="float">
            <text:p>9.350255</text:p>
          </table:table-cell>
          <table:table-cell table:style-name="ce1" office:value-type="float" office:value="9.349218" calcext:value-type="float">
            <text:p>9.349218</text:p>
          </table:table-cell>
          <table:table-cell table:style-name="ce1" office:value-type="float" office:value="9.349174" calcext:value-type="float">
            <text:p>9.349174</text:p>
          </table:table-cell>
          <table:table-cell table:style-name="ce1" office:value-type="float" office:value="9.349163" calcext:value-type="float">
            <text:p>9.349163</text:p>
          </table:table-cell>
          <table:table-cell office:value-type="float" office:value="9.97533" calcext:value-type="float">
            <text:p>9.9753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0.887755" calcext:value-type="float">
            <text:p>-10.887755</text:p>
          </table:table-cell>
          <table:table-cell table:style-name="ce1" office:value-type="float" office:value="-10.890413" calcext:value-type="float">
            <text:p>-10.890413</text:p>
          </table:table-cell>
          <table:table-cell table:style-name="ce1" office:value-type="float" office:value="-10.890525" calcext:value-type="float">
            <text:p>-10.890525</text:p>
          </table:table-cell>
          <table:table-cell table:style-name="ce1" office:value-type="float" office:value="-10.890553" calcext:value-type="float">
            <text:p>-10.890553</text:p>
          </table:table-cell>
          <table:table-cell office:value-type="float" office:value="-9.339218" calcext:value-type="float">
            <text:p>-9.33921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152073" calcext:value-type="float">
            <text:p>9.152073</text:p>
          </table:table-cell>
          <table:table-cell table:style-name="ce1" office:value-type="float" office:value="9.154271" calcext:value-type="float">
            <text:p>9.154271</text:p>
          </table:table-cell>
          <table:table-cell table:style-name="ce1" office:value-type="float" office:value="9.154363" calcext:value-type="float">
            <text:p>9.154363</text:p>
          </table:table-cell>
          <table:table-cell table:style-name="ce1" office:value-type="float" office:value="9.154387" calcext:value-type="float">
            <text:p>9.154387</text:p>
          </table:table-cell>
          <table:table-cell office:value-type="float" office:value="7.863692" calcext:value-type="float">
            <text:p>7.86369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0.174211" calcext:value-type="float">
            <text:p>-0.174211</text:p>
          </table:table-cell>
          <table:table-cell table:style-name="ce1" office:value-type="float" office:value="-0.179574" calcext:value-type="float">
            <text:p>-0.179574</text:p>
          </table:table-cell>
          <table:table-cell table:style-name="ce1" office:value-type="float" office:value="-0.1798" calcext:value-type="float">
            <text:p>-0.1798</text:p>
          </table:table-cell>
          <table:table-cell table:style-name="ce1" office:value-type="float" office:value="-0.179856" calcext:value-type="float">
            <text:p>-0.179856</text:p>
          </table:table-cell>
          <table:table-cell office:value-type="float" office:value="2.970615" calcext:value-type="float">
            <text:p>2.97061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.044643" calcext:value-type="float">
            <text:p>6.044643</text:p>
          </table:table-cell>
          <table:table-cell table:style-name="ce1" office:value-type="float" office:value="6.044821" calcext:value-type="float">
            <text:p>6.044821</text:p>
          </table:table-cell>
          <table:table-cell table:style-name="ce1" office:value-type="float" office:value="6.044829" calcext:value-type="float">
            <text:p>6.044829</text:p>
          </table:table-cell>
          <table:table-cell table:style-name="ce1" office:value-type="float" office:value="6.044831" calcext:value-type="float">
            <text:p>6.044831</text:p>
          </table:table-cell>
          <table:table-cell office:value-type="float" office:value="5.984671" calcext:value-type="float">
            <text:p>5.98467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533474" calcext:value-type="float">
            <text:p>7.533474</text:p>
          </table:table-cell>
          <table:table-cell table:style-name="ce1" office:value-type="float" office:value="7.534986" calcext:value-type="float">
            <text:p>7.534986</text:p>
          </table:table-cell>
          <table:table-cell table:style-name="ce1" office:value-type="float" office:value="7.535049" calcext:value-type="float">
            <text:p>7.535049</text:p>
          </table:table-cell>
          <table:table-cell table:style-name="ce1" office:value-type="float" office:value="7.535065" calcext:value-type="float">
            <text:p>7.535065</text:p>
          </table:table-cell>
          <table:table-cell office:value-type="float" office:value="6.621741" calcext:value-type="float">
            <text:p>6.62174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220469" calcext:value-type="float">
            <text:p>1.220469</text:p>
          </table:table-cell>
          <table:table-cell table:style-name="ce1" office:value-type="float" office:value="1.219344" calcext:value-type="float">
            <text:p>1.219344</text:p>
          </table:table-cell>
          <table:table-cell table:style-name="ce1" office:value-type="float" office:value="1.219297" calcext:value-type="float">
            <text:p>1.219297</text:p>
          </table:table-cell>
          <table:table-cell table:style-name="ce1" office:value-type="float" office:value="1.219285" calcext:value-type="float">
            <text:p>1.219285</text:p>
          </table:table-cell>
          <table:table-cell office:value-type="float" office:value="1.878754" calcext:value-type="float">
            <text:p>1.87875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6.575471" calcext:value-type="float">
            <text:p>-16.575471</text:p>
          </table:table-cell>
          <table:table-cell table:style-name="ce1" office:value-type="float" office:value="-16.570226" calcext:value-type="float">
            <text:p>-16.570226</text:p>
          </table:table-cell>
          <table:table-cell table:style-name="ce1" office:value-type="float" office:value="-16.570005" calcext:value-type="float">
            <text:p>-16.570005</text:p>
          </table:table-cell>
          <table:table-cell table:style-name="ce1" office:value-type="float" office:value="-16.56995" calcext:value-type="float">
            <text:p>-16.56995</text:p>
          </table:table-cell>
          <table:table-cell office:value-type="float" office:value="-19.647727" calcext:value-type="float">
            <text:p>-19.64772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72632" calcext:value-type="float">
            <text:p>-1.72632</text:p>
          </table:table-cell>
          <table:table-cell table:style-name="ce1" office:value-type="float" office:value="-1.730863" calcext:value-type="float">
            <text:p>-1.730863</text:p>
          </table:table-cell>
          <table:table-cell table:style-name="ce1" office:value-type="float" office:value="-1.731055" calcext:value-type="float">
            <text:p>-1.731055</text:p>
          </table:table-cell>
          <table:table-cell table:style-name="ce1" office:value-type="float" office:value="-1.731103" calcext:value-type="float">
            <text:p>-1.731103</text:p>
          </table:table-cell>
          <table:table-cell office:value-type="float" office:value="0.929181" calcext:value-type="float">
            <text:p>0.92918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7985" calcext:value-type="float">
            <text:p>-1.7985</text:p>
          </table:table-cell>
          <table:table-cell table:style-name="ce1" office:value-type="float" office:value="-1.796966" calcext:value-type="float">
            <text:p>-1.796966</text:p>
          </table:table-cell>
          <table:table-cell table:style-name="ce1" office:value-type="float" office:value="-1.796902" calcext:value-type="float">
            <text:p>-1.796902</text:p>
          </table:table-cell>
          <table:table-cell table:style-name="ce1" office:value-type="float" office:value="-1.796886" calcext:value-type="float">
            <text:p>-1.796886</text:p>
          </table:table-cell>
          <table:table-cell office:value-type="float" office:value="-2.718583" calcext:value-type="float">
            <text:p>-2.71858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.202982" calcext:value-type="float">
            <text:p>4.202982</text:p>
          </table:table-cell>
          <table:table-cell table:style-name="ce1" office:value-type="float" office:value="4.197835" calcext:value-type="float">
            <text:p>4.197835</text:p>
          </table:table-cell>
          <table:table-cell table:style-name="ce1" office:value-type="float" office:value="4.197618" calcext:value-type="float">
            <text:p>4.197618</text:p>
          </table:table-cell>
          <table:table-cell table:style-name="ce1" office:value-type="float" office:value="4.197564" calcext:value-type="float">
            <text:p>4.197564</text:p>
          </table:table-cell>
          <table:table-cell office:value-type="float" office:value="7.212895" calcext:value-type="float">
            <text:p>7.2128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226243" calcext:value-type="float">
            <text:p>5.226243</text:p>
          </table:table-cell>
          <table:table-cell table:style-name="ce1" office:value-type="float" office:value="5.223862" calcext:value-type="float">
            <text:p>5.223862</text:p>
          </table:table-cell>
          <table:table-cell table:style-name="ce1" office:value-type="float" office:value="5.223762" calcext:value-type="float">
            <text:p>5.223762</text:p>
          </table:table-cell>
          <table:table-cell table:style-name="ce1" office:value-type="float" office:value="5.223737" calcext:value-type="float">
            <text:p>5.223737</text:p>
          </table:table-cell>
          <table:table-cell office:value-type="float" office:value="6.620661" calcext:value-type="float">
            <text:p>6.62066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152191" calcext:value-type="float">
            <text:p>11.152191</text:p>
          </table:table-cell>
          <table:table-cell table:style-name="ce1" office:value-type="float" office:value="11.147554" calcext:value-type="float">
            <text:p>11.147554</text:p>
          </table:table-cell>
          <table:table-cell table:style-name="ce1" office:value-type="float" office:value="11.147358" calcext:value-type="float">
            <text:p>11.147358</text:p>
          </table:table-cell>
          <table:table-cell table:style-name="ce1" office:value-type="float" office:value="11.147309" calcext:value-type="float">
            <text:p>11.147309</text:p>
          </table:table-cell>
          <table:table-cell office:value-type="float" office:value="13.886988" calcext:value-type="float">
            <text:p>13.88698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.483987" calcext:value-type="float">
            <text:p>10.483987</text:p>
          </table:table-cell>
          <table:table-cell table:style-name="ce1" office:value-type="float" office:value="10.494582" calcext:value-type="float">
            <text:p>10.494582</text:p>
          </table:table-cell>
          <table:table-cell table:style-name="ce1" office:value-type="float" office:value="10.495028" calcext:value-type="float">
            <text:p>10.495028</text:p>
          </table:table-cell>
          <table:table-cell table:style-name="ce1" office:value-type="float" office:value="10.49514" calcext:value-type="float">
            <text:p>10.49514</text:p>
          </table:table-cell>
          <table:table-cell office:value-type="float" office:value="4.281527" calcext:value-type="float">
            <text:p>4.28152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326193" calcext:value-type="float">
            <text:p>9.326193</text:p>
          </table:table-cell>
          <table:table-cell table:style-name="ce1" office:value-type="float" office:value="9.34635" calcext:value-type="float">
            <text:p>9.34635</text:p>
          </table:table-cell>
          <table:table-cell table:style-name="ce1" office:value-type="float" office:value="9.3472" calcext:value-type="float">
            <text:p>9.3472</text:p>
          </table:table-cell>
          <table:table-cell table:style-name="ce1" office:value-type="float" office:value="9.347412" calcext:value-type="float">
            <text:p>9.347412</text:p>
          </table:table-cell>
          <table:table-cell office:value-type="float" office:value="-2.42771" calcext:value-type="float">
            <text:p>-2.4277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.096127" calcext:value-type="float">
            <text:p>10.096127</text:p>
          </table:table-cell>
          <table:table-cell table:style-name="ce1" office:value-type="float" office:value="10.090439" calcext:value-type="float">
            <text:p>10.090439</text:p>
          </table:table-cell>
          <table:table-cell table:style-name="ce1" office:value-type="float" office:value="10.0902" calcext:value-type="float">
            <text:p>10.0902</text:p>
          </table:table-cell>
          <table:table-cell table:style-name="ce1" office:value-type="float" office:value="10.09014" calcext:value-type="float">
            <text:p>10.09014</text:p>
          </table:table-cell>
          <table:table-cell office:value-type="float" office:value="13.430783" calcext:value-type="float">
            <text:p>13.43078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459366" calcext:value-type="float">
            <text:p>3.459366</text:p>
          </table:table-cell>
          <table:table-cell table:style-name="ce1" office:value-type="float" office:value="3.461975" calcext:value-type="float">
            <text:p>3.461975</text:p>
          </table:table-cell>
          <table:table-cell table:style-name="ce1" office:value-type="float" office:value="3.462085" calcext:value-type="float">
            <text:p>3.462085</text:p>
          </table:table-cell>
          <table:table-cell table:style-name="ce1" office:value-type="float" office:value="3.462112" calcext:value-type="float">
            <text:p>3.462112</text:p>
          </table:table-cell>
          <table:table-cell office:value-type="float" office:value="1.944273" calcext:value-type="float">
            <text:p>1.94427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303398" calcext:value-type="float">
            <text:p>2.303398</text:p>
          </table:table-cell>
          <table:table-cell table:style-name="ce1" office:value-type="float" office:value="2.309304" calcext:value-type="float">
            <text:p>2.309304</text:p>
          </table:table-cell>
          <table:table-cell table:style-name="ce1" office:value-type="float" office:value="2.309553" calcext:value-type="float">
            <text:p>2.309553</text:p>
          </table:table-cell>
          <table:table-cell table:style-name="ce1" office:value-type="float" office:value="2.309615" calcext:value-type="float">
            <text:p>2.309615</text:p>
          </table:table-cell>
          <table:table-cell office:value-type="float" office:value="-1.215328" calcext:value-type="float">
            <text:p>-1.21532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036038" calcext:value-type="float">
            <text:p>11.036038</text:p>
          </table:table-cell>
          <table:table-cell table:style-name="ce1" office:value-type="float" office:value="11.047872" calcext:value-type="float">
            <text:p>11.047872</text:p>
          </table:table-cell>
          <table:table-cell table:style-name="ce1" office:value-type="float" office:value="11.048371" calcext:value-type="float">
            <text:p>11.048371</text:p>
          </table:table-cell>
          <table:table-cell table:style-name="ce1" office:value-type="float" office:value="11.048495" calcext:value-type="float">
            <text:p>11.048495</text:p>
          </table:table-cell>
          <table:table-cell office:value-type="float" office:value="4.123094" calcext:value-type="float">
            <text:p>4.12309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.914076" calcext:value-type="float">
            <text:p>10.914076</text:p>
          </table:table-cell>
          <table:table-cell table:style-name="ce1" office:value-type="float" office:value="10.912452" calcext:value-type="float">
            <text:p>10.912452</text:p>
          </table:table-cell>
          <table:table-cell table:style-name="ce1" office:value-type="float" office:value="10.912383" calcext:value-type="float">
            <text:p>10.912383</text:p>
          </table:table-cell>
          <table:table-cell table:style-name="ce1" office:value-type="float" office:value="10.912366" calcext:value-type="float">
            <text:p>10.912366</text:p>
          </table:table-cell>
          <table:table-cell office:value-type="float" office:value="11.854711" calcext:value-type="float">
            <text:p>11.85471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2.783746" calcext:value-type="float">
            <text:p>-22.783746</text:p>
          </table:table-cell>
          <table:table-cell table:style-name="ce1" office:value-type="float" office:value="-22.788095" calcext:value-type="float">
            <text:p>-22.788095</text:p>
          </table:table-cell>
          <table:table-cell table:style-name="ce1" office:value-type="float" office:value="-22.788278" calcext:value-type="float">
            <text:p>-22.788278</text:p>
          </table:table-cell>
          <table:table-cell table:style-name="ce1" office:value-type="float" office:value="-22.788324" calcext:value-type="float">
            <text:p>-22.788324</text:p>
          </table:table-cell>
          <table:table-cell office:value-type="float" office:value="-20.227541" calcext:value-type="float">
            <text:p>-20.22754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143701" calcext:value-type="float">
            <text:p>9.143701</text:p>
          </table:table-cell>
          <table:table-cell table:style-name="ce1" office:value-type="float" office:value="9.140423" calcext:value-type="float">
            <text:p>9.140423</text:p>
          </table:table-cell>
          <table:table-cell table:style-name="ce1" office:value-type="float" office:value="9.140285" calcext:value-type="float">
            <text:p>9.140285</text:p>
          </table:table-cell>
          <table:table-cell table:style-name="ce1" office:value-type="float" office:value="9.140251" calcext:value-type="float">
            <text:p>9.140251</text:p>
          </table:table-cell>
          <table:table-cell office:value-type="float" office:value="11.058552" calcext:value-type="float">
            <text:p>11.05855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226599" calcext:value-type="float">
            <text:p>5.226599</text:p>
          </table:table-cell>
          <table:table-cell table:style-name="ce1" office:value-type="float" office:value="5.230049" calcext:value-type="float">
            <text:p>5.230049</text:p>
          </table:table-cell>
          <table:table-cell table:style-name="ce1" office:value-type="float" office:value="5.230194" calcext:value-type="float">
            <text:p>5.230194</text:p>
          </table:table-cell>
          <table:table-cell table:style-name="ce1" office:value-type="float" office:value="5.230231" calcext:value-type="float">
            <text:p>5.230231</text:p>
          </table:table-cell>
          <table:table-cell office:value-type="float" office:value="3.198916" calcext:value-type="float">
            <text:p>3.1989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5.816638" calcext:value-type="float">
            <text:p>-25.816638</text:p>
          </table:table-cell>
          <table:table-cell table:style-name="ce1" office:value-type="float" office:value="-25.823359" calcext:value-type="float">
            <text:p>-25.823359</text:p>
          </table:table-cell>
          <table:table-cell table:style-name="ce1" office:value-type="float" office:value="-25.823642" calcext:value-type="float">
            <text:p>-25.823642</text:p>
          </table:table-cell>
          <table:table-cell table:style-name="ce1" office:value-type="float" office:value="-25.823713" calcext:value-type="float">
            <text:p>-25.823713</text:p>
          </table:table-cell>
          <table:table-cell office:value-type="float" office:value="-21.901903" calcext:value-type="float">
            <text:p>-21.90190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0.782388" calcext:value-type="float">
            <text:p>-0.782388</text:p>
          </table:table-cell>
          <table:table-cell table:style-name="ce1" office:value-type="float" office:value="-0.790314" calcext:value-type="float">
            <text:p>-0.790314</text:p>
          </table:table-cell>
          <table:table-cell table:style-name="ce1" office:value-type="float" office:value="-0.790648" calcext:value-type="float">
            <text:p>-0.790648</text:p>
          </table:table-cell>
          <table:table-cell table:style-name="ce1" office:value-type="float" office:value="-0.790732" calcext:value-type="float">
            <text:p>-0.790732</text:p>
          </table:table-cell>
          <table:table-cell office:value-type="float" office:value="3.868918" calcext:value-type="float">
            <text:p>3.86891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090388" calcext:value-type="float">
            <text:p>1.090388</text:p>
          </table:table-cell>
          <table:table-cell table:style-name="ce1" office:value-type="float" office:value="1.086975" calcext:value-type="float">
            <text:p>1.086975</text:p>
          </table:table-cell>
          <table:table-cell table:style-name="ce1" office:value-type="float" office:value="1.086831" calcext:value-type="float">
            <text:p>1.086831</text:p>
          </table:table-cell>
          <table:table-cell table:style-name="ce1" office:value-type="float" office:value="1.086795" calcext:value-type="float">
            <text:p>1.086795</text:p>
          </table:table-cell>
          <table:table-cell office:value-type="float" office:value="3.085611" calcext:value-type="float">
            <text:p>3.08561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2.631417" calcext:value-type="float">
            <text:p>-12.631417</text:p>
          </table:table-cell>
          <table:table-cell table:style-name="ce1" office:value-type="float" office:value="-12.632922" calcext:value-type="float">
            <text:p>-12.632922</text:p>
          </table:table-cell>
          <table:table-cell table:style-name="ce1" office:value-type="float" office:value="-12.632986" calcext:value-type="float">
            <text:p>-12.632986</text:p>
          </table:table-cell>
          <table:table-cell table:style-name="ce1" office:value-type="float" office:value="-12.633002" calcext:value-type="float">
            <text:p>-12.633002</text:p>
          </table:table-cell>
          <table:table-cell office:value-type="float" office:value="-11.729363" calcext:value-type="float">
            <text:p>-11.72936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568226" calcext:value-type="float">
            <text:p>9.568226</text:p>
          </table:table-cell>
          <table:table-cell table:style-name="ce1" office:value-type="float" office:value="9.563703" calcext:value-type="float">
            <text:p>9.563703</text:p>
          </table:table-cell>
          <table:table-cell table:style-name="ce1" office:value-type="float" office:value="9.563513" calcext:value-type="float">
            <text:p>9.563513</text:p>
          </table:table-cell>
          <table:table-cell table:style-name="ce1" office:value-type="float" office:value="9.563465" calcext:value-type="float">
            <text:p>9.563465</text:p>
          </table:table-cell>
          <table:table-cell office:value-type="float" office:value="12.229963" calcext:value-type="float">
            <text:p>12.22996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.344066" calcext:value-type="float">
            <text:p>-2.344066</text:p>
          </table:table-cell>
          <table:table-cell table:style-name="ce1" office:value-type="float" office:value="-2.341961" calcext:value-type="float">
            <text:p>-2.341961</text:p>
          </table:table-cell>
          <table:table-cell table:style-name="ce1" office:value-type="float" office:value="-2.341873" calcext:value-type="float">
            <text:p>-2.341873</text:p>
          </table:table-cell>
          <table:table-cell table:style-name="ce1" office:value-type="float" office:value="-2.341851" calcext:value-type="float">
            <text:p>-2.341851</text:p>
          </table:table-cell>
          <table:table-cell office:value-type="float" office:value="-3.574671" calcext:value-type="float">
            <text:p>-3.57467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5.980037" calcext:value-type="float">
            <text:p>15.980037</text:p>
          </table:table-cell>
          <table:table-cell table:style-name="ce1" office:value-type="float" office:value="15.984292" calcext:value-type="float">
            <text:p>15.984292</text:p>
          </table:table-cell>
          <table:table-cell table:style-name="ce1" office:value-type="float" office:value="15.984472" calcext:value-type="float">
            <text:p>15.984472</text:p>
          </table:table-cell>
          <table:table-cell table:style-name="ce1" office:value-type="float" office:value="15.984516" calcext:value-type="float">
            <text:p>15.984516</text:p>
          </table:table-cell>
          <table:table-cell office:value-type="float" office:value="13.510146" calcext:value-type="float">
            <text:p>13.51014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887902" calcext:value-type="float">
            <text:p>-4.887902</text:p>
          </table:table-cell>
          <table:table-cell table:style-name="ce1" office:value-type="float" office:value="-4.893002" calcext:value-type="float">
            <text:p>-4.893002</text:p>
          </table:table-cell>
          <table:table-cell table:style-name="ce1" office:value-type="float" office:value="-4.893217" calcext:value-type="float">
            <text:p>-4.893217</text:p>
          </table:table-cell>
          <table:table-cell table:style-name="ce1" office:value-type="float" office:value="-4.89327" calcext:value-type="float">
            <text:p>-4.89327</text:p>
          </table:table-cell>
          <table:table-cell office:value-type="float" office:value="-1.914816" calcext:value-type="float">
            <text:p>-1.9148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57932" calcext:value-type="float">
            <text:p>11.57932</text:p>
          </table:table-cell>
          <table:table-cell table:style-name="ce1" office:value-type="float" office:value="11.581211" calcext:value-type="float">
            <text:p>11.581211</text:p>
          </table:table-cell>
          <table:table-cell table:style-name="ce1" office:value-type="float" office:value="11.581291" calcext:value-type="float">
            <text:p>11.581291</text:p>
          </table:table-cell>
          <table:table-cell table:style-name="ce1" office:value-type="float" office:value="11.581311" calcext:value-type="float">
            <text:p>11.581311</text:p>
          </table:table-cell>
          <table:table-cell office:value-type="float" office:value="10.482197" calcext:value-type="float">
            <text:p>10.48219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.092272" calcext:value-type="float">
            <text:p>10.092272</text:p>
          </table:table-cell>
          <table:table-cell table:style-name="ce1" office:value-type="float" office:value="10.084969" calcext:value-type="float">
            <text:p>10.084969</text:p>
          </table:table-cell>
          <table:table-cell table:style-name="ce1" office:value-type="float" office:value="10.084661" calcext:value-type="float">
            <text:p>10.084661</text:p>
          </table:table-cell>
          <table:table-cell table:style-name="ce1" office:value-type="float" office:value="10.084584" calcext:value-type="float">
            <text:p>10.084584</text:p>
          </table:table-cell>
          <table:table-cell office:value-type="float" office:value="14.394578" calcext:value-type="float">
            <text:p>14.39457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179774" calcext:value-type="float">
            <text:p>9.179774</text:p>
          </table:table-cell>
          <table:table-cell table:style-name="ce1" office:value-type="float" office:value="9.186316" calcext:value-type="float">
            <text:p>9.186316</text:p>
          </table:table-cell>
          <table:table-cell table:style-name="ce1" office:value-type="float" office:value="9.186592" calcext:value-type="float">
            <text:p>9.186592</text:p>
          </table:table-cell>
          <table:table-cell table:style-name="ce1" office:value-type="float" office:value="9.18666" calcext:value-type="float">
            <text:p>9.18666</text:p>
          </table:table-cell>
          <table:table-cell office:value-type="float" office:value="5.379239" calcext:value-type="float">
            <text:p>5.37923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866947" calcext:value-type="float">
            <text:p>-4.866947</text:p>
          </table:table-cell>
          <table:table-cell table:style-name="ce1" office:value-type="float" office:value="-4.871383" calcext:value-type="float">
            <text:p>-4.871383</text:p>
          </table:table-cell>
          <table:table-cell table:style-name="ce1" office:value-type="float" office:value="-4.87157" calcext:value-type="float">
            <text:p>-4.87157</text:p>
          </table:table-cell>
          <table:table-cell table:style-name="ce1" office:value-type="float" office:value="-4.871616" calcext:value-type="float">
            <text:p>-4.871616</text:p>
          </table:table-cell>
          <table:table-cell office:value-type="float" office:value="-2.26292" calcext:value-type="float">
            <text:p>-2.2629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169371" calcext:value-type="float">
            <text:p>8.169371</text:p>
          </table:table-cell>
          <table:table-cell table:style-name="ce1" office:value-type="float" office:value="8.169413" calcext:value-type="float">
            <text:p>8.169413</text:p>
          </table:table-cell>
          <table:table-cell table:style-name="ce1" office:value-type="float" office:value="8.169414" calcext:value-type="float">
            <text:p>8.169414</text:p>
          </table:table-cell>
          <table:table-cell table:style-name="ce1" office:value-type="float" office:value="8.169415" calcext:value-type="float">
            <text:p>8.169415</text:p>
          </table:table-cell>
          <table:table-cell office:value-type="float" office:value="8.155141" calcext:value-type="float">
            <text:p>8.15514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3.769585" calcext:value-type="float">
            <text:p>13.769585</text:p>
          </table:table-cell>
          <table:table-cell table:style-name="ce1" office:value-type="float" office:value="13.770478" calcext:value-type="float">
            <text:p>13.770478</text:p>
          </table:table-cell>
          <table:table-cell table:style-name="ce1" office:value-type="float" office:value="13.770515" calcext:value-type="float">
            <text:p>13.770515</text:p>
          </table:table-cell>
          <table:table-cell table:style-name="ce1" office:value-type="float" office:value="13.770525" calcext:value-type="float">
            <text:p>13.770525</text:p>
          </table:table-cell>
          <table:table-cell office:value-type="float" office:value="13.233252" calcext:value-type="float">
            <text:p>13.23325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8.706034" calcext:value-type="float">
            <text:p>-8.706034</text:p>
          </table:table-cell>
          <table:table-cell table:style-name="ce1" office:value-type="float" office:value="-8.709528" calcext:value-type="float">
            <text:p>-8.709528</text:p>
          </table:table-cell>
          <table:table-cell table:style-name="ce1" office:value-type="float" office:value="-8.709675" calcext:value-type="float">
            <text:p>-8.709675</text:p>
          </table:table-cell>
          <table:table-cell table:style-name="ce1" office:value-type="float" office:value="-8.709712" calcext:value-type="float">
            <text:p>-8.709712</text:p>
          </table:table-cell>
          <table:table-cell office:value-type="float" office:value="-6.634167" calcext:value-type="float">
            <text:p>-6.63416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.612909" calcext:value-type="float">
            <text:p>6.612909</text:p>
          </table:table-cell>
          <table:table-cell table:style-name="ce1" office:value-type="float" office:value="6.614658" calcext:value-type="float">
            <text:p>6.614658</text:p>
          </table:table-cell>
          <table:table-cell table:style-name="ce1" office:value-type="float" office:value="6.614732" calcext:value-type="float">
            <text:p>6.614732</text:p>
          </table:table-cell>
          <table:table-cell table:style-name="ce1" office:value-type="float" office:value="6.61475" calcext:value-type="float">
            <text:p>6.61475</text:p>
          </table:table-cell>
          <table:table-cell office:value-type="float" office:value="5.571314" calcext:value-type="float">
            <text:p>5.57131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749653" calcext:value-type="float">
            <text:p>8.749653</text:p>
          </table:table-cell>
          <table:table-cell table:style-name="ce1" office:value-type="float" office:value="8.761061" calcext:value-type="float">
            <text:p>8.761061</text:p>
          </table:table-cell>
          <table:table-cell table:style-name="ce1" office:value-type="float" office:value="8.761542" calcext:value-type="float">
            <text:p>8.761542</text:p>
          </table:table-cell>
          <table:table-cell table:style-name="ce1" office:value-type="float" office:value="8.761662" calcext:value-type="float">
            <text:p>8.761662</text:p>
          </table:table-cell>
          <table:table-cell office:value-type="float" office:value="2.03408" calcext:value-type="float">
            <text:p>2.0340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.794959" calcext:value-type="float">
            <text:p>6.794959</text:p>
          </table:table-cell>
          <table:table-cell table:style-name="ce1" office:value-type="float" office:value="6.788629" calcext:value-type="float">
            <text:p>6.788629</text:p>
          </table:table-cell>
          <table:table-cell table:style-name="ce1" office:value-type="float" office:value="6.788362" calcext:value-type="float">
            <text:p>6.788362</text:p>
          </table:table-cell>
          <table:table-cell table:style-name="ce1" office:value-type="float" office:value="6.788295" calcext:value-type="float">
            <text:p>6.788295</text:p>
          </table:table-cell>
          <table:table-cell office:value-type="float" office:value="10.479894" calcext:value-type="float">
            <text:p>10.47989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946961" calcext:value-type="float">
            <text:p>-1.946961</text:p>
          </table:table-cell>
          <table:table-cell table:style-name="ce1" office:value-type="float" office:value="-1.948678" calcext:value-type="float">
            <text:p>-1.948678</text:p>
          </table:table-cell>
          <table:table-cell table:style-name="ce1" office:value-type="float" office:value="-1.94875" calcext:value-type="float">
            <text:p>-1.94875</text:p>
          </table:table-cell>
          <table:table-cell table:style-name="ce1" office:value-type="float" office:value="-1.948769" calcext:value-type="float">
            <text:p>-1.948769</text:p>
          </table:table-cell>
          <table:table-cell office:value-type="float" office:value="-0.941598" calcext:value-type="float">
            <text:p>-0.94159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949911" calcext:value-type="float">
            <text:p>5.949911</text:p>
          </table:table-cell>
          <table:table-cell table:style-name="ce1" office:value-type="float" office:value="5.949802" calcext:value-type="float">
            <text:p>5.949802</text:p>
          </table:table-cell>
          <table:table-cell table:style-name="ce1" office:value-type="float" office:value="5.949798" calcext:value-type="float">
            <text:p>5.949798</text:p>
          </table:table-cell>
          <table:table-cell table:style-name="ce1" office:value-type="float" office:value="5.949796" calcext:value-type="float">
            <text:p>5.949796</text:p>
          </table:table-cell>
          <table:table-cell office:value-type="float" office:value="6.044661" calcext:value-type="float">
            <text:p>6.04466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630615" calcext:value-type="float">
            <text:p>2.630615</text:p>
          </table:table-cell>
          <table:table-cell table:style-name="ce1" office:value-type="float" office:value="2.630948" calcext:value-type="float">
            <text:p>2.630948</text:p>
          </table:table-cell>
          <table:table-cell table:style-name="ce1" office:value-type="float" office:value="2.630962" calcext:value-type="float">
            <text:p>2.630962</text:p>
          </table:table-cell>
          <table:table-cell table:style-name="ce1" office:value-type="float" office:value="2.630965" calcext:value-type="float">
            <text:p>2.630965</text:p>
          </table:table-cell>
          <table:table-cell office:value-type="float" office:value="2.430042" calcext:value-type="float">
            <text:p>2.43004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802661" calcext:value-type="float">
            <text:p>7.802661</text:p>
          </table:table-cell>
          <table:table-cell table:style-name="ce1" office:value-type="float" office:value="7.806556" calcext:value-type="float">
            <text:p>7.806556</text:p>
          </table:table-cell>
          <table:table-cell table:style-name="ce1" office:value-type="float" office:value="7.80672" calcext:value-type="float">
            <text:p>7.80672</text:p>
          </table:table-cell>
          <table:table-cell table:style-name="ce1" office:value-type="float" office:value="7.806761" calcext:value-type="float">
            <text:p>7.806761</text:p>
          </table:table-cell>
          <table:table-cell office:value-type="float" office:value="5.624759" calcext:value-type="float">
            <text:p>5.62475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5.601057" calcext:value-type="float">
            <text:p>-5.601057</text:p>
          </table:table-cell>
          <table:table-cell table:style-name="ce1" office:value-type="float" office:value="-5.604251" calcext:value-type="float">
            <text:p>-5.604251</text:p>
          </table:table-cell>
          <table:table-cell table:style-name="ce1" office:value-type="float" office:value="-5.604386" calcext:value-type="float">
            <text:p>-5.604386</text:p>
          </table:table-cell>
          <table:table-cell table:style-name="ce1" office:value-type="float" office:value="-5.60442" calcext:value-type="float">
            <text:p>-5.60442</text:p>
          </table:table-cell>
          <table:table-cell office:value-type="float" office:value="-3.725322" calcext:value-type="float">
            <text:p>-3.72532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.697106" calcext:value-type="float">
            <text:p>-3.697106</text:p>
          </table:table-cell>
          <table:table-cell table:style-name="ce1" office:value-type="float" office:value="-3.696565" calcext:value-type="float">
            <text:p>-3.696565</text:p>
          </table:table-cell>
          <table:table-cell table:style-name="ce1" office:value-type="float" office:value="-3.696542" calcext:value-type="float">
            <text:p>-3.696542</text:p>
          </table:table-cell>
          <table:table-cell table:style-name="ce1" office:value-type="float" office:value="-3.696537" calcext:value-type="float">
            <text:p>-3.696537</text:p>
          </table:table-cell>
          <table:table-cell office:value-type="float" office:value="-4.018649" calcext:value-type="float">
            <text:p>-4.01864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406117" calcext:value-type="float">
            <text:p>3.406117</text:p>
          </table:table-cell>
          <table:table-cell table:style-name="ce1" office:value-type="float" office:value="3.40418" calcext:value-type="float">
            <text:p>3.40418</text:p>
          </table:table-cell>
          <table:table-cell table:style-name="ce1" office:value-type="float" office:value="3.404099" calcext:value-type="float">
            <text:p>3.404099</text:p>
          </table:table-cell>
          <table:table-cell table:style-name="ce1" office:value-type="float" office:value="3.404078" calcext:value-type="float">
            <text:p>3.404078</text:p>
          </table:table-cell>
          <table:table-cell office:value-type="float" office:value="4.53" calcext:value-type="float">
            <text:p>4.5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.241236" calcext:value-type="float">
            <text:p>6.241236</text:p>
          </table:table-cell>
          <table:table-cell table:style-name="ce1" office:value-type="float" office:value="6.236865" calcext:value-type="float">
            <text:p>6.236865</text:p>
          </table:table-cell>
          <table:table-cell table:style-name="ce1" office:value-type="float" office:value="6.236681" calcext:value-type="float">
            <text:p>6.236681</text:p>
          </table:table-cell>
          <table:table-cell table:style-name="ce1" office:value-type="float" office:value="6.236635" calcext:value-type="float">
            <text:p>6.236635</text:p>
          </table:table-cell>
          <table:table-cell office:value-type="float" office:value="8.796463" calcext:value-type="float">
            <text:p>8.79646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755657" calcext:value-type="float">
            <text:p>1.755657</text:p>
          </table:table-cell>
          <table:table-cell table:style-name="ce1" office:value-type="float" office:value="1.754565" calcext:value-type="float">
            <text:p>1.754565</text:p>
          </table:table-cell>
          <table:table-cell table:style-name="ce1" office:value-type="float" office:value="1.754519" calcext:value-type="float">
            <text:p>1.754519</text:p>
          </table:table-cell>
          <table:table-cell table:style-name="ce1" office:value-type="float" office:value="1.754508" calcext:value-type="float">
            <text:p>1.754508</text:p>
          </table:table-cell>
          <table:table-cell office:value-type="float" office:value="2.400004" calcext:value-type="float">
            <text:p>2.40000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933461" calcext:value-type="float">
            <text:p>3.933461</text:p>
          </table:table-cell>
          <table:table-cell table:style-name="ce1" office:value-type="float" office:value="3.929626" calcext:value-type="float">
            <text:p>3.929626</text:p>
          </table:table-cell>
          <table:table-cell table:style-name="ce1" office:value-type="float" office:value="3.929465" calcext:value-type="float">
            <text:p>3.929465</text:p>
          </table:table-cell>
          <table:table-cell table:style-name="ce1" office:value-type="float" office:value="3.929424" calcext:value-type="float">
            <text:p>3.929424</text:p>
          </table:table-cell>
          <table:table-cell office:value-type="float" office:value="6.168488" calcext:value-type="float">
            <text:p>6.16848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.836553" calcext:value-type="float">
            <text:p>-2.836553</text:p>
          </table:table-cell>
          <table:table-cell table:style-name="ce1" office:value-type="float" office:value="-2.842485" calcext:value-type="float">
            <text:p>-2.842485</text:p>
          </table:table-cell>
          <table:table-cell table:style-name="ce1" office:value-type="float" office:value="-2.842735" calcext:value-type="float">
            <text:p>-2.842735</text:p>
          </table:table-cell>
          <table:table-cell table:style-name="ce1" office:value-type="float" office:value="-2.842798" calcext:value-type="float">
            <text:p>-2.842798</text:p>
          </table:table-cell>
          <table:table-cell office:value-type="float" office:value="0.647829" calcext:value-type="float">
            <text:p>0.64782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13314" calcext:value-type="float">
            <text:p>5.13314</text:p>
          </table:table-cell>
          <table:table-cell table:style-name="ce1" office:value-type="float" office:value="5.131672" calcext:value-type="float">
            <text:p>5.131672</text:p>
          </table:table-cell>
          <table:table-cell table:style-name="ce1" office:value-type="float" office:value="5.13161" calcext:value-type="float">
            <text:p>5.13161</text:p>
          </table:table-cell>
          <table:table-cell table:style-name="ce1" office:value-type="float" office:value="5.131595" calcext:value-type="float">
            <text:p>5.131595</text:p>
          </table:table-cell>
          <table:table-cell office:value-type="float" office:value="6.01804" calcext:value-type="float">
            <text:p>6.0180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363083" calcext:value-type="float">
            <text:p>9.363083</text:p>
          </table:table-cell>
          <table:table-cell table:style-name="ce1" office:value-type="float" office:value="9.359831" calcext:value-type="float">
            <text:p>9.359831</text:p>
          </table:table-cell>
          <table:table-cell table:style-name="ce1" office:value-type="float" office:value="9.359694" calcext:value-type="float">
            <text:p>9.359694</text:p>
          </table:table-cell>
          <table:table-cell table:style-name="ce1" office:value-type="float" office:value="9.359659" calcext:value-type="float">
            <text:p>9.359659</text:p>
          </table:table-cell>
          <table:table-cell office:value-type="float" office:value="11.283123" calcext:value-type="float">
            <text:p>11.28312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785526" calcext:value-type="float">
            <text:p>-4.785526</text:p>
          </table:table-cell>
          <table:table-cell table:style-name="ce1" office:value-type="float" office:value="-4.785173" calcext:value-type="float">
            <text:p>-4.785173</text:p>
          </table:table-cell>
          <table:table-cell table:style-name="ce1" office:value-type="float" office:value="-4.785158" calcext:value-type="float">
            <text:p>-4.785158</text:p>
          </table:table-cell>
          <table:table-cell table:style-name="ce1" office:value-type="float" office:value="-4.785154" calcext:value-type="float">
            <text:p>-4.785154</text:p>
          </table:table-cell>
          <table:table-cell office:value-type="float" office:value="-4.970147" calcext:value-type="float">
            <text:p>-4.97014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074612" calcext:value-type="float">
            <text:p>8.074612</text:p>
          </table:table-cell>
          <table:table-cell table:style-name="ce1" office:value-type="float" office:value="8.072863" calcext:value-type="float">
            <text:p>8.072863</text:p>
          </table:table-cell>
          <table:table-cell table:style-name="ce1" office:value-type="float" office:value="8.072789" calcext:value-type="float">
            <text:p>8.072789</text:p>
          </table:table-cell>
          <table:table-cell table:style-name="ce1" office:value-type="float" office:value="8.072771" calcext:value-type="float">
            <text:p>8.072771</text:p>
          </table:table-cell>
          <table:table-cell office:value-type="float" office:value="9.11824" calcext:value-type="float">
            <text:p>9.1182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472152" calcext:value-type="float">
            <text:p>1.472152</text:p>
          </table:table-cell>
          <table:table-cell table:style-name="ce1" office:value-type="float" office:value="1.469479" calcext:value-type="float">
            <text:p>1.469479</text:p>
          </table:table-cell>
          <table:table-cell table:style-name="ce1" office:value-type="float" office:value="1.469366" calcext:value-type="float">
            <text:p>1.469366</text:p>
          </table:table-cell>
          <table:table-cell table:style-name="ce1" office:value-type="float" office:value="1.469338" calcext:value-type="float">
            <text:p>1.469338</text:p>
          </table:table-cell>
          <table:table-cell office:value-type="float" office:value="3.062236" calcext:value-type="float">
            <text:p>3.06223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322854" calcext:value-type="float">
            <text:p>5.322854</text:p>
          </table:table-cell>
          <table:table-cell table:style-name="ce1" office:value-type="float" office:value="5.317922" calcext:value-type="float">
            <text:p>5.317922</text:p>
          </table:table-cell>
          <table:table-cell table:style-name="ce1" office:value-type="float" office:value="5.317714" calcext:value-type="float">
            <text:p>5.317714</text:p>
          </table:table-cell>
          <table:table-cell table:style-name="ce1" office:value-type="float" office:value="5.317662" calcext:value-type="float">
            <text:p>5.317662</text:p>
          </table:table-cell>
          <table:table-cell office:value-type="float" office:value="8.182079" calcext:value-type="float">
            <text:p>8.18207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399162" calcext:value-type="float">
            <text:p>3.399162</text:p>
          </table:table-cell>
          <table:table-cell table:style-name="ce1" office:value-type="float" office:value="3.393994" calcext:value-type="float">
            <text:p>3.393994</text:p>
          </table:table-cell>
          <table:table-cell table:style-name="ce1" office:value-type="float" office:value="3.393776" calcext:value-type="float">
            <text:p>3.393776</text:p>
          </table:table-cell>
          <table:table-cell table:style-name="ce1" office:value-type="float" office:value="3.393722" calcext:value-type="float">
            <text:p>3.393722</text:p>
          </table:table-cell>
          <table:table-cell office:value-type="float" office:value="6.457924" calcext:value-type="float">
            <text:p>6.45792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003694" calcext:value-type="float">
            <text:p>-4.003694</text:p>
          </table:table-cell>
          <table:table-cell table:style-name="ce1" office:value-type="float" office:value="-4.005904" calcext:value-type="float">
            <text:p>-4.005904</text:p>
          </table:table-cell>
          <table:table-cell table:style-name="ce1" office:value-type="float" office:value="-4.005997" calcext:value-type="float">
            <text:p>-4.005997</text:p>
          </table:table-cell>
          <table:table-cell table:style-name="ce1" office:value-type="float" office:value="-4.00602" calcext:value-type="float">
            <text:p>-4.00602</text:p>
          </table:table-cell>
          <table:table-cell office:value-type="float" office:value="-2.681288" calcext:value-type="float">
            <text:p>-2.68128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9.78393" calcext:value-type="float">
            <text:p>-9.78393</text:p>
          </table:table-cell>
          <table:table-cell table:style-name="ce1" office:value-type="float" office:value="-9.786343" calcext:value-type="float">
            <text:p>-9.786343</text:p>
          </table:table-cell>
          <table:table-cell table:style-name="ce1" office:value-type="float" office:value="-9.786445" calcext:value-type="float">
            <text:p>-9.786445</text:p>
          </table:table-cell>
          <table:table-cell table:style-name="ce1" office:value-type="float" office:value="-9.78647" calcext:value-type="float">
            <text:p>-9.78647</text:p>
          </table:table-cell>
          <table:table-cell office:value-type="float" office:value="-8.38719" calcext:value-type="float">
            <text:p>-8.3871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78476" calcext:value-type="float">
            <text:p>8.78476</text:p>
          </table:table-cell>
          <table:table-cell table:style-name="ce1" office:value-type="float" office:value="8.78581" calcext:value-type="float">
            <text:p>8.78581</text:p>
          </table:table-cell>
          <table:table-cell table:style-name="ce1" office:value-type="float" office:value="8.785854" calcext:value-type="float">
            <text:p>8.785854</text:p>
          </table:table-cell>
          <table:table-cell table:style-name="ce1" office:value-type="float" office:value="8.785865" calcext:value-type="float">
            <text:p>8.785865</text:p>
          </table:table-cell>
          <table:table-cell office:value-type="float" office:value="8.165747" calcext:value-type="float">
            <text:p>8.16574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753561" calcext:value-type="float">
            <text:p>8.753561</text:p>
          </table:table-cell>
          <table:table-cell table:style-name="ce1" office:value-type="float" office:value="8.755439" calcext:value-type="float">
            <text:p>8.755439</text:p>
          </table:table-cell>
          <table:table-cell table:style-name="ce1" office:value-type="float" office:value="8.755518" calcext:value-type="float">
            <text:p>8.755518</text:p>
          </table:table-cell>
          <table:table-cell table:style-name="ce1" office:value-type="float" office:value="8.755537" calcext:value-type="float">
            <text:p>8.755537</text:p>
          </table:table-cell>
          <table:table-cell office:value-type="float" office:value="7.669485" calcext:value-type="float">
            <text:p>7.66948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238631" calcext:value-type="float">
            <text:p>9.238631</text:p>
          </table:table-cell>
          <table:table-cell table:style-name="ce1" office:value-type="float" office:value="9.236638" calcext:value-type="float">
            <text:p>9.236638</text:p>
          </table:table-cell>
          <table:table-cell table:style-name="ce1" office:value-type="float" office:value="9.236554" calcext:value-type="float">
            <text:p>9.236554</text:p>
          </table:table-cell>
          <table:table-cell table:style-name="ce1" office:value-type="float" office:value="9.236533" calcext:value-type="float">
            <text:p>9.236533</text:p>
          </table:table-cell>
          <table:table-cell office:value-type="float" office:value="10.386031" calcext:value-type="float">
            <text:p>10.38603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400153" calcext:value-type="float">
            <text:p>-1.400153</text:p>
          </table:table-cell>
          <table:table-cell table:style-name="ce1" office:value-type="float" office:value="-1.397512" calcext:value-type="float">
            <text:p>-1.397512</text:p>
          </table:table-cell>
          <table:table-cell table:style-name="ce1" office:value-type="float" office:value="-1.3974" calcext:value-type="float">
            <text:p>-1.3974</text:p>
          </table:table-cell>
          <table:table-cell table:style-name="ce1" office:value-type="float" office:value="-1.397373" calcext:value-type="float">
            <text:p>-1.397373</text:p>
          </table:table-cell>
          <table:table-cell office:value-type="float" office:value="-2.957198" calcext:value-type="float">
            <text:p>-2.95719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1.27202" calcext:value-type="float">
            <text:p>-11.27202</text:p>
          </table:table-cell>
          <table:table-cell table:style-name="ce1" office:value-type="float" office:value="-11.271481" calcext:value-type="float">
            <text:p>-11.271481</text:p>
          </table:table-cell>
          <table:table-cell table:style-name="ce1" office:value-type="float" office:value="-11.271458" calcext:value-type="float">
            <text:p>-11.271458</text:p>
          </table:table-cell>
          <table:table-cell table:style-name="ce1" office:value-type="float" office:value="-11.271452" calcext:value-type="float">
            <text:p>-11.271452</text:p>
          </table:table-cell>
          <table:table-cell office:value-type="float" office:value="-11.58004" calcext:value-type="float">
            <text:p>-11.5800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470518" calcext:value-type="float">
            <text:p>1.470518</text:p>
          </table:table-cell>
          <table:table-cell table:style-name="ce1" office:value-type="float" office:value="1.470627" calcext:value-type="float">
            <text:p>1.470627</text:p>
          </table:table-cell>
          <table:table-cell table:style-name="ce1" office:value-type="float" office:value="1.470631" calcext:value-type="float">
            <text:p>1.470631</text:p>
          </table:table-cell>
          <table:table-cell table:style-name="ce1" office:value-type="float" office:value="1.470632" calcext:value-type="float">
            <text:p>1.470632</text:p>
          </table:table-cell>
          <table:table-cell office:value-type="float" office:value="1.460179" calcext:value-type="float">
            <text:p>1.46017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060198" calcext:value-type="float">
            <text:p>-1.060198</text:p>
          </table:table-cell>
          <table:table-cell table:style-name="ce1" office:value-type="float" office:value="-1.060305" calcext:value-type="float">
            <text:p>-1.060305</text:p>
          </table:table-cell>
          <table:table-cell table:style-name="ce1" office:value-type="float" office:value="-1.06031" calcext:value-type="float">
            <text:p>-1.06031</text:p>
          </table:table-cell>
          <table:table-cell table:style-name="ce1" office:value-type="float" office:value="-1.060311" calcext:value-type="float">
            <text:p>-1.060311</text:p>
          </table:table-cell>
          <table:table-cell office:value-type="float" office:value="-0.987667" calcext:value-type="float">
            <text:p>-0.98766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4.62821" calcext:value-type="float">
            <text:p>14.62821</text:p>
          </table:table-cell>
          <table:table-cell table:style-name="ce1" office:value-type="float" office:value="14.630012" calcext:value-type="float">
            <text:p>14.630012</text:p>
          </table:table-cell>
          <table:table-cell table:style-name="ce1" office:value-type="float" office:value="14.630088" calcext:value-type="float">
            <text:p>14.630088</text:p>
          </table:table-cell>
          <table:table-cell table:style-name="ce1" office:value-type="float" office:value="14.630107" calcext:value-type="float">
            <text:p>14.630107</text:p>
          </table:table-cell>
          <table:table-cell office:value-type="float" office:value="13.553461" calcext:value-type="float">
            <text:p>13.55346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141211" calcext:value-type="float">
            <text:p>7.141211</text:p>
          </table:table-cell>
          <table:table-cell table:style-name="ce1" office:value-type="float" office:value="7.136409" calcext:value-type="float">
            <text:p>7.136409</text:p>
          </table:table-cell>
          <table:table-cell table:style-name="ce1" office:value-type="float" office:value="7.136207" calcext:value-type="float">
            <text:p>7.136207</text:p>
          </table:table-cell>
          <table:table-cell table:style-name="ce1" office:value-type="float" office:value="7.136156" calcext:value-type="float">
            <text:p>7.136156</text:p>
          </table:table-cell>
          <table:table-cell office:value-type="float" office:value="9.978527" calcext:value-type="float">
            <text:p>9.97852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3.411806" calcext:value-type="float">
            <text:p>-13.411806</text:p>
          </table:table-cell>
          <table:table-cell table:style-name="ce1" office:value-type="float" office:value="-13.41867" calcext:value-type="float">
            <text:p>-13.41867</text:p>
          </table:table-cell>
          <table:table-cell table:style-name="ce1" office:value-type="float" office:value="-13.41896" calcext:value-type="float">
            <text:p>-13.41896</text:p>
          </table:table-cell>
          <table:table-cell table:style-name="ce1" office:value-type="float" office:value="-13.419032" calcext:value-type="float">
            <text:p>-13.419032</text:p>
          </table:table-cell>
          <table:table-cell office:value-type="float" office:value="-9.349465" calcext:value-type="float">
            <text:p>-9.34946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704337" calcext:value-type="float">
            <text:p>5.704337</text:p>
          </table:table-cell>
          <table:table-cell table:style-name="ce1" office:value-type="float" office:value="5.69853" calcext:value-type="float">
            <text:p>5.69853</text:p>
          </table:table-cell>
          <table:table-cell table:style-name="ce1" office:value-type="float" office:value="5.698285" calcext:value-type="float">
            <text:p>5.698285</text:p>
          </table:table-cell>
          <table:table-cell table:style-name="ce1" office:value-type="float" office:value="5.698224" calcext:value-type="float">
            <text:p>5.698224</text:p>
          </table:table-cell>
          <table:table-cell office:value-type="float" office:value="9.085195" calcext:value-type="float">
            <text:p>9.0851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.228805" calcext:value-type="float">
            <text:p>6.228805</text:p>
          </table:table-cell>
          <table:table-cell table:style-name="ce1" office:value-type="float" office:value="6.222804" calcext:value-type="float">
            <text:p>6.222804</text:p>
          </table:table-cell>
          <table:table-cell table:style-name="ce1" office:value-type="float" office:value="6.222552" calcext:value-type="float">
            <text:p>6.222552</text:p>
          </table:table-cell>
          <table:table-cell table:style-name="ce1" office:value-type="float" office:value="6.222488" calcext:value-type="float">
            <text:p>6.222488</text:p>
          </table:table-cell>
          <table:table-cell office:value-type="float" office:value="9.780354" calcext:value-type="float">
            <text:p>9.78035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.405054" calcext:value-type="float">
            <text:p>10.405054</text:p>
          </table:table-cell>
          <table:table-cell table:style-name="ce1" office:value-type="float" office:value="10.410066" calcext:value-type="float">
            <text:p>10.410066</text:p>
          </table:table-cell>
          <table:table-cell table:style-name="ce1" office:value-type="float" office:value="10.410277" calcext:value-type="float">
            <text:p>10.410277</text:p>
          </table:table-cell>
          <table:table-cell table:style-name="ce1" office:value-type="float" office:value="10.41033" calcext:value-type="float">
            <text:p>10.41033</text:p>
          </table:table-cell>
          <table:table-cell office:value-type="float" office:value="7.472652" calcext:value-type="float">
            <text:p>7.47265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7.965421" calcext:value-type="float">
            <text:p>-37.965421</text:p>
          </table:table-cell>
          <table:table-cell table:style-name="ce1" office:value-type="float" office:value="-37.95921" calcext:value-type="float">
            <text:p>-37.95921</text:p>
          </table:table-cell>
          <table:table-cell table:style-name="ce1" office:value-type="float" office:value="-37.958949" calcext:value-type="float">
            <text:p>-37.958949</text:p>
          </table:table-cell>
          <table:table-cell table:style-name="ce1" office:value-type="float" office:value="-37.958883" calcext:value-type="float">
            <text:p>-37.958883</text:p>
          </table:table-cell>
          <table:table-cell office:value-type="float" office:value="-41.655249" calcext:value-type="float">
            <text:p>-41.65524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0.502304" calcext:value-type="float">
            <text:p>-0.502304</text:p>
          </table:table-cell>
          <table:table-cell table:style-name="ce1" office:value-type="float" office:value="-0.506473" calcext:value-type="float">
            <text:p>-0.506473</text:p>
          </table:table-cell>
          <table:table-cell table:style-name="ce1" office:value-type="float" office:value="-0.506649" calcext:value-type="float">
            <text:p>-0.506649</text:p>
          </table:table-cell>
          <table:table-cell table:style-name="ce1" office:value-type="float" office:value="-0.506693" calcext:value-type="float">
            <text:p>-0.506693</text:p>
          </table:table-cell>
          <table:table-cell office:value-type="float" office:value="1.930849" calcext:value-type="float">
            <text:p>1.93084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4.720658" calcext:value-type="float">
            <text:p>14.720658</text:p>
          </table:table-cell>
          <table:table-cell table:style-name="ce1" office:value-type="float" office:value="14.733106" calcext:value-type="float">
            <text:p>14.733106</text:p>
          </table:table-cell>
          <table:table-cell table:style-name="ce1" office:value-type="float" office:value="14.73363" calcext:value-type="float">
            <text:p>14.73363</text:p>
          </table:table-cell>
          <table:table-cell table:style-name="ce1" office:value-type="float" office:value="14.733761" calcext:value-type="float">
            <text:p>14.733761</text:p>
          </table:table-cell>
          <table:table-cell office:value-type="float" office:value="7.37908" calcext:value-type="float">
            <text:p>7.3790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276117" calcext:value-type="float">
            <text:p>0.276117</text:p>
          </table:table-cell>
          <table:table-cell table:style-name="ce1" office:value-type="float" office:value="0.2708" calcext:value-type="float">
            <text:p>0.2708</text:p>
          </table:table-cell>
          <table:table-cell table:style-name="ce1" office:value-type="float" office:value="0.270576" calcext:value-type="float">
            <text:p>0.270576</text:p>
          </table:table-cell>
          <table:table-cell table:style-name="ce1" office:value-type="float" office:value="0.27052" calcext:value-type="float">
            <text:p>0.27052</text:p>
          </table:table-cell>
          <table:table-cell office:value-type="float" office:value="3.364099" calcext:value-type="float">
            <text:p>3.36409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3.404242" calcext:value-type="float">
            <text:p>13.404242</text:p>
          </table:table-cell>
          <table:table-cell table:style-name="ce1" office:value-type="float" office:value="13.409332" calcext:value-type="float">
            <text:p>13.409332</text:p>
          </table:table-cell>
          <table:table-cell table:style-name="ce1" office:value-type="float" office:value="13.409546" calcext:value-type="float">
            <text:p>13.409546</text:p>
          </table:table-cell>
          <table:table-cell table:style-name="ce1" office:value-type="float" office:value="13.4096" calcext:value-type="float">
            <text:p>13.4096</text:p>
          </table:table-cell>
          <table:table-cell office:value-type="float" office:value="10.437004" calcext:value-type="float">
            <text:p>10.43700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229712" calcext:value-type="float">
            <text:p>8.229712</text:p>
          </table:table-cell>
          <table:table-cell table:style-name="ce1" office:value-type="float" office:value="8.237477" calcext:value-type="float">
            <text:p>8.237477</text:p>
          </table:table-cell>
          <table:table-cell table:style-name="ce1" office:value-type="float" office:value="8.237804" calcext:value-type="float">
            <text:p>8.237804</text:p>
          </table:table-cell>
          <table:table-cell table:style-name="ce1" office:value-type="float" office:value="8.237886" calcext:value-type="float">
            <text:p>8.237886</text:p>
          </table:table-cell>
          <table:table-cell office:value-type="float" office:value="3.640625" calcext:value-type="float">
            <text:p>3.64062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0.72964" calcext:value-type="float">
            <text:p>-0.72964</text:p>
          </table:table-cell>
          <table:table-cell table:style-name="ce1" office:value-type="float" office:value="-0.734989" calcext:value-type="float">
            <text:p>-0.734989</text:p>
          </table:table-cell>
          <table:table-cell table:style-name="ce1" office:value-type="float" office:value="-0.735215" calcext:value-type="float">
            <text:p>-0.735215</text:p>
          </table:table-cell>
          <table:table-cell table:style-name="ce1" office:value-type="float" office:value="-0.735271" calcext:value-type="float">
            <text:p>-0.735271</text:p>
          </table:table-cell>
          <table:table-cell office:value-type="float" office:value="2.382111" calcext:value-type="float">
            <text:p>2.38211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2.260371" calcext:value-type="float">
            <text:p>-22.260371</text:p>
          </table:table-cell>
          <table:table-cell table:style-name="ce1" office:value-type="float" office:value="-22.268488" calcext:value-type="float">
            <text:p>-22.268488</text:p>
          </table:table-cell>
          <table:table-cell table:style-name="ce1" office:value-type="float" office:value="-22.26883" calcext:value-type="float">
            <text:p>-22.26883</text:p>
          </table:table-cell>
          <table:table-cell table:style-name="ce1" office:value-type="float" office:value="-22.268915" calcext:value-type="float">
            <text:p>-22.268915</text:p>
          </table:table-cell>
          <table:table-cell office:value-type="float" office:value="-17.501509" calcext:value-type="float">
            <text:p>-17.50150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262031" calcext:value-type="float">
            <text:p>-1.262031</text:p>
          </table:table-cell>
          <table:table-cell table:style-name="ce1" office:value-type="float" office:value="-1.261895" calcext:value-type="float">
            <text:p>-1.261895</text:p>
          </table:table-cell>
          <table:table-cell table:style-name="ce1" office:value-type="float" office:value="-1.26189" calcext:value-type="float">
            <text:p>-1.26189</text:p>
          </table:table-cell>
          <table:table-cell table:style-name="ce1" office:value-type="float" office:value="-1.261888" calcext:value-type="float">
            <text:p>-1.261888</text:p>
          </table:table-cell>
          <table:table-cell office:value-type="float" office:value="-1.340269" calcext:value-type="float">
            <text:p>-1.34026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.286485" calcext:value-type="float">
            <text:p>-2.286485</text:p>
          </table:table-cell>
          <table:table-cell table:style-name="ce1" office:value-type="float" office:value="-2.278133" calcext:value-type="float">
            <text:p>-2.278133</text:p>
          </table:table-cell>
          <table:table-cell table:style-name="ce1" office:value-type="float" office:value="-2.277781" calcext:value-type="float">
            <text:p>-2.277781</text:p>
          </table:table-cell>
          <table:table-cell table:style-name="ce1" office:value-type="float" office:value="-2.277693" calcext:value-type="float">
            <text:p>-2.277693</text:p>
          </table:table-cell>
          <table:table-cell office:value-type="float" office:value="-7.243477" calcext:value-type="float">
            <text:p>-7.24347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808526" calcext:value-type="float">
            <text:p>9.808526</text:p>
          </table:table-cell>
          <table:table-cell table:style-name="ce1" office:value-type="float" office:value="9.818592" calcext:value-type="float">
            <text:p>9.818592</text:p>
          </table:table-cell>
          <table:table-cell table:style-name="ce1" office:value-type="float" office:value="9.819016" calcext:value-type="float">
            <text:p>9.819016</text:p>
          </table:table-cell>
          <table:table-cell table:style-name="ce1" office:value-type="float" office:value="9.819122" calcext:value-type="float">
            <text:p>9.819122</text:p>
          </table:table-cell>
          <table:table-cell office:value-type="float" office:value="3.903118" calcext:value-type="float">
            <text:p>3.90311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699202" calcext:value-type="float">
            <text:p>1.699202</text:p>
          </table:table-cell>
          <table:table-cell table:style-name="ce1" office:value-type="float" office:value="1.694198" calcext:value-type="float">
            <text:p>1.694198</text:p>
          </table:table-cell>
          <table:table-cell table:style-name="ce1" office:value-type="float" office:value="1.693987" calcext:value-type="float">
            <text:p>1.693987</text:p>
          </table:table-cell>
          <table:table-cell table:style-name="ce1" office:value-type="float" office:value="1.693934" calcext:value-type="float">
            <text:p>1.693934</text:p>
          </table:table-cell>
          <table:table-cell office:value-type="float" office:value="4.645498" calcext:value-type="float">
            <text:p>4.64549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310753" calcext:value-type="float">
            <text:p>-4.310753</text:p>
          </table:table-cell>
          <table:table-cell table:style-name="ce1" office:value-type="float" office:value="-4.302534" calcext:value-type="float">
            <text:p>-4.302534</text:p>
          </table:table-cell>
          <table:table-cell table:style-name="ce1" office:value-type="float" office:value="-4.302187" calcext:value-type="float">
            <text:p>-4.302187</text:p>
          </table:table-cell>
          <table:table-cell table:style-name="ce1" office:value-type="float" office:value="-4.302101" calcext:value-type="float">
            <text:p>-4.302101</text:p>
          </table:table-cell>
          <table:table-cell office:value-type="float" office:value="-9.109027" calcext:value-type="float">
            <text:p>-9.10902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188623" calcext:value-type="float">
            <text:p>2.188623</text:p>
          </table:table-cell>
          <table:table-cell table:style-name="ce1" office:value-type="float" office:value="2.186986" calcext:value-type="float">
            <text:p>2.186986</text:p>
          </table:table-cell>
          <table:table-cell table:style-name="ce1" office:value-type="float" office:value="2.186917" calcext:value-type="float">
            <text:p>2.186917</text:p>
          </table:table-cell>
          <table:table-cell table:style-name="ce1" office:value-type="float" office:value="2.186899" calcext:value-type="float">
            <text:p>2.186899</text:p>
          </table:table-cell>
          <table:table-cell office:value-type="float" office:value="3.182253" calcext:value-type="float">
            <text:p>3.18225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0.233718" calcext:value-type="float">
            <text:p>-0.233718</text:p>
          </table:table-cell>
          <table:table-cell table:style-name="ce1" office:value-type="float" office:value="-0.2316" calcext:value-type="float">
            <text:p>-0.2316</text:p>
          </table:table-cell>
          <table:table-cell table:style-name="ce1" office:value-type="float" office:value="-0.231511" calcext:value-type="float">
            <text:p>-0.231511</text:p>
          </table:table-cell>
          <table:table-cell table:style-name="ce1" office:value-type="float" office:value="-0.231489" calcext:value-type="float">
            <text:p>-0.231489</text:p>
          </table:table-cell>
          <table:table-cell office:value-type="float" office:value="-1.415393" calcext:value-type="float">
            <text:p>-1.41539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8.792707" calcext:value-type="float">
            <text:p>-8.792707</text:p>
          </table:table-cell>
          <table:table-cell table:style-name="ce1" office:value-type="float" office:value="-8.799966" calcext:value-type="float">
            <text:p>-8.799966</text:p>
          </table:table-cell>
          <table:table-cell table:style-name="ce1" office:value-type="float" office:value="-8.800271" calcext:value-type="float">
            <text:p>-8.800271</text:p>
          </table:table-cell>
          <table:table-cell table:style-name="ce1" office:value-type="float" office:value="-8.800348" calcext:value-type="float">
            <text:p>-8.800348</text:p>
          </table:table-cell>
          <table:table-cell office:value-type="float" office:value="-4.552778" calcext:value-type="float">
            <text:p>-4.55277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277533" calcext:value-type="float">
            <text:p>5.277533</text:p>
          </table:table-cell>
          <table:table-cell table:style-name="ce1" office:value-type="float" office:value="5.276879" calcext:value-type="float">
            <text:p>5.276879</text:p>
          </table:table-cell>
          <table:table-cell table:style-name="ce1" office:value-type="float" office:value="5.276852" calcext:value-type="float">
            <text:p>5.276852</text:p>
          </table:table-cell>
          <table:table-cell table:style-name="ce1" office:value-type="float" office:value="5.276845" calcext:value-type="float">
            <text:p>5.276845</text:p>
          </table:table-cell>
          <table:table-cell office:value-type="float" office:value="5.645514" calcext:value-type="float">
            <text:p>5.64551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8259" calcext:value-type="float">
            <text:p>7.8259</text:p>
          </table:table-cell>
          <table:table-cell table:style-name="ce1" office:value-type="float" office:value="7.825841" calcext:value-type="float">
            <text:p>7.825841</text:p>
          </table:table-cell>
          <table:table-cell table:style-name="ce1" office:value-type="float" office:value="7.825839" calcext:value-type="float">
            <text:p>7.825839</text:p>
          </table:table-cell>
          <table:table-cell table:style-name="ce1" office:value-type="float" office:value="7.825838" calcext:value-type="float">
            <text:p>7.825838</text:p>
          </table:table-cell>
          <table:table-cell office:value-type="float" office:value="7.883473" calcext:value-type="float">
            <text:p>7.88347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.158518" calcext:value-type="float">
            <text:p>6.158518</text:p>
          </table:table-cell>
          <table:table-cell table:style-name="ce1" office:value-type="float" office:value="6.154174" calcext:value-type="float">
            <text:p>6.154174</text:p>
          </table:table-cell>
          <table:table-cell table:style-name="ce1" office:value-type="float" office:value="6.153991" calcext:value-type="float">
            <text:p>6.153991</text:p>
          </table:table-cell>
          <table:table-cell table:style-name="ce1" office:value-type="float" office:value="6.153945" calcext:value-type="float">
            <text:p>6.153945</text:p>
          </table:table-cell>
          <table:table-cell office:value-type="float" office:value="8.739706" calcext:value-type="float">
            <text:p>8.73970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924208" calcext:value-type="float">
            <text:p>2.924208</text:p>
          </table:table-cell>
          <table:table-cell table:style-name="ce1" office:value-type="float" office:value="2.925314" calcext:value-type="float">
            <text:p>2.925314</text:p>
          </table:table-cell>
          <table:table-cell table:style-name="ce1" office:value-type="float" office:value="2.92536" calcext:value-type="float">
            <text:p>2.92536</text:p>
          </table:table-cell>
          <table:table-cell table:style-name="ce1" office:value-type="float" office:value="2.925372" calcext:value-type="float">
            <text:p>2.925372</text:p>
          </table:table-cell>
          <table:table-cell office:value-type="float" office:value="2.297044" calcext:value-type="float">
            <text:p>2.29704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5.641037" calcext:value-type="float">
            <text:p>-15.641037</text:p>
          </table:table-cell>
          <table:table-cell table:style-name="ce1" office:value-type="float" office:value="-15.633469" calcext:value-type="float">
            <text:p>-15.633469</text:p>
          </table:table-cell>
          <table:table-cell table:style-name="ce1" office:value-type="float" office:value="-15.63315" calcext:value-type="float">
            <text:p>-15.63315</text:p>
          </table:table-cell>
          <table:table-cell table:style-name="ce1" office:value-type="float" office:value="-15.633071" calcext:value-type="float">
            <text:p>-15.633071</text:p>
          </table:table-cell>
          <table:table-cell office:value-type="float" office:value="-20.092392" calcext:value-type="float">
            <text:p>-20.09239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.85735" calcext:value-type="float">
            <text:p>4.85735</text:p>
          </table:table-cell>
          <table:table-cell table:style-name="ce1" office:value-type="float" office:value="4.854786" calcext:value-type="float">
            <text:p>4.854786</text:p>
          </table:table-cell>
          <table:table-cell table:style-name="ce1" office:value-type="float" office:value="4.854678" calcext:value-type="float">
            <text:p>4.854678</text:p>
          </table:table-cell>
          <table:table-cell table:style-name="ce1" office:value-type="float" office:value="4.854651" calcext:value-type="float">
            <text:p>4.854651</text:p>
          </table:table-cell>
          <table:table-cell office:value-type="float" office:value="6.368771" calcext:value-type="float">
            <text:p>6.36877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667499" calcext:value-type="float">
            <text:p>2.667499</text:p>
          </table:table-cell>
          <table:table-cell table:style-name="ce1" office:value-type="float" office:value="2.66863" calcext:value-type="float">
            <text:p>2.66863</text:p>
          </table:table-cell>
          <table:table-cell table:style-name="ce1" office:value-type="float" office:value="2.668678" calcext:value-type="float">
            <text:p>2.668678</text:p>
          </table:table-cell>
          <table:table-cell table:style-name="ce1" office:value-type="float" office:value="2.66869" calcext:value-type="float">
            <text:p>2.66869</text:p>
          </table:table-cell>
          <table:table-cell office:value-type="float" office:value="2.012529" calcext:value-type="float">
            <text:p>2.01252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3.898733" calcext:value-type="float">
            <text:p>13.898733</text:p>
          </table:table-cell>
          <table:table-cell table:style-name="ce1" office:value-type="float" office:value="13.89839" calcext:value-type="float">
            <text:p>13.89839</text:p>
          </table:table-cell>
          <table:table-cell table:style-name="ce1" office:value-type="float" office:value="13.898375" calcext:value-type="float">
            <text:p>13.898375</text:p>
          </table:table-cell>
          <table:table-cell table:style-name="ce1" office:value-type="float" office:value="13.898371" calcext:value-type="float">
            <text:p>13.898371</text:p>
          </table:table-cell>
          <table:table-cell office:value-type="float" office:value="14.095289" calcext:value-type="float">
            <text:p>14.09528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835131" calcext:value-type="float">
            <text:p>-4.835131</text:p>
          </table:table-cell>
          <table:table-cell table:style-name="ce1" office:value-type="float" office:value="-4.846538" calcext:value-type="float">
            <text:p>-4.846538</text:p>
          </table:table-cell>
          <table:table-cell table:style-name="ce1" office:value-type="float" office:value="-4.847019" calcext:value-type="float">
            <text:p>-4.847019</text:p>
          </table:table-cell>
          <table:table-cell table:style-name="ce1" office:value-type="float" office:value="-4.847139" calcext:value-type="float">
            <text:p>-4.847139</text:p>
          </table:table-cell>
          <table:table-cell office:value-type="float" office:value="1.834146" calcext:value-type="float">
            <text:p>1.83414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13079" calcext:value-type="float">
            <text:p>7.13079</text:p>
          </table:table-cell>
          <table:table-cell table:style-name="ce1" office:value-type="float" office:value="7.131552" calcext:value-type="float">
            <text:p>7.131552</text:p>
          </table:table-cell>
          <table:table-cell table:style-name="ce1" office:value-type="float" office:value="7.131584" calcext:value-type="float">
            <text:p>7.131584</text:p>
          </table:table-cell>
          <table:table-cell table:style-name="ce1" office:value-type="float" office:value="7.131592" calcext:value-type="float">
            <text:p>7.131592</text:p>
          </table:table-cell>
          <table:table-cell office:value-type="float" office:value="6.706791" calcext:value-type="float">
            <text:p>6.70679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5.845873" calcext:value-type="float">
            <text:p>15.845873</text:p>
          </table:table-cell>
          <table:table-cell table:style-name="ce1" office:value-type="float" office:value="15.865749" calcext:value-type="float">
            <text:p>15.865749</text:p>
          </table:table-cell>
          <table:table-cell table:style-name="ce1" office:value-type="float" office:value="15.866586" calcext:value-type="float">
            <text:p>15.866586</text:p>
          </table:table-cell>
          <table:table-cell table:style-name="ce1" office:value-type="float" office:value="15.866795" calcext:value-type="float">
            <text:p>15.866795</text:p>
          </table:table-cell>
          <table:table-cell office:value-type="float" office:value="4.17812" calcext:value-type="float">
            <text:p>4.1781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.297847" calcext:value-type="float">
            <text:p>12.297847</text:p>
          </table:table-cell>
          <table:table-cell table:style-name="ce1" office:value-type="float" office:value="12.294203" calcext:value-type="float">
            <text:p>12.294203</text:p>
          </table:table-cell>
          <table:table-cell table:style-name="ce1" office:value-type="float" office:value="12.294049" calcext:value-type="float">
            <text:p>12.294049</text:p>
          </table:table-cell>
          <table:table-cell table:style-name="ce1" office:value-type="float" office:value="12.294011" calcext:value-type="float">
            <text:p>12.294011</text:p>
          </table:table-cell>
          <table:table-cell office:value-type="float" office:value="14.462698" calcext:value-type="float">
            <text:p>14.46269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24387" calcext:value-type="float">
            <text:p>2.24387</text:p>
          </table:table-cell>
          <table:table-cell table:style-name="ce1" office:value-type="float" office:value="2.244709" calcext:value-type="float">
            <text:p>2.244709</text:p>
          </table:table-cell>
          <table:table-cell table:style-name="ce1" office:value-type="float" office:value="2.244745" calcext:value-type="float">
            <text:p>2.244745</text:p>
          </table:table-cell>
          <table:table-cell table:style-name="ce1" office:value-type="float" office:value="2.244753" calcext:value-type="float">
            <text:p>2.244753</text:p>
          </table:table-cell>
          <table:table-cell office:value-type="float" office:value="1.767462" calcext:value-type="float">
            <text:p>1.76746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201026" calcext:value-type="float">
            <text:p>9.201026</text:p>
          </table:table-cell>
          <table:table-cell table:style-name="ce1" office:value-type="float" office:value="9.199935" calcext:value-type="float">
            <text:p>9.199935</text:p>
          </table:table-cell>
          <table:table-cell table:style-name="ce1" office:value-type="float" office:value="9.199889" calcext:value-type="float">
            <text:p>9.199889</text:p>
          </table:table-cell>
          <table:table-cell table:style-name="ce1" office:value-type="float" office:value="9.199877" calcext:value-type="float">
            <text:p>9.199877</text:p>
          </table:table-cell>
          <table:table-cell office:value-type="float" office:value="9.811642" calcext:value-type="float">
            <text:p>9.81164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289796" calcext:value-type="float">
            <text:p>0.289796</text:p>
          </table:table-cell>
          <table:table-cell table:style-name="ce1" office:value-type="float" office:value="0.28628" calcext:value-type="float">
            <text:p>0.28628</text:p>
          </table:table-cell>
          <table:table-cell table:style-name="ce1" office:value-type="float" office:value="0.286132" calcext:value-type="float">
            <text:p>0.286132</text:p>
          </table:table-cell>
          <table:table-cell table:style-name="ce1" office:value-type="float" office:value="0.286095" calcext:value-type="float">
            <text:p>0.286095</text:p>
          </table:table-cell>
          <table:table-cell office:value-type="float" office:value="2.356144" calcext:value-type="float">
            <text:p>2.35614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864694" calcext:value-type="float">
            <text:p>3.864694</text:p>
          </table:table-cell>
          <table:table-cell table:style-name="ce1" office:value-type="float" office:value="3.859766" calcext:value-type="float">
            <text:p>3.859766</text:p>
          </table:table-cell>
          <table:table-cell table:style-name="ce1" office:value-type="float" office:value="3.859559" calcext:value-type="float">
            <text:p>3.859559</text:p>
          </table:table-cell>
          <table:table-cell table:style-name="ce1" office:value-type="float" office:value="3.859507" calcext:value-type="float">
            <text:p>3.859507</text:p>
          </table:table-cell>
          <table:table-cell office:value-type="float" office:value="6.773743" calcext:value-type="float">
            <text:p>6.77374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2.347241" calcext:value-type="float">
            <text:p>-12.347241</text:p>
          </table:table-cell>
          <table:table-cell table:style-name="ce1" office:value-type="float" office:value="-12.352696" calcext:value-type="float">
            <text:p>-12.352696</text:p>
          </table:table-cell>
          <table:table-cell table:style-name="ce1" office:value-type="float" office:value="-12.352926" calcext:value-type="float">
            <text:p>-12.352926</text:p>
          </table:table-cell>
          <table:table-cell table:style-name="ce1" office:value-type="float" office:value="-12.352983" calcext:value-type="float">
            <text:p>-12.352983</text:p>
          </table:table-cell>
          <table:table-cell office:value-type="float" office:value="-9.203966" calcext:value-type="float">
            <text:p>-9.20396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167058" calcext:value-type="float">
            <text:p>8.167058</text:p>
          </table:table-cell>
          <table:table-cell table:style-name="ce1" office:value-type="float" office:value="8.165578" calcext:value-type="float">
            <text:p>8.165578</text:p>
          </table:table-cell>
          <table:table-cell table:style-name="ce1" office:value-type="float" office:value="8.165515" calcext:value-type="float">
            <text:p>8.165515</text:p>
          </table:table-cell>
          <table:table-cell table:style-name="ce1" office:value-type="float" office:value="8.1655" calcext:value-type="float">
            <text:p>8.1655</text:p>
          </table:table-cell>
          <table:table-cell office:value-type="float" office:value="9.089452" calcext:value-type="float">
            <text:p>9.08945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646216" calcext:value-type="float">
            <text:p>8.646216</text:p>
          </table:table-cell>
          <table:table-cell table:style-name="ce1" office:value-type="float" office:value="8.64109" calcext:value-type="float">
            <text:p>8.64109</text:p>
          </table:table-cell>
          <table:table-cell table:style-name="ce1" office:value-type="float" office:value="8.640874" calcext:value-type="float">
            <text:p>8.640874</text:p>
          </table:table-cell>
          <table:table-cell table:style-name="ce1" office:value-type="float" office:value="8.64082" calcext:value-type="float">
            <text:p>8.64082</text:p>
          </table:table-cell>
          <table:table-cell office:value-type="float" office:value="11.652766" calcext:value-type="float">
            <text:p>11.65276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430092" calcext:value-type="float">
            <text:p>3.430092</text:p>
          </table:table-cell>
          <table:table-cell table:style-name="ce1" office:value-type="float" office:value="3.434099" calcext:value-type="float">
            <text:p>3.434099</text:p>
          </table:table-cell>
          <table:table-cell table:style-name="ce1" office:value-type="float" office:value="3.434267" calcext:value-type="float">
            <text:p>3.434267</text:p>
          </table:table-cell>
          <table:table-cell table:style-name="ce1" office:value-type="float" office:value="3.43431" calcext:value-type="float">
            <text:p>3.43431</text:p>
          </table:table-cell>
          <table:table-cell office:value-type="float" office:value="1.102586" calcext:value-type="float">
            <text:p>1.10258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5.376311" calcext:value-type="float">
            <text:p>-5.376311</text:p>
          </table:table-cell>
          <table:table-cell table:style-name="ce1" office:value-type="float" office:value="-5.379528" calcext:value-type="float">
            <text:p>-5.379528</text:p>
          </table:table-cell>
          <table:table-cell table:style-name="ce1" office:value-type="float" office:value="-5.379664" calcext:value-type="float">
            <text:p>-5.379664</text:p>
          </table:table-cell>
          <table:table-cell table:style-name="ce1" office:value-type="float" office:value="-5.379698" calcext:value-type="float">
            <text:p>-5.379698</text:p>
          </table:table-cell>
          <table:table-cell office:value-type="float" office:value="-3.493954" calcext:value-type="float">
            <text:p>-3.49395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854865" calcext:value-type="float">
            <text:p>8.854865</text:p>
          </table:table-cell>
          <table:table-cell table:style-name="ce1" office:value-type="float" office:value="8.853497" calcext:value-type="float">
            <text:p>8.853497</text:p>
          </table:table-cell>
          <table:table-cell table:style-name="ce1" office:value-type="float" office:value="8.853439" calcext:value-type="float">
            <text:p>8.853439</text:p>
          </table:table-cell>
          <table:table-cell table:style-name="ce1" office:value-type="float" office:value="8.853425" calcext:value-type="float">
            <text:p>8.853425</text:p>
          </table:table-cell>
          <table:table-cell office:value-type="float" office:value="9.65189" calcext:value-type="float">
            <text:p>9.6518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738613" calcext:value-type="float">
            <text:p>11.738613</text:p>
          </table:table-cell>
          <table:table-cell table:style-name="ce1" office:value-type="float" office:value="11.741948" calcext:value-type="float">
            <text:p>11.741948</text:p>
          </table:table-cell>
          <table:table-cell table:style-name="ce1" office:value-type="float" office:value="11.742088" calcext:value-type="float">
            <text:p>11.742088</text:p>
          </table:table-cell>
          <table:table-cell table:style-name="ce1" office:value-type="float" office:value="11.742123" calcext:value-type="float">
            <text:p>11.742123</text:p>
          </table:table-cell>
          <table:table-cell office:value-type="float" office:value="9.765562" calcext:value-type="float">
            <text:p>9.76556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3.839123" calcext:value-type="float">
            <text:p>13.839123</text:p>
          </table:table-cell>
          <table:table-cell table:style-name="ce1" office:value-type="float" office:value="13.841081" calcext:value-type="float">
            <text:p>13.841081</text:p>
          </table:table-cell>
          <table:table-cell table:style-name="ce1" office:value-type="float" office:value="13.841163" calcext:value-type="float">
            <text:p>13.841163</text:p>
          </table:table-cell>
          <table:table-cell table:style-name="ce1" office:value-type="float" office:value="13.841184" calcext:value-type="float">
            <text:p>13.841184</text:p>
          </table:table-cell>
          <table:table-cell office:value-type="float" office:value="12.691365" calcext:value-type="float">
            <text:p>12.69136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828878" calcext:value-type="float">
            <text:p>11.828878</text:p>
          </table:table-cell>
          <table:table-cell table:style-name="ce1" office:value-type="float" office:value="11.827763" calcext:value-type="float">
            <text:p>11.827763</text:p>
          </table:table-cell>
          <table:table-cell table:style-name="ce1" office:value-type="float" office:value="11.827716" calcext:value-type="float">
            <text:p>11.827716</text:p>
          </table:table-cell>
          <table:table-cell table:style-name="ce1" office:value-type="float" office:value="11.827704" calcext:value-type="float">
            <text:p>11.827704</text:p>
          </table:table-cell>
          <table:table-cell office:value-type="float" office:value="12.483147" calcext:value-type="float">
            <text:p>12.48314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126902" calcext:value-type="float">
            <text:p>1.126902</text:p>
          </table:table-cell>
          <table:table-cell table:style-name="ce1" office:value-type="float" office:value="1.128568" calcext:value-type="float">
            <text:p>1.128568</text:p>
          </table:table-cell>
          <table:table-cell table:style-name="ce1" office:value-type="float" office:value="1.128638" calcext:value-type="float">
            <text:p>1.128638</text:p>
          </table:table-cell>
          <table:table-cell table:style-name="ce1" office:value-type="float" office:value="1.128655" calcext:value-type="float">
            <text:p>1.128655</text:p>
          </table:table-cell>
          <table:table-cell office:value-type="float" office:value="0.126801" calcext:value-type="float">
            <text:p>0.1268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7.295611" calcext:value-type="float">
            <text:p>-17.295611</text:p>
          </table:table-cell>
          <table:table-cell table:style-name="ce1" office:value-type="float" office:value="-17.300312" calcext:value-type="float">
            <text:p>-17.300312</text:p>
          </table:table-cell>
          <table:table-cell table:style-name="ce1" office:value-type="float" office:value="-17.30051" calcext:value-type="float">
            <text:p>-17.30051</text:p>
          </table:table-cell>
          <table:table-cell table:style-name="ce1" office:value-type="float" office:value="-17.300559" calcext:value-type="float">
            <text:p>-17.300559</text:p>
          </table:table-cell>
          <table:table-cell office:value-type="float" office:value="-14.573939" calcext:value-type="float">
            <text:p>-14.57393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8.633739" calcext:value-type="float">
            <text:p>-18.633739</text:p>
          </table:table-cell>
          <table:table-cell table:style-name="ce1" office:value-type="float" office:value="-18.626085" calcext:value-type="float">
            <text:p>-18.626085</text:p>
          </table:table-cell>
          <table:table-cell table:style-name="ce1" office:value-type="float" office:value="-18.625763" calcext:value-type="float">
            <text:p>-18.625763</text:p>
          </table:table-cell>
          <table:table-cell table:style-name="ce1" office:value-type="float" office:value="-18.625682" calcext:value-type="float">
            <text:p>-18.625682</text:p>
          </table:table-cell>
          <table:table-cell office:value-type="float" office:value="-23.136281" calcext:value-type="float">
            <text:p>-23.13628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257487" calcext:value-type="float">
            <text:p>-1.257487</text:p>
          </table:table-cell>
          <table:table-cell table:style-name="ce1" office:value-type="float" office:value="-1.263906" calcext:value-type="float">
            <text:p>-1.263906</text:p>
          </table:table-cell>
          <table:table-cell table:style-name="ce1" office:value-type="float" office:value="-1.264176" calcext:value-type="float">
            <text:p>-1.264176</text:p>
          </table:table-cell>
          <table:table-cell table:style-name="ce1" office:value-type="float" office:value="-1.264244" calcext:value-type="float">
            <text:p>-1.264244</text:p>
          </table:table-cell>
          <table:table-cell office:value-type="float" office:value="2.53386" calcext:value-type="float">
            <text:p>2.5338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5.115534" calcext:value-type="float">
            <text:p>-5.115534</text:p>
          </table:table-cell>
          <table:table-cell table:style-name="ce1" office:value-type="float" office:value="-5.123573" calcext:value-type="float">
            <text:p>-5.123573</text:p>
          </table:table-cell>
          <table:table-cell table:style-name="ce1" office:value-type="float" office:value="-5.123912" calcext:value-type="float">
            <text:p>-5.123912</text:p>
          </table:table-cell>
          <table:table-cell table:style-name="ce1" office:value-type="float" office:value="-5.123997" calcext:value-type="float">
            <text:p>-5.123997</text:p>
          </table:table-cell>
          <table:table-cell office:value-type="float" office:value="-0.391525" calcext:value-type="float">
            <text:p>-0.39152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659752" calcext:value-type="float">
            <text:p>5.659752</text:p>
          </table:table-cell>
          <table:table-cell table:style-name="ce1" office:value-type="float" office:value="5.654702" calcext:value-type="float">
            <text:p>5.654702</text:p>
          </table:table-cell>
          <table:table-cell table:style-name="ce1" office:value-type="float" office:value="5.65449" calcext:value-type="float">
            <text:p>5.65449</text:p>
          </table:table-cell>
          <table:table-cell table:style-name="ce1" office:value-type="float" office:value="5.654436" calcext:value-type="float">
            <text:p>5.654436</text:p>
          </table:table-cell>
          <table:table-cell office:value-type="float" office:value="8.639418" calcext:value-type="float">
            <text:p>8.63941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8.257693" calcext:value-type="float">
            <text:p>-8.257693</text:p>
          </table:table-cell>
          <table:table-cell table:style-name="ce1" office:value-type="float" office:value="-8.262451" calcext:value-type="float">
            <text:p>-8.262451</text:p>
          </table:table-cell>
          <table:table-cell table:style-name="ce1" office:value-type="float" office:value="-8.262651" calcext:value-type="float">
            <text:p>-8.262651</text:p>
          </table:table-cell>
          <table:table-cell table:style-name="ce1" office:value-type="float" office:value="-8.262701" calcext:value-type="float">
            <text:p>-8.262701</text:p>
          </table:table-cell>
          <table:table-cell office:value-type="float" office:value="-5.46477" calcext:value-type="float">
            <text:p>-5.4647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.074801" calcext:value-type="float">
            <text:p>12.074801</text:p>
          </table:table-cell>
          <table:table-cell table:style-name="ce1" office:value-type="float" office:value="12.074678" calcext:value-type="float">
            <text:p>12.074678</text:p>
          </table:table-cell>
          <table:table-cell table:style-name="ce1" office:value-type="float" office:value="12.074673" calcext:value-type="float">
            <text:p>12.074673</text:p>
          </table:table-cell>
          <table:table-cell table:style-name="ce1" office:value-type="float" office:value="12.074672" calcext:value-type="float">
            <text:p>12.074672</text:p>
          </table:table-cell>
          <table:table-cell office:value-type="float" office:value="12.18876" calcext:value-type="float">
            <text:p>12.1887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.9251" calcext:value-type="float">
            <text:p>-3.9251</text:p>
          </table:table-cell>
          <table:table-cell table:style-name="ce1" office:value-type="float" office:value="-3.91961" calcext:value-type="float">
            <text:p>-3.91961</text:p>
          </table:table-cell>
          <table:table-cell table:style-name="ce1" office:value-type="float" office:value="-3.919379" calcext:value-type="float">
            <text:p>-3.919379</text:p>
          </table:table-cell>
          <table:table-cell table:style-name="ce1" office:value-type="float" office:value="-3.919321" calcext:value-type="float">
            <text:p>-3.919321</text:p>
          </table:table-cell>
          <table:table-cell office:value-type="float" office:value="-7.170178" calcext:value-type="float">
            <text:p>-7.17017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604822" calcext:value-type="float">
            <text:p>11.604822</text:p>
          </table:table-cell>
          <table:table-cell table:style-name="ce1" office:value-type="float" office:value="11.612695" calcext:value-type="float">
            <text:p>11.612695</text:p>
          </table:table-cell>
          <table:table-cell table:style-name="ce1" office:value-type="float" office:value="11.613027" calcext:value-type="float">
            <text:p>11.613027</text:p>
          </table:table-cell>
          <table:table-cell table:style-name="ce1" office:value-type="float" office:value="11.61311" calcext:value-type="float">
            <text:p>11.61311</text:p>
          </table:table-cell>
          <table:table-cell office:value-type="float" office:value="6.958503" calcext:value-type="float">
            <text:p>6.95850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.298726" calcext:value-type="float">
            <text:p>12.298726</text:p>
          </table:table-cell>
          <table:table-cell table:style-name="ce1" office:value-type="float" office:value="12.296636" calcext:value-type="float">
            <text:p>12.296636</text:p>
          </table:table-cell>
          <table:table-cell table:style-name="ce1" office:value-type="float" office:value="12.296548" calcext:value-type="float">
            <text:p>12.296548</text:p>
          </table:table-cell>
          <table:table-cell table:style-name="ce1" office:value-type="float" office:value="12.296526" calcext:value-type="float">
            <text:p>12.296526</text:p>
          </table:table-cell>
          <table:table-cell office:value-type="float" office:value="13.535029" calcext:value-type="float">
            <text:p>13.53502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424128" calcext:value-type="float">
            <text:p>2.424128</text:p>
          </table:table-cell>
          <table:table-cell table:style-name="ce1" office:value-type="float" office:value="2.41873" calcext:value-type="float">
            <text:p>2.41873</text:p>
          </table:table-cell>
          <table:table-cell table:style-name="ce1" office:value-type="float" office:value="2.418502" calcext:value-type="float">
            <text:p>2.418502</text:p>
          </table:table-cell>
          <table:table-cell table:style-name="ce1" office:value-type="float" office:value="2.418445" calcext:value-type="float">
            <text:p>2.418445</text:p>
          </table:table-cell>
          <table:table-cell office:value-type="float" office:value="5.582764" calcext:value-type="float">
            <text:p>5.58276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.990689" calcext:value-type="float">
            <text:p>10.990689</text:p>
          </table:table-cell>
          <table:table-cell table:style-name="ce1" office:value-type="float" office:value="10.989202" calcext:value-type="float">
            <text:p>10.989202</text:p>
          </table:table-cell>
          <table:table-cell table:style-name="ce1" office:value-type="float" office:value="10.989139" calcext:value-type="float">
            <text:p>10.989139</text:p>
          </table:table-cell>
          <table:table-cell table:style-name="ce1" office:value-type="float" office:value="10.989123" calcext:value-type="float">
            <text:p>10.989123</text:p>
          </table:table-cell>
          <table:table-cell office:value-type="float" office:value="11.852399" calcext:value-type="float">
            <text:p>11.85239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959645" calcext:value-type="float">
            <text:p>2.959645</text:p>
          </table:table-cell>
          <table:table-cell table:style-name="ce1" office:value-type="float" office:value="2.959394" calcext:value-type="float">
            <text:p>2.959394</text:p>
          </table:table-cell>
          <table:table-cell table:style-name="ce1" office:value-type="float" office:value="2.959383" calcext:value-type="float">
            <text:p>2.959383</text:p>
          </table:table-cell>
          <table:table-cell table:style-name="ce1" office:value-type="float" office:value="2.959381" calcext:value-type="float">
            <text:p>2.959381</text:p>
          </table:table-cell>
          <table:table-cell office:value-type="float" office:value="3.08803" calcext:value-type="float">
            <text:p>3.0880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.113706" calcext:value-type="float">
            <text:p>-3.113706</text:p>
          </table:table-cell>
          <table:table-cell table:style-name="ce1" office:value-type="float" office:value="-3.11436" calcext:value-type="float">
            <text:p>-3.11436</text:p>
          </table:table-cell>
          <table:table-cell table:style-name="ce1" office:value-type="float" office:value="-3.114387" calcext:value-type="float">
            <text:p>-3.114387</text:p>
          </table:table-cell>
          <table:table-cell table:style-name="ce1" office:value-type="float" office:value="-3.114394" calcext:value-type="float">
            <text:p>-3.114394</text:p>
          </table:table-cell>
          <table:table-cell office:value-type="float" office:value="-2.744132" calcext:value-type="float">
            <text:p>-2.74413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914" calcext:value-type="float">
            <text:p>2.914</text:p>
          </table:table-cell>
          <table:table-cell table:style-name="ce1" office:value-type="float" office:value="2.911852" calcext:value-type="float">
            <text:p>2.911852</text:p>
          </table:table-cell>
          <table:table-cell table:style-name="ce1" office:value-type="float" office:value="2.911762" calcext:value-type="float">
            <text:p>2.911762</text:p>
          </table:table-cell>
          <table:table-cell table:style-name="ce1" office:value-type="float" office:value="2.911739" calcext:value-type="float">
            <text:p>2.911739</text:p>
          </table:table-cell>
          <table:table-cell office:value-type="float" office:value="4.157509" calcext:value-type="float">
            <text:p>4.15750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.578509" calcext:value-type="float">
            <text:p>4.578509</text:p>
          </table:table-cell>
          <table:table-cell table:style-name="ce1" office:value-type="float" office:value="4.573376" calcext:value-type="float">
            <text:p>4.573376</text:p>
          </table:table-cell>
          <table:table-cell table:style-name="ce1" office:value-type="float" office:value="4.57316" calcext:value-type="float">
            <text:p>4.57316</text:p>
          </table:table-cell>
          <table:table-cell table:style-name="ce1" office:value-type="float" office:value="4.573106" calcext:value-type="float">
            <text:p>4.573106</text:p>
          </table:table-cell>
          <table:table-cell office:value-type="float" office:value="7.568713" calcext:value-type="float">
            <text:p>7.56871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5.266655" calcext:value-type="float">
            <text:p>-35.266655</text:p>
          </table:table-cell>
          <table:table-cell table:style-name="ce1" office:value-type="float" office:value="-35.266594" calcext:value-type="float">
            <text:p>-35.266594</text:p>
          </table:table-cell>
          <table:table-cell table:style-name="ce1" office:value-type="float" office:value="-35.266592" calcext:value-type="float">
            <text:p>-35.266592</text:p>
          </table:table-cell>
          <table:table-cell table:style-name="ce1" office:value-type="float" office:value="-35.266591" calcext:value-type="float">
            <text:p>-35.266591</text:p>
          </table:table-cell>
          <table:table-cell office:value-type="float" office:value="-35.297032" calcext:value-type="float">
            <text:p>-35.29703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6.405381" calcext:value-type="float">
            <text:p>-6.405381</text:p>
          </table:table-cell>
          <table:table-cell table:style-name="ce1" office:value-type="float" office:value="-6.410091" calcext:value-type="float">
            <text:p>-6.410091</text:p>
          </table:table-cell>
          <table:table-cell table:style-name="ce1" office:value-type="float" office:value="-6.410289" calcext:value-type="float">
            <text:p>-6.410289</text:p>
          </table:table-cell>
          <table:table-cell table:style-name="ce1" office:value-type="float" office:value="-6.410339" calcext:value-type="float">
            <text:p>-6.410339</text:p>
          </table:table-cell>
          <table:table-cell office:value-type="float" office:value="-3.637332" calcext:value-type="float">
            <text:p>-3.63733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.562315" calcext:value-type="float">
            <text:p>-2.562315</text:p>
          </table:table-cell>
          <table:table-cell table:style-name="ce1" office:value-type="float" office:value="-2.55953" calcext:value-type="float">
            <text:p>-2.55953</text:p>
          </table:table-cell>
          <table:table-cell table:style-name="ce1" office:value-type="float" office:value="-2.559413" calcext:value-type="float">
            <text:p>-2.559413</text:p>
          </table:table-cell>
          <table:table-cell table:style-name="ce1" office:value-type="float" office:value="-2.559384" calcext:value-type="float">
            <text:p>-2.559384</text:p>
          </table:table-cell>
          <table:table-cell office:value-type="float" office:value="-4.168322" calcext:value-type="float">
            <text:p>-4.16832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9.200228" calcext:value-type="float">
            <text:p>-9.200228</text:p>
          </table:table-cell>
          <table:table-cell table:style-name="ce1" office:value-type="float" office:value="-9.204347" calcext:value-type="float">
            <text:p>-9.204347</text:p>
          </table:table-cell>
          <table:table-cell table:style-name="ce1" office:value-type="float" office:value="-9.204521" calcext:value-type="float">
            <text:p>-9.204521</text:p>
          </table:table-cell>
          <table:table-cell table:style-name="ce1" office:value-type="float" office:value="-9.204564" calcext:value-type="float">
            <text:p>-9.204564</text:p>
          </table:table-cell>
          <table:table-cell office:value-type="float" office:value="-6.772785" calcext:value-type="float">
            <text:p>-6.77278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271117" calcext:value-type="float">
            <text:p>-4.271117</text:p>
          </table:table-cell>
          <table:table-cell table:style-name="ce1" office:value-type="float" office:value="-4.270748" calcext:value-type="float">
            <text:p>-4.270748</text:p>
          </table:table-cell>
          <table:table-cell table:style-name="ce1" office:value-type="float" office:value="-4.270733" calcext:value-type="float">
            <text:p>-4.270733</text:p>
          </table:table-cell>
          <table:table-cell table:style-name="ce1" office:value-type="float" office:value="-4.270729" calcext:value-type="float">
            <text:p>-4.270729</text:p>
          </table:table-cell>
          <table:table-cell office:value-type="float" office:value="-4.490883" calcext:value-type="float">
            <text:p>-4.49088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.720343" calcext:value-type="float">
            <text:p>4.720343</text:p>
          </table:table-cell>
          <table:table-cell table:style-name="ce1" office:value-type="float" office:value="4.730117" calcext:value-type="float">
            <text:p>4.730117</text:p>
          </table:table-cell>
          <table:table-cell table:style-name="ce1" office:value-type="float" office:value="4.730529" calcext:value-type="float">
            <text:p>4.730529</text:p>
          </table:table-cell>
          <table:table-cell table:style-name="ce1" office:value-type="float" office:value="4.730632" calcext:value-type="float">
            <text:p>4.730632</text:p>
          </table:table-cell>
          <table:table-cell office:value-type="float" office:value="-1.03681" calcext:value-type="float">
            <text:p>-1.0368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.742489" calcext:value-type="float">
            <text:p>10.742489</text:p>
          </table:table-cell>
          <table:table-cell table:style-name="ce1" office:value-type="float" office:value="10.7405" calcext:value-type="float">
            <text:p>10.7405</text:p>
          </table:table-cell>
          <table:table-cell table:style-name="ce1" office:value-type="float" office:value="10.740416" calcext:value-type="float">
            <text:p>10.740416</text:p>
          </table:table-cell>
          <table:table-cell table:style-name="ce1" office:value-type="float" office:value="10.740395" calcext:value-type="float">
            <text:p>10.740395</text:p>
          </table:table-cell>
          <table:table-cell office:value-type="float" office:value="11.938534" calcext:value-type="float">
            <text:p>11.93853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.497404" calcext:value-type="float">
            <text:p>10.497404</text:p>
          </table:table-cell>
          <table:table-cell table:style-name="ce1" office:value-type="float" office:value="10.503132" calcext:value-type="float">
            <text:p>10.503132</text:p>
          </table:table-cell>
          <table:table-cell table:style-name="ce1" office:value-type="float" office:value="10.503373" calcext:value-type="float">
            <text:p>10.503373</text:p>
          </table:table-cell>
          <table:table-cell table:style-name="ce1" office:value-type="float" office:value="10.503433" calcext:value-type="float">
            <text:p>10.503433</text:p>
          </table:table-cell>
          <table:table-cell office:value-type="float" office:value="7.10903" calcext:value-type="float">
            <text:p>7.1090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724123" calcext:value-type="float">
            <text:p>3.724123</text:p>
          </table:table-cell>
          <table:table-cell table:style-name="ce1" office:value-type="float" office:value="3.71858" calcext:value-type="float">
            <text:p>3.71858</text:p>
          </table:table-cell>
          <table:table-cell table:style-name="ce1" office:value-type="float" office:value="3.718347" calcext:value-type="float">
            <text:p>3.718347</text:p>
          </table:table-cell>
          <table:table-cell table:style-name="ce1" office:value-type="float" office:value="3.718289" calcext:value-type="float">
            <text:p>3.718289</text:p>
          </table:table-cell>
          <table:table-cell office:value-type="float" office:value="6.9818" calcext:value-type="float">
            <text:p>6.981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859114" calcext:value-type="float">
            <text:p>-1.859114</text:p>
          </table:table-cell>
          <table:table-cell table:style-name="ce1" office:value-type="float" office:value="-1.862397" calcext:value-type="float">
            <text:p>-1.862397</text:p>
          </table:table-cell>
          <table:table-cell table:style-name="ce1" office:value-type="float" office:value="-1.862536" calcext:value-type="float">
            <text:p>-1.862536</text:p>
          </table:table-cell>
          <table:table-cell table:style-name="ce1" office:value-type="float" office:value="-1.86257" calcext:value-type="float">
            <text:p>-1.86257</text:p>
          </table:table-cell>
          <table:table-cell office:value-type="float" office:value="0.077036" calcext:value-type="float">
            <text:p>0.07703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865747" calcext:value-type="float">
            <text:p>2.865747</text:p>
          </table:table-cell>
          <table:table-cell table:style-name="ce1" office:value-type="float" office:value="2.86232" calcext:value-type="float">
            <text:p>2.86232</text:p>
          </table:table-cell>
          <table:table-cell table:style-name="ce1" office:value-type="float" office:value="2.862176" calcext:value-type="float">
            <text:p>2.862176</text:p>
          </table:table-cell>
          <table:table-cell table:style-name="ce1" office:value-type="float" office:value="2.86214" calcext:value-type="float">
            <text:p>2.86214</text:p>
          </table:table-cell>
          <table:table-cell office:value-type="float" office:value="4.84767" calcext:value-type="float">
            <text:p>4.8476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9.559809" calcext:value-type="float">
            <text:p>-19.559809</text:p>
          </table:table-cell>
          <table:table-cell table:style-name="ce1" office:value-type="float" office:value="-19.56389" calcext:value-type="float">
            <text:p>-19.56389</text:p>
          </table:table-cell>
          <table:table-cell table:style-name="ce1" office:value-type="float" office:value="-19.564062" calcext:value-type="float">
            <text:p>-19.564062</text:p>
          </table:table-cell>
          <table:table-cell table:style-name="ce1" office:value-type="float" office:value="-19.564105" calcext:value-type="float">
            <text:p>-19.564105</text:p>
          </table:table-cell>
          <table:table-cell office:value-type="float" office:value="-17.186055" calcext:value-type="float">
            <text:p>-17.18605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211321" calcext:value-type="float">
            <text:p>8.211321</text:p>
          </table:table-cell>
          <table:table-cell table:style-name="ce1" office:value-type="float" office:value="8.221152" calcext:value-type="float">
            <text:p>8.221152</text:p>
          </table:table-cell>
          <table:table-cell table:style-name="ce1" office:value-type="float" office:value="8.221566" calcext:value-type="float">
            <text:p>8.221566</text:p>
          </table:table-cell>
          <table:table-cell table:style-name="ce1" office:value-type="float" office:value="8.22167" calcext:value-type="float">
            <text:p>8.22167</text:p>
          </table:table-cell>
          <table:table-cell office:value-type="float" office:value="2.461073" calcext:value-type="float">
            <text:p>2.46107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2.180526" calcext:value-type="float">
            <text:p>-22.180526</text:p>
          </table:table-cell>
          <table:table-cell table:style-name="ce1" office:value-type="float" office:value="-22.173351" calcext:value-type="float">
            <text:p>-22.173351</text:p>
          </table:table-cell>
          <table:table-cell table:style-name="ce1" office:value-type="float" office:value="-22.173048" calcext:value-type="float">
            <text:p>-22.173048</text:p>
          </table:table-cell>
          <table:table-cell table:style-name="ce1" office:value-type="float" office:value="-22.172973" calcext:value-type="float">
            <text:p>-22.172973</text:p>
          </table:table-cell>
          <table:table-cell office:value-type="float" office:value="-26.361112" calcext:value-type="float">
            <text:p>-26.36111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822085" calcext:value-type="float">
            <text:p>3.822085</text:p>
          </table:table-cell>
          <table:table-cell table:style-name="ce1" office:value-type="float" office:value="3.815664" calcext:value-type="float">
            <text:p>3.815664</text:p>
          </table:table-cell>
          <table:table-cell table:style-name="ce1" office:value-type="float" office:value="3.815394" calcext:value-type="float">
            <text:p>3.815394</text:p>
          </table:table-cell>
          <table:table-cell table:style-name="ce1" office:value-type="float" office:value="3.815326" calcext:value-type="float">
            <text:p>3.815326</text:p>
          </table:table-cell>
          <table:table-cell office:value-type="float" office:value="7.598145" calcext:value-type="float">
            <text:p>7.59814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.937637" calcext:value-type="float">
            <text:p>10.937637</text:p>
          </table:table-cell>
          <table:table-cell table:style-name="ce1" office:value-type="float" office:value="10.9379" calcext:value-type="float">
            <text:p>10.9379</text:p>
          </table:table-cell>
          <table:table-cell table:style-name="ce1" office:value-type="float" office:value="10.937911" calcext:value-type="float">
            <text:p>10.937911</text:p>
          </table:table-cell>
          <table:table-cell table:style-name="ce1" office:value-type="float" office:value="10.937914" calcext:value-type="float">
            <text:p>10.937914</text:p>
          </table:table-cell>
          <table:table-cell office:value-type="float" office:value="10.805308" calcext:value-type="float">
            <text:p>10.80530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8.364247" calcext:value-type="float">
            <text:p>-18.364247</text:p>
          </table:table-cell>
          <table:table-cell table:style-name="ce1" office:value-type="float" office:value="-18.366753" calcext:value-type="float">
            <text:p>-18.366753</text:p>
          </table:table-cell>
          <table:table-cell table:style-name="ce1" office:value-type="float" office:value="-18.366858" calcext:value-type="float">
            <text:p>-18.366858</text:p>
          </table:table-cell>
          <table:table-cell table:style-name="ce1" office:value-type="float" office:value="-18.366885" calcext:value-type="float">
            <text:p>-18.366885</text:p>
          </table:table-cell>
          <table:table-cell office:value-type="float" office:value="-16.856594" calcext:value-type="float">
            <text:p>-16.85659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6.906535" calcext:value-type="float">
            <text:p>-6.906535</text:p>
          </table:table-cell>
          <table:table-cell table:style-name="ce1" office:value-type="float" office:value="-6.910001" calcext:value-type="float">
            <text:p>-6.910001</text:p>
          </table:table-cell>
          <table:table-cell table:style-name="ce1" office:value-type="float" office:value="-6.910147" calcext:value-type="float">
            <text:p>-6.910147</text:p>
          </table:table-cell>
          <table:table-cell table:style-name="ce1" office:value-type="float" office:value="-6.910184" calcext:value-type="float">
            <text:p>-6.910184</text:p>
          </table:table-cell>
          <table:table-cell office:value-type="float" office:value="-4.851858" calcext:value-type="float">
            <text:p>-4.85185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1.290466" calcext:value-type="float">
            <text:p>-11.290466</text:p>
          </table:table-cell>
          <table:table-cell table:style-name="ce1" office:value-type="float" office:value="-11.291381" calcext:value-type="float">
            <text:p>-11.291381</text:p>
          </table:table-cell>
          <table:table-cell table:style-name="ce1" office:value-type="float" office:value="-11.291419" calcext:value-type="float">
            <text:p>-11.291419</text:p>
          </table:table-cell>
          <table:table-cell table:style-name="ce1" office:value-type="float" office:value="-11.291429" calcext:value-type="float">
            <text:p>-11.291429</text:p>
          </table:table-cell>
          <table:table-cell office:value-type="float" office:value="-10.768929" calcext:value-type="float">
            <text:p>-10.76892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.82578" calcext:value-type="float">
            <text:p>12.82578</text:p>
          </table:table-cell>
          <table:table-cell table:style-name="ce1" office:value-type="float" office:value="12.830841" calcext:value-type="float">
            <text:p>12.830841</text:p>
          </table:table-cell>
          <table:table-cell table:style-name="ce1" office:value-type="float" office:value="12.831055" calcext:value-type="float">
            <text:p>12.831055</text:p>
          </table:table-cell>
          <table:table-cell table:style-name="ce1" office:value-type="float" office:value="12.831108" calcext:value-type="float">
            <text:p>12.831108</text:p>
          </table:table-cell>
          <table:table-cell office:value-type="float" office:value="9.861085" calcext:value-type="float">
            <text:p>9.86108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7.488363" calcext:value-type="float">
            <text:p>-7.488363</text:p>
          </table:table-cell>
          <table:table-cell table:style-name="ce1" office:value-type="float" office:value="-7.491855" calcext:value-type="float">
            <text:p>-7.491855</text:p>
          </table:table-cell>
          <table:table-cell table:style-name="ce1" office:value-type="float" office:value="-7.492002" calcext:value-type="float">
            <text:p>-7.492002</text:p>
          </table:table-cell>
          <table:table-cell table:style-name="ce1" office:value-type="float" office:value="-7.492039" calcext:value-type="float">
            <text:p>-7.492039</text:p>
          </table:table-cell>
          <table:table-cell office:value-type="float" office:value="-5.445507" calcext:value-type="float">
            <text:p>-5.44550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056229" calcext:value-type="float">
            <text:p>2.056229</text:p>
          </table:table-cell>
          <table:table-cell table:style-name="ce1" office:value-type="float" office:value="2.050485" calcext:value-type="float">
            <text:p>2.050485</text:p>
          </table:table-cell>
          <table:table-cell table:style-name="ce1" office:value-type="float" office:value="2.050243" calcext:value-type="float">
            <text:p>2.050243</text:p>
          </table:table-cell>
          <table:table-cell table:style-name="ce1" office:value-type="float" office:value="2.050183" calcext:value-type="float">
            <text:p>2.050183</text:p>
          </table:table-cell>
          <table:table-cell office:value-type="float" office:value="5.455995" calcext:value-type="float">
            <text:p>5.4559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344054" calcext:value-type="float">
            <text:p>3.344054</text:p>
          </table:table-cell>
          <table:table-cell table:style-name="ce1" office:value-type="float" office:value="3.341179" calcext:value-type="float">
            <text:p>3.341179</text:p>
          </table:table-cell>
          <table:table-cell table:style-name="ce1" office:value-type="float" office:value="3.341058" calcext:value-type="float">
            <text:p>3.341058</text:p>
          </table:table-cell>
          <table:table-cell table:style-name="ce1" office:value-type="float" office:value="3.341028" calcext:value-type="float">
            <text:p>3.341028</text:p>
          </table:table-cell>
          <table:table-cell office:value-type="float" office:value="5.029925" calcext:value-type="float">
            <text:p>5.02992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58332" calcext:value-type="float">
            <text:p>-1.58332</text:p>
          </table:table-cell>
          <table:table-cell table:style-name="ce1" office:value-type="float" office:value="-1.590203" calcext:value-type="float">
            <text:p>-1.590203</text:p>
          </table:table-cell>
          <table:table-cell table:style-name="ce1" office:value-type="float" office:value="-1.590493" calcext:value-type="float">
            <text:p>-1.590493</text:p>
          </table:table-cell>
          <table:table-cell table:style-name="ce1" office:value-type="float" office:value="-1.590566" calcext:value-type="float">
            <text:p>-1.590566</text:p>
          </table:table-cell>
          <table:table-cell office:value-type="float" office:value="2.439568" calcext:value-type="float">
            <text:p>2.43956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039753" calcext:value-type="float">
            <text:p>9.039753</text:p>
          </table:table-cell>
          <table:table-cell table:style-name="ce1" office:value-type="float" office:value="9.041316" calcext:value-type="float">
            <text:p>9.041316</text:p>
          </table:table-cell>
          <table:table-cell table:style-name="ce1" office:value-type="float" office:value="9.041382" calcext:value-type="float">
            <text:p>9.041382</text:p>
          </table:table-cell>
          <table:table-cell table:style-name="ce1" office:value-type="float" office:value="9.041398" calcext:value-type="float">
            <text:p>9.041398</text:p>
          </table:table-cell>
          <table:table-cell office:value-type="float" office:value="8.12085" calcext:value-type="float">
            <text:p>8.1208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.049927" calcext:value-type="float">
            <text:p>-2.049927</text:p>
          </table:table-cell>
          <table:table-cell table:style-name="ce1" office:value-type="float" office:value="-2.051452" calcext:value-type="float">
            <text:p>-2.051452</text:p>
          </table:table-cell>
          <table:table-cell table:style-name="ce1" office:value-type="float" office:value="-2.051516" calcext:value-type="float">
            <text:p>-2.051516</text:p>
          </table:table-cell>
          <table:table-cell table:style-name="ce1" office:value-type="float" office:value="-2.051533" calcext:value-type="float">
            <text:p>-2.051533</text:p>
          </table:table-cell>
          <table:table-cell office:value-type="float" office:value="-1.162547" calcext:value-type="float">
            <text:p>-1.16254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11486" calcext:value-type="float">
            <text:p>-4.11486</text:p>
          </table:table-cell>
          <table:table-cell table:style-name="ce1" office:value-type="float" office:value="-4.115753" calcext:value-type="float">
            <text:p>-4.115753</text:p>
          </table:table-cell>
          <table:table-cell table:style-name="ce1" office:value-type="float" office:value="-4.115791" calcext:value-type="float">
            <text:p>-4.115791</text:p>
          </table:table-cell>
          <table:table-cell table:style-name="ce1" office:value-type="float" office:value="-4.115801" calcext:value-type="float">
            <text:p>-4.115801</text:p>
          </table:table-cell>
          <table:table-cell office:value-type="float" office:value="-3.611078" calcext:value-type="float">
            <text:p>-3.61107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.930962" calcext:value-type="float">
            <text:p>12.930962</text:p>
          </table:table-cell>
          <table:table-cell table:style-name="ce1" office:value-type="float" office:value="12.945425" calcext:value-type="float">
            <text:p>12.945425</text:p>
          </table:table-cell>
          <table:table-cell table:style-name="ce1" office:value-type="float" office:value="12.946034" calcext:value-type="float">
            <text:p>12.946034</text:p>
          </table:table-cell>
          <table:table-cell table:style-name="ce1" office:value-type="float" office:value="12.946186" calcext:value-type="float">
            <text:p>12.946186</text:p>
          </table:table-cell>
          <table:table-cell office:value-type="float" office:value="4.387884" calcext:value-type="float">
            <text:p>4.38788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.677542" calcext:value-type="float">
            <text:p>6.677542</text:p>
          </table:table-cell>
          <table:table-cell table:style-name="ce1" office:value-type="float" office:value="6.678238" calcext:value-type="float">
            <text:p>6.678238</text:p>
          </table:table-cell>
          <table:table-cell table:style-name="ce1" office:value-type="float" office:value="6.678267" calcext:value-type="float">
            <text:p>6.678267</text:p>
          </table:table-cell>
          <table:table-cell table:style-name="ce1" office:value-type="float" office:value="6.678275" calcext:value-type="float">
            <text:p>6.678275</text:p>
          </table:table-cell>
          <table:table-cell office:value-type="float" office:value="6.271022" calcext:value-type="float">
            <text:p>6.27102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205132" calcext:value-type="float">
            <text:p>7.205132</text:p>
          </table:table-cell>
          <table:table-cell table:style-name="ce1" office:value-type="float" office:value="7.211194" calcext:value-type="float">
            <text:p>7.211194</text:p>
          </table:table-cell>
          <table:table-cell table:style-name="ce1" office:value-type="float" office:value="7.21145" calcext:value-type="float">
            <text:p>7.21145</text:p>
          </table:table-cell>
          <table:table-cell table:style-name="ce1" office:value-type="float" office:value="7.211514" calcext:value-type="float">
            <text:p>7.211514</text:p>
          </table:table-cell>
          <table:table-cell office:value-type="float" office:value="3.704383" calcext:value-type="float">
            <text:p>3.70438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6.356466" calcext:value-type="float">
            <text:p>-6.356466</text:p>
          </table:table-cell>
          <table:table-cell table:style-name="ce1" office:value-type="float" office:value="-6.353121" calcext:value-type="float">
            <text:p>-6.353121</text:p>
          </table:table-cell>
          <table:table-cell table:style-name="ce1" office:value-type="float" office:value="-6.35298" calcext:value-type="float">
            <text:p>-6.35298</text:p>
          </table:table-cell>
          <table:table-cell table:style-name="ce1" office:value-type="float" office:value="-6.352945" calcext:value-type="float">
            <text:p>-6.352945</text:p>
          </table:table-cell>
          <table:table-cell office:value-type="float" office:value="-8.299949" calcext:value-type="float">
            <text:p>-8.29994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6.072389" calcext:value-type="float">
            <text:p>-6.072389</text:p>
          </table:table-cell>
          <table:table-cell table:style-name="ce1" office:value-type="float" office:value="-6.065454" calcext:value-type="float">
            <text:p>-6.065454</text:p>
          </table:table-cell>
          <table:table-cell table:style-name="ce1" office:value-type="float" office:value="-6.065162" calcext:value-type="float">
            <text:p>-6.065162</text:p>
          </table:table-cell>
          <table:table-cell table:style-name="ce1" office:value-type="float" office:value="-6.065089" calcext:value-type="float">
            <text:p>-6.065089</text:p>
          </table:table-cell>
          <table:table-cell office:value-type="float" office:value="-10.077468" calcext:value-type="float">
            <text:p>-10.07746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1.245544" calcext:value-type="float">
            <text:p>-31.245544</text:p>
          </table:table-cell>
          <table:table-cell table:style-name="ce1" office:value-type="float" office:value="-31.245994" calcext:value-type="float">
            <text:p>-31.245994</text:p>
          </table:table-cell>
          <table:table-cell table:style-name="ce1" office:value-type="float" office:value="-31.246013" calcext:value-type="float">
            <text:p>-31.246013</text:p>
          </table:table-cell>
          <table:table-cell table:style-name="ce1" office:value-type="float" office:value="-31.246018" calcext:value-type="float">
            <text:p>-31.246018</text:p>
          </table:table-cell>
          <table:table-cell office:value-type="float" office:value="-30.962019" calcext:value-type="float">
            <text:p>-30.96201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.870774" calcext:value-type="float">
            <text:p>12.870774</text:p>
          </table:table-cell>
          <table:table-cell table:style-name="ce1" office:value-type="float" office:value="12.884322" calcext:value-type="float">
            <text:p>12.884322</text:p>
          </table:table-cell>
          <table:table-cell table:style-name="ce1" office:value-type="float" office:value="12.884893" calcext:value-type="float">
            <text:p>12.884893</text:p>
          </table:table-cell>
          <table:table-cell table:style-name="ce1" office:value-type="float" office:value="12.885036" calcext:value-type="float">
            <text:p>12.885036</text:p>
          </table:table-cell>
          <table:table-cell office:value-type="float" office:value="4.966981" calcext:value-type="float">
            <text:p>4.96698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900106" calcext:value-type="float">
            <text:p>8.900106</text:p>
          </table:table-cell>
          <table:table-cell table:style-name="ce1" office:value-type="float" office:value="8.903524" calcext:value-type="float">
            <text:p>8.903524</text:p>
          </table:table-cell>
          <table:table-cell table:style-name="ce1" office:value-type="float" office:value="8.903668" calcext:value-type="float">
            <text:p>8.903668</text:p>
          </table:table-cell>
          <table:table-cell table:style-name="ce1" office:value-type="float" office:value="8.903704" calcext:value-type="float">
            <text:p>8.903704</text:p>
          </table:table-cell>
          <table:table-cell office:value-type="float" office:value="6.848175" calcext:value-type="float">
            <text:p>6.84817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.260271" calcext:value-type="float">
            <text:p>12.260271</text:p>
          </table:table-cell>
          <table:table-cell table:style-name="ce1" office:value-type="float" office:value="12.266818" calcext:value-type="float">
            <text:p>12.266818</text:p>
          </table:table-cell>
          <table:table-cell table:style-name="ce1" office:value-type="float" office:value="12.267094" calcext:value-type="float">
            <text:p>12.267094</text:p>
          </table:table-cell>
          <table:table-cell table:style-name="ce1" office:value-type="float" office:value="12.267163" calcext:value-type="float">
            <text:p>12.267163</text:p>
          </table:table-cell>
          <table:table-cell office:value-type="float" office:value="8.449686" calcext:value-type="float">
            <text:p>8.44968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.070562" calcext:value-type="float">
            <text:p>10.070562</text:p>
          </table:table-cell>
          <table:table-cell table:style-name="ce1" office:value-type="float" office:value="10.068662" calcext:value-type="float">
            <text:p>10.068662</text:p>
          </table:table-cell>
          <table:table-cell table:style-name="ce1" office:value-type="float" office:value="10.068582" calcext:value-type="float">
            <text:p>10.068582</text:p>
          </table:table-cell>
          <table:table-cell table:style-name="ce1" office:value-type="float" office:value="10.068562" calcext:value-type="float">
            <text:p>10.068562</text:p>
          </table:table-cell>
          <table:table-cell office:value-type="float" office:value="11.197118" calcext:value-type="float">
            <text:p>11.19711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9.508807" calcext:value-type="float">
            <text:p>-39.508807</text:p>
          </table:table-cell>
          <table:table-cell table:style-name="ce1" office:value-type="float" office:value="-39.499228" calcext:value-type="float">
            <text:p>-39.499228</text:p>
          </table:table-cell>
          <table:table-cell table:style-name="ce1" office:value-type="float" office:value="-39.498824" calcext:value-type="float">
            <text:p>-39.498824</text:p>
          </table:table-cell>
          <table:table-cell table:style-name="ce1" office:value-type="float" office:value="-39.498724" calcext:value-type="float">
            <text:p>-39.498724</text:p>
          </table:table-cell>
          <table:table-cell office:value-type="float" office:value="-45.099405" calcext:value-type="float">
            <text:p>-45.0994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.762719" calcext:value-type="float">
            <text:p>10.762719</text:p>
          </table:table-cell>
          <table:table-cell table:style-name="ce1" office:value-type="float" office:value="10.765325" calcext:value-type="float">
            <text:p>10.765325</text:p>
          </table:table-cell>
          <table:table-cell table:style-name="ce1" office:value-type="float" office:value="10.765435" calcext:value-type="float">
            <text:p>10.765435</text:p>
          </table:table-cell>
          <table:table-cell table:style-name="ce1" office:value-type="float" office:value="10.765463" calcext:value-type="float">
            <text:p>10.765463</text:p>
          </table:table-cell>
          <table:table-cell office:value-type="float" office:value="9.246328" calcext:value-type="float">
            <text:p>9.24632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133839" calcext:value-type="float">
            <text:p>2.133839</text:p>
          </table:table-cell>
          <table:table-cell table:style-name="ce1" office:value-type="float" office:value="2.13109" calcext:value-type="float">
            <text:p>2.13109</text:p>
          </table:table-cell>
          <table:table-cell table:style-name="ce1" office:value-type="float" office:value="2.130974" calcext:value-type="float">
            <text:p>2.130974</text:p>
          </table:table-cell>
          <table:table-cell table:style-name="ce1" office:value-type="float" office:value="2.130945" calcext:value-type="float">
            <text:p>2.130945</text:p>
          </table:table-cell>
          <table:table-cell office:value-type="float" office:value="3.711202" calcext:value-type="float">
            <text:p>3.71120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7.710788" calcext:value-type="float">
            <text:p>-7.710788</text:p>
          </table:table-cell>
          <table:table-cell table:style-name="ce1" office:value-type="float" office:value="-7.715587" calcext:value-type="float">
            <text:p>-7.715587</text:p>
          </table:table-cell>
          <table:table-cell table:style-name="ce1" office:value-type="float" office:value="-7.715789" calcext:value-type="float">
            <text:p>-7.715789</text:p>
          </table:table-cell>
          <table:table-cell table:style-name="ce1" office:value-type="float" office:value="-7.71584" calcext:value-type="float">
            <text:p>-7.71584</text:p>
          </table:table-cell>
          <table:table-cell office:value-type="float" office:value="-4.888145" calcext:value-type="float">
            <text:p>-4.88814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317862" calcext:value-type="float">
            <text:p>5.317862</text:p>
          </table:table-cell>
          <table:table-cell table:style-name="ce1" office:value-type="float" office:value="5.311079" calcext:value-type="float">
            <text:p>5.311079</text:p>
          </table:table-cell>
          <table:table-cell table:style-name="ce1" office:value-type="float" office:value="5.310793" calcext:value-type="float">
            <text:p>5.310793</text:p>
          </table:table-cell>
          <table:table-cell table:style-name="ce1" office:value-type="float" office:value="5.310721" calcext:value-type="float">
            <text:p>5.310721</text:p>
          </table:table-cell>
          <table:table-cell office:value-type="float" office:value="9.290814" calcext:value-type="float">
            <text:p>9.29081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0.141348" calcext:value-type="float">
            <text:p>-0.141348</text:p>
          </table:table-cell>
          <table:table-cell table:style-name="ce1" office:value-type="float" office:value="-0.146662" calcext:value-type="float">
            <text:p>-0.146662</text:p>
          </table:table-cell>
          <table:table-cell table:style-name="ce1" office:value-type="float" office:value="-0.146886" calcext:value-type="float">
            <text:p>-0.146886</text:p>
          </table:table-cell>
          <table:table-cell table:style-name="ce1" office:value-type="float" office:value="-0.146942" calcext:value-type="float">
            <text:p>-0.146942</text:p>
          </table:table-cell>
          <table:table-cell office:value-type="float" office:value="2.960313" calcext:value-type="float">
            <text:p>2.96031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6.054909" calcext:value-type="float">
            <text:p>-6.054909</text:p>
          </table:table-cell>
          <table:table-cell table:style-name="ce1" office:value-type="float" office:value="-6.055602" calcext:value-type="float">
            <text:p>-6.055602</text:p>
          </table:table-cell>
          <table:table-cell table:style-name="ce1" office:value-type="float" office:value="-6.055631" calcext:value-type="float">
            <text:p>-6.055631</text:p>
          </table:table-cell>
          <table:table-cell table:style-name="ce1" office:value-type="float" office:value="-6.055639" calcext:value-type="float">
            <text:p>-6.055639</text:p>
          </table:table-cell>
          <table:table-cell office:value-type="float" office:value="-5.648057" calcext:value-type="float">
            <text:p>-5.64805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151292" calcext:value-type="float">
            <text:p>-1.151292</text:p>
          </table:table-cell>
          <table:table-cell table:style-name="ce1" office:value-type="float" office:value="-1.15707" calcext:value-type="float">
            <text:p>-1.15707</text:p>
          </table:table-cell>
          <table:table-cell table:style-name="ce1" office:value-type="float" office:value="-1.157314" calcext:value-type="float">
            <text:p>-1.157314</text:p>
          </table:table-cell>
          <table:table-cell table:style-name="ce1" office:value-type="float" office:value="-1.157375" calcext:value-type="float">
            <text:p>-1.157375</text:p>
          </table:table-cell>
          <table:table-cell office:value-type="float" office:value="2.248463" calcext:value-type="float">
            <text:p>2.24846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52.532443" calcext:value-type="float">
            <text:p>-52.532443</text:p>
          </table:table-cell>
          <table:table-cell table:style-name="ce1" office:value-type="float" office:value="-52.540096" calcext:value-type="float">
            <text:p>-52.540096</text:p>
          </table:table-cell>
          <table:table-cell table:style-name="ce1" office:value-type="float" office:value="-52.540419" calcext:value-type="float">
            <text:p>-52.540419</text:p>
          </table:table-cell>
          <table:table-cell table:style-name="ce1" office:value-type="float" office:value="-52.5405" calcext:value-type="float">
            <text:p>-52.5405</text:p>
          </table:table-cell>
          <table:table-cell office:value-type="float" office:value="-48.065062" calcext:value-type="float">
            <text:p>-48.06506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7.434939" calcext:value-type="float">
            <text:p>-7.434939</text:p>
          </table:table-cell>
          <table:table-cell table:style-name="ce1" office:value-type="float" office:value="-7.443079" calcext:value-type="float">
            <text:p>-7.443079</text:p>
          </table:table-cell>
          <table:table-cell table:style-name="ce1" office:value-type="float" office:value="-7.443422" calcext:value-type="float">
            <text:p>-7.443422</text:p>
          </table:table-cell>
          <table:table-cell table:style-name="ce1" office:value-type="float" office:value="-7.443508" calcext:value-type="float">
            <text:p>-7.443508</text:p>
          </table:table-cell>
          <table:table-cell office:value-type="float" office:value="-2.634834" calcext:value-type="float">
            <text:p>-2.63483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782972" calcext:value-type="float">
            <text:p>7.782972</text:p>
          </table:table-cell>
          <table:table-cell table:style-name="ce1" office:value-type="float" office:value="7.785912" calcext:value-type="float">
            <text:p>7.785912</text:p>
          </table:table-cell>
          <table:table-cell table:style-name="ce1" office:value-type="float" office:value="7.786036" calcext:value-type="float">
            <text:p>7.786036</text:p>
          </table:table-cell>
          <table:table-cell table:style-name="ce1" office:value-type="float" office:value="7.786067" calcext:value-type="float">
            <text:p>7.786067</text:p>
          </table:table-cell>
          <table:table-cell office:value-type="float" office:value="6.024247" calcext:value-type="float">
            <text:p>6.02424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82275" calcext:value-type="float">
            <text:p>7.82275</text:p>
          </table:table-cell>
          <table:table-cell table:style-name="ce1" office:value-type="float" office:value="7.820221" calcext:value-type="float">
            <text:p>7.820221</text:p>
          </table:table-cell>
          <table:table-cell table:style-name="ce1" office:value-type="float" office:value="7.820114" calcext:value-type="float">
            <text:p>7.820114</text:p>
          </table:table-cell>
          <table:table-cell table:style-name="ce1" office:value-type="float" office:value="7.820087" calcext:value-type="float">
            <text:p>7.820087</text:p>
          </table:table-cell>
          <table:table-cell office:value-type="float" office:value="9.317555" calcext:value-type="float">
            <text:p>9.31755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037118" calcext:value-type="float">
            <text:p>-1.037118</text:p>
          </table:table-cell>
          <table:table-cell table:style-name="ce1" office:value-type="float" office:value="-1.041942" calcext:value-type="float">
            <text:p>-1.041942</text:p>
          </table:table-cell>
          <table:table-cell table:style-name="ce1" office:value-type="float" office:value="-1.042145" calcext:value-type="float">
            <text:p>-1.042145</text:p>
          </table:table-cell>
          <table:table-cell table:style-name="ce1" office:value-type="float" office:value="-1.042196" calcext:value-type="float">
            <text:p>-1.042196</text:p>
          </table:table-cell>
          <table:table-cell office:value-type="float" office:value="1.812304" calcext:value-type="float">
            <text:p>1.81230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826857" calcext:value-type="float">
            <text:p>11.826857</text:p>
          </table:table-cell>
          <table:table-cell table:style-name="ce1" office:value-type="float" office:value="11.832846" calcext:value-type="float">
            <text:p>11.832846</text:p>
          </table:table-cell>
          <table:table-cell table:style-name="ce1" office:value-type="float" office:value="11.833098" calcext:value-type="float">
            <text:p>11.833098</text:p>
          </table:table-cell>
          <table:table-cell table:style-name="ce1" office:value-type="float" office:value="11.833161" calcext:value-type="float">
            <text:p>11.833161</text:p>
          </table:table-cell>
          <table:table-cell office:value-type="float" office:value="8.309136" calcext:value-type="float">
            <text:p>8.30913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7.077555" calcext:value-type="float">
            <text:p>-7.077555</text:p>
          </table:table-cell>
          <table:table-cell table:style-name="ce1" office:value-type="float" office:value="-7.075514" calcext:value-type="float">
            <text:p>-7.075514</text:p>
          </table:table-cell>
          <table:table-cell table:style-name="ce1" office:value-type="float" office:value="-7.075428" calcext:value-type="float">
            <text:p>-7.075428</text:p>
          </table:table-cell>
          <table:table-cell table:style-name="ce1" office:value-type="float" office:value="-7.075407" calcext:value-type="float">
            <text:p>-7.075407</text:p>
          </table:table-cell>
          <table:table-cell office:value-type="float" office:value="-8.285848" calcext:value-type="float">
            <text:p>-8.28584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18694" calcext:value-type="float">
            <text:p>-4.18694</text:p>
          </table:table-cell>
          <table:table-cell table:style-name="ce1" office:value-type="float" office:value="-4.185511" calcext:value-type="float">
            <text:p>-4.185511</text:p>
          </table:table-cell>
          <table:table-cell table:style-name="ce1" office:value-type="float" office:value="-4.185451" calcext:value-type="float">
            <text:p>-4.185451</text:p>
          </table:table-cell>
          <table:table-cell table:style-name="ce1" office:value-type="float" office:value="-4.185435" calcext:value-type="float">
            <text:p>-4.185435</text:p>
          </table:table-cell>
          <table:table-cell office:value-type="float" office:value="-5.07879" calcext:value-type="float">
            <text:p>-5.0787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831159" calcext:value-type="float">
            <text:p>1.831159</text:p>
          </table:table-cell>
          <table:table-cell table:style-name="ce1" office:value-type="float" office:value="1.828661" calcext:value-type="float">
            <text:p>1.828661</text:p>
          </table:table-cell>
          <table:table-cell table:style-name="ce1" office:value-type="float" office:value="1.828556" calcext:value-type="float">
            <text:p>1.828556</text:p>
          </table:table-cell>
          <table:table-cell table:style-name="ce1" office:value-type="float" office:value="1.828529" calcext:value-type="float">
            <text:p>1.828529</text:p>
          </table:table-cell>
          <table:table-cell office:value-type="float" office:value="3.277964" calcext:value-type="float">
            <text:p>3.27796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11648" calcext:value-type="float">
            <text:p>0.11648</text:p>
          </table:table-cell>
          <table:table-cell table:style-name="ce1" office:value-type="float" office:value="0.110202" calcext:value-type="float">
            <text:p>0.110202</text:p>
          </table:table-cell>
          <table:table-cell table:style-name="ce1" office:value-type="float" office:value="0.109938" calcext:value-type="float">
            <text:p>0.109938</text:p>
          </table:table-cell>
          <table:table-cell table:style-name="ce1" office:value-type="float" office:value="0.109872" calcext:value-type="float">
            <text:p>0.109872</text:p>
          </table:table-cell>
          <table:table-cell office:value-type="float" office:value="3.779147" calcext:value-type="float">
            <text:p>3.77914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352009" calcext:value-type="float">
            <text:p>11.352009</text:p>
          </table:table-cell>
          <table:table-cell table:style-name="ce1" office:value-type="float" office:value="11.356808" calcext:value-type="float">
            <text:p>11.356808</text:p>
          </table:table-cell>
          <table:table-cell table:style-name="ce1" office:value-type="float" office:value="11.35701" calcext:value-type="float">
            <text:p>11.35701</text:p>
          </table:table-cell>
          <table:table-cell table:style-name="ce1" office:value-type="float" office:value="11.357061" calcext:value-type="float">
            <text:p>11.357061</text:p>
          </table:table-cell>
          <table:table-cell office:value-type="float" office:value="8.577969" calcext:value-type="float">
            <text:p>8.57796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.535956" calcext:value-type="float">
            <text:p>4.535956</text:p>
          </table:table-cell>
          <table:table-cell table:style-name="ce1" office:value-type="float" office:value="4.52855" calcext:value-type="float">
            <text:p>4.52855</text:p>
          </table:table-cell>
          <table:table-cell table:style-name="ce1" office:value-type="float" office:value="4.528238" calcext:value-type="float">
            <text:p>4.528238</text:p>
          </table:table-cell>
          <table:table-cell table:style-name="ce1" office:value-type="float" office:value="4.52816" calcext:value-type="float">
            <text:p>4.52816</text:p>
          </table:table-cell>
          <table:table-cell office:value-type="float" office:value="8.856073" calcext:value-type="float">
            <text:p>8.85607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1.777884" calcext:value-type="float">
            <text:p>-11.777884</text:p>
          </table:table-cell>
          <table:table-cell table:style-name="ce1" office:value-type="float" office:value="-11.775184" calcext:value-type="float">
            <text:p>-11.775184</text:p>
          </table:table-cell>
          <table:table-cell table:style-name="ce1" office:value-type="float" office:value="-11.77507" calcext:value-type="float">
            <text:p>-11.77507</text:p>
          </table:table-cell>
          <table:table-cell table:style-name="ce1" office:value-type="float" office:value="-11.775042" calcext:value-type="float">
            <text:p>-11.775042</text:p>
          </table:table-cell>
          <table:table-cell office:value-type="float" office:value="-13.329067" calcext:value-type="float">
            <text:p>-13.32906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301928" calcext:value-type="float">
            <text:p>-1.301928</text:p>
          </table:table-cell>
          <table:table-cell table:style-name="ce1" office:value-type="float" office:value="-1.302677" calcext:value-type="float">
            <text:p>-1.302677</text:p>
          </table:table-cell>
          <table:table-cell table:style-name="ce1" office:value-type="float" office:value="-1.302709" calcext:value-type="float">
            <text:p>-1.302709</text:p>
          </table:table-cell>
          <table:table-cell table:style-name="ce1" office:value-type="float" office:value="-1.302717" calcext:value-type="float">
            <text:p>-1.302717</text:p>
          </table:table-cell>
          <table:table-cell office:value-type="float" office:value="-0.856506" calcext:value-type="float">
            <text:p>-0.85650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.162779" calcext:value-type="float">
            <text:p>-2.162779</text:p>
          </table:table-cell>
          <table:table-cell table:style-name="ce1" office:value-type="float" office:value="-2.162452" calcext:value-type="float">
            <text:p>-2.162452</text:p>
          </table:table-cell>
          <table:table-cell table:style-name="ce1" office:value-type="float" office:value="-2.162438" calcext:value-type="float">
            <text:p>-2.162438</text:p>
          </table:table-cell>
          <table:table-cell table:style-name="ce1" office:value-type="float" office:value="-2.162434" calcext:value-type="float">
            <text:p>-2.162434</text:p>
          </table:table-cell>
          <table:table-cell office:value-type="float" office:value="-2.346788" calcext:value-type="float">
            <text:p>-2.34678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.369087" calcext:value-type="float">
            <text:p>-3.369087</text:p>
          </table:table-cell>
          <table:table-cell table:style-name="ce1" office:value-type="float" office:value="-3.367747" calcext:value-type="float">
            <text:p>-3.367747</text:p>
          </table:table-cell>
          <table:table-cell table:style-name="ce1" office:value-type="float" office:value="-3.36769" calcext:value-type="float">
            <text:p>-3.36769</text:p>
          </table:table-cell>
          <table:table-cell table:style-name="ce1" office:value-type="float" office:value="-3.367676" calcext:value-type="float">
            <text:p>-3.367676</text:p>
          </table:table-cell>
          <table:table-cell office:value-type="float" office:value="-4.16958" calcext:value-type="float">
            <text:p>-4.1695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7.213346" calcext:value-type="float">
            <text:p>-7.213346</text:p>
          </table:table-cell>
          <table:table-cell table:style-name="ce1" office:value-type="float" office:value="-7.214975" calcext:value-type="float">
            <text:p>-7.214975</text:p>
          </table:table-cell>
          <table:table-cell table:style-name="ce1" office:value-type="float" office:value="-7.215044" calcext:value-type="float">
            <text:p>-7.215044</text:p>
          </table:table-cell>
          <table:table-cell table:style-name="ce1" office:value-type="float" office:value="-7.215061" calcext:value-type="float">
            <text:p>-7.215061</text:p>
          </table:table-cell>
          <table:table-cell office:value-type="float" office:value="-6.270917" calcext:value-type="float">
            <text:p>-6.27091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845769" calcext:value-type="float">
            <text:p>2.845769</text:p>
          </table:table-cell>
          <table:table-cell table:style-name="ce1" office:value-type="float" office:value="2.867719" calcext:value-type="float">
            <text:p>2.867719</text:p>
          </table:table-cell>
          <table:table-cell table:style-name="ce1" office:value-type="float" office:value="2.868644" calcext:value-type="float">
            <text:p>2.868644</text:p>
          </table:table-cell>
          <table:table-cell table:style-name="ce1" office:value-type="float" office:value="2.868875" calcext:value-type="float">
            <text:p>2.868875</text:p>
          </table:table-cell>
          <table:table-cell office:value-type="float" office:value="-9.988616" calcext:value-type="float">
            <text:p>-9.9886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2.809086" calcext:value-type="float">
            <text:p>-42.809086</text:p>
          </table:table-cell>
          <table:table-cell table:style-name="ce1" office:value-type="float" office:value="-42.811544" calcext:value-type="float">
            <text:p>-42.811544</text:p>
          </table:table-cell>
          <table:table-cell table:style-name="ce1" office:value-type="float" office:value="-42.811648" calcext:value-type="float">
            <text:p>-42.811648</text:p>
          </table:table-cell>
          <table:table-cell table:style-name="ce1" office:value-type="float" office:value="-42.811674" calcext:value-type="float">
            <text:p>-42.811674</text:p>
          </table:table-cell>
          <table:table-cell office:value-type="float" office:value="-41.378647" calcext:value-type="float">
            <text:p>-41.37864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231431" calcext:value-type="float">
            <text:p>3.231431</text:p>
          </table:table-cell>
          <table:table-cell table:style-name="ce1" office:value-type="float" office:value="3.226108" calcext:value-type="float">
            <text:p>3.226108</text:p>
          </table:table-cell>
          <table:table-cell table:style-name="ce1" office:value-type="float" office:value="3.225884" calcext:value-type="float">
            <text:p>3.225884</text:p>
          </table:table-cell>
          <table:table-cell table:style-name="ce1" office:value-type="float" office:value="3.225828" calcext:value-type="float">
            <text:p>3.225828</text:p>
          </table:table-cell>
          <table:table-cell office:value-type="float" office:value="6.367596" calcext:value-type="float">
            <text:p>6.36759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003489" calcext:value-type="float">
            <text:p>1.003489</text:p>
          </table:table-cell>
          <table:table-cell table:style-name="ce1" office:value-type="float" office:value="0.999579" calcext:value-type="float">
            <text:p>0.999579</text:p>
          </table:table-cell>
          <table:table-cell table:style-name="ce1" office:value-type="float" office:value="0.999414" calcext:value-type="float">
            <text:p>0.999414</text:p>
          </table:table-cell>
          <table:table-cell table:style-name="ce1" office:value-type="float" office:value="0.999373" calcext:value-type="float">
            <text:p>0.999373</text:p>
          </table:table-cell>
          <table:table-cell office:value-type="float" office:value="3.286272" calcext:value-type="float">
            <text:p>3.28627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3.06745" calcext:value-type="float">
            <text:p>13.06745</text:p>
          </table:table-cell>
          <table:table-cell table:style-name="ce1" office:value-type="float" office:value="13.079816" calcext:value-type="float">
            <text:p>13.079816</text:p>
          </table:table-cell>
          <table:table-cell table:style-name="ce1" office:value-type="float" office:value="13.080338" calcext:value-type="float">
            <text:p>13.080338</text:p>
          </table:table-cell>
          <table:table-cell table:style-name="ce1" office:value-type="float" office:value="13.080468" calcext:value-type="float">
            <text:p>13.080468</text:p>
          </table:table-cell>
          <table:table-cell office:value-type="float" office:value="5.765282" calcext:value-type="float">
            <text:p>5.76528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547779" calcext:value-type="float">
            <text:p>9.547779</text:p>
          </table:table-cell>
          <table:table-cell table:style-name="ce1" office:value-type="float" office:value="9.550582" calcext:value-type="float">
            <text:p>9.550582</text:p>
          </table:table-cell>
          <table:table-cell table:style-name="ce1" office:value-type="float" office:value="9.5507" calcext:value-type="float">
            <text:p>9.5507</text:p>
          </table:table-cell>
          <table:table-cell table:style-name="ce1" office:value-type="float" office:value="9.55073" calcext:value-type="float">
            <text:p>9.55073</text:p>
          </table:table-cell>
          <table:table-cell office:value-type="float" office:value="7.885455" calcext:value-type="float">
            <text:p>7.88545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108043" calcext:value-type="float">
            <text:p>1.108043</text:p>
          </table:table-cell>
          <table:table-cell table:style-name="ce1" office:value-type="float" office:value="1.103304" calcext:value-type="float">
            <text:p>1.103304</text:p>
          </table:table-cell>
          <table:table-cell table:style-name="ce1" office:value-type="float" office:value="1.103104" calcext:value-type="float">
            <text:p>1.103104</text:p>
          </table:table-cell>
          <table:table-cell table:style-name="ce1" office:value-type="float" office:value="1.103054" calcext:value-type="float">
            <text:p>1.103054</text:p>
          </table:table-cell>
          <table:table-cell office:value-type="float" office:value="3.881794" calcext:value-type="float">
            <text:p>3.88179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.119319" calcext:value-type="float">
            <text:p>12.119319</text:p>
          </table:table-cell>
          <table:table-cell table:style-name="ce1" office:value-type="float" office:value="12.113347" calcext:value-type="float">
            <text:p>12.113347</text:p>
          </table:table-cell>
          <table:table-cell table:style-name="ce1" office:value-type="float" office:value="12.113096" calcext:value-type="float">
            <text:p>12.113096</text:p>
          </table:table-cell>
          <table:table-cell table:style-name="ce1" office:value-type="float" office:value="12.113033" calcext:value-type="float">
            <text:p>12.113033</text:p>
          </table:table-cell>
          <table:table-cell office:value-type="float" office:value="15.631979" calcext:value-type="float">
            <text:p>15.63197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867703" calcext:value-type="float">
            <text:p>9.867703</text:p>
          </table:table-cell>
          <table:table-cell table:style-name="ce1" office:value-type="float" office:value="9.867841" calcext:value-type="float">
            <text:p>9.867841</text:p>
          </table:table-cell>
          <table:table-cell table:style-name="ce1" office:value-type="float" office:value="9.867846" calcext:value-type="float">
            <text:p>9.867846</text:p>
          </table:table-cell>
          <table:table-cell table:style-name="ce1" office:value-type="float" office:value="9.867848" calcext:value-type="float">
            <text:p>9.867848</text:p>
          </table:table-cell>
          <table:table-cell office:value-type="float" office:value="9.797604" calcext:value-type="float">
            <text:p>9.79760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5.639733" calcext:value-type="float">
            <text:p>-15.639733</text:p>
          </table:table-cell>
          <table:table-cell table:style-name="ce1" office:value-type="float" office:value="-15.641361" calcext:value-type="float">
            <text:p>-15.641361</text:p>
          </table:table-cell>
          <table:table-cell table:style-name="ce1" office:value-type="float" office:value="-15.641429" calcext:value-type="float">
            <text:p>-15.641429</text:p>
          </table:table-cell>
          <table:table-cell table:style-name="ce1" office:value-type="float" office:value="-15.641446" calcext:value-type="float">
            <text:p>-15.641446</text:p>
          </table:table-cell>
          <table:table-cell office:value-type="float" office:value="-14.673995" calcext:value-type="float">
            <text:p>-14.6739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6.49975" calcext:value-type="float">
            <text:p>-16.49975</text:p>
          </table:table-cell>
          <table:table-cell table:style-name="ce1" office:value-type="float" office:value="-16.498101" calcext:value-type="float">
            <text:p>-16.498101</text:p>
          </table:table-cell>
          <table:table-cell table:style-name="ce1" office:value-type="float" office:value="-16.498031" calcext:value-type="float">
            <text:p>-16.498031</text:p>
          </table:table-cell>
          <table:table-cell table:style-name="ce1" office:value-type="float" office:value="-16.498014" calcext:value-type="float">
            <text:p>-16.498014</text:p>
          </table:table-cell>
          <table:table-cell office:value-type="float" office:value="-17.482803" calcext:value-type="float">
            <text:p>-17.48280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812894" calcext:value-type="float">
            <text:p>8.812894</text:p>
          </table:table-cell>
          <table:table-cell table:style-name="ce1" office:value-type="float" office:value="8.817626" calcext:value-type="float">
            <text:p>8.817626</text:p>
          </table:table-cell>
          <table:table-cell table:style-name="ce1" office:value-type="float" office:value="8.817826" calcext:value-type="float">
            <text:p>8.817826</text:p>
          </table:table-cell>
          <table:table-cell table:style-name="ce1" office:value-type="float" office:value="8.817875" calcext:value-type="float">
            <text:p>8.817875</text:p>
          </table:table-cell>
          <table:table-cell office:value-type="float" office:value="6.077356" calcext:value-type="float">
            <text:p>6.07735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502802" calcext:value-type="float">
            <text:p>-1.502802</text:p>
          </table:table-cell>
          <table:table-cell table:style-name="ce1" office:value-type="float" office:value="-1.503866" calcext:value-type="float">
            <text:p>-1.503866</text:p>
          </table:table-cell>
          <table:table-cell table:style-name="ce1" office:value-type="float" office:value="-1.50391" calcext:value-type="float">
            <text:p>-1.50391</text:p>
          </table:table-cell>
          <table:table-cell table:style-name="ce1" office:value-type="float" office:value="-1.503922" calcext:value-type="float">
            <text:p>-1.503922</text:p>
          </table:table-cell>
          <table:table-cell office:value-type="float" office:value="-0.921082" calcext:value-type="float">
            <text:p>-0.92108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494251" calcext:value-type="float">
            <text:p>-1.494251</text:p>
          </table:table-cell>
          <table:table-cell table:style-name="ce1" office:value-type="float" office:value="-1.500213" calcext:value-type="float">
            <text:p>-1.500213</text:p>
          </table:table-cell>
          <table:table-cell table:style-name="ce1" office:value-type="float" office:value="-1.500464" calcext:value-type="float">
            <text:p>-1.500464</text:p>
          </table:table-cell>
          <table:table-cell table:style-name="ce1" office:value-type="float" office:value="-1.500527" calcext:value-type="float">
            <text:p>-1.500527</text:p>
          </table:table-cell>
          <table:table-cell office:value-type="float" office:value="2.027831" calcext:value-type="float">
            <text:p>2.02783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848498" calcext:value-type="float">
            <text:p>-4.848498</text:p>
          </table:table-cell>
          <table:table-cell table:style-name="ce1" office:value-type="float" office:value="-4.856802" calcext:value-type="float">
            <text:p>-4.856802</text:p>
          </table:table-cell>
          <table:table-cell table:style-name="ce1" office:value-type="float" office:value="-4.857152" calcext:value-type="float">
            <text:p>-4.857152</text:p>
          </table:table-cell>
          <table:table-cell table:style-name="ce1" office:value-type="float" office:value="-4.85724" calcext:value-type="float">
            <text:p>-4.85724</text:p>
          </table:table-cell>
          <table:table-cell office:value-type="float" office:value="0.011316" calcext:value-type="float">
            <text:p>0.0113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900752" calcext:value-type="float">
            <text:p>2.900752</text:p>
          </table:table-cell>
          <table:table-cell table:style-name="ce1" office:value-type="float" office:value="2.905307" calcext:value-type="float">
            <text:p>2.905307</text:p>
          </table:table-cell>
          <table:table-cell table:style-name="ce1" office:value-type="float" office:value="2.905499" calcext:value-type="float">
            <text:p>2.905499</text:p>
          </table:table-cell>
          <table:table-cell table:style-name="ce1" office:value-type="float" office:value="2.905547" calcext:value-type="float">
            <text:p>2.905547</text:p>
          </table:table-cell>
          <table:table-cell office:value-type="float" office:value="0.226267" calcext:value-type="float">
            <text:p>0.22626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3.180588" calcext:value-type="float">
            <text:p>-23.180588</text:p>
          </table:table-cell>
          <table:table-cell table:style-name="ce1" office:value-type="float" office:value="-23.168934" calcext:value-type="float">
            <text:p>-23.168934</text:p>
          </table:table-cell>
          <table:table-cell table:style-name="ce1" office:value-type="float" office:value="-23.168443" calcext:value-type="float">
            <text:p>-23.168443</text:p>
          </table:table-cell>
          <table:table-cell table:style-name="ce1" office:value-type="float" office:value="-23.168321" calcext:value-type="float">
            <text:p>-23.168321</text:p>
          </table:table-cell>
          <table:table-cell office:value-type="float" office:value="-29.952619" calcext:value-type="float">
            <text:p>-29.95261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157995" calcext:value-type="float">
            <text:p>3.157995</text:p>
          </table:table-cell>
          <table:table-cell table:style-name="ce1" office:value-type="float" office:value="3.153848" calcext:value-type="float">
            <text:p>3.153848</text:p>
          </table:table-cell>
          <table:table-cell table:style-name="ce1" office:value-type="float" office:value="3.153673" calcext:value-type="float">
            <text:p>3.153673</text:p>
          </table:table-cell>
          <table:table-cell table:style-name="ce1" office:value-type="float" office:value="3.15363" calcext:value-type="float">
            <text:p>3.15363</text:p>
          </table:table-cell>
          <table:table-cell office:value-type="float" office:value="5.578563" calcext:value-type="float">
            <text:p>5.57856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339732" calcext:value-type="float">
            <text:p>3.339732</text:p>
          </table:table-cell>
          <table:table-cell table:style-name="ce1" office:value-type="float" office:value="3.340021" calcext:value-type="float">
            <text:p>3.340021</text:p>
          </table:table-cell>
          <table:table-cell table:style-name="ce1" office:value-type="float" office:value="3.340033" calcext:value-type="float">
            <text:p>3.340033</text:p>
          </table:table-cell>
          <table:table-cell table:style-name="ce1" office:value-type="float" office:value="3.340036" calcext:value-type="float">
            <text:p>3.340036</text:p>
          </table:table-cell>
          <table:table-cell office:value-type="float" office:value="3.156434" calcext:value-type="float">
            <text:p>3.15643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215812" calcext:value-type="float">
            <text:p>8.215812</text:p>
          </table:table-cell>
          <table:table-cell table:style-name="ce1" office:value-type="float" office:value="8.213052" calcext:value-type="float">
            <text:p>8.213052</text:p>
          </table:table-cell>
          <table:table-cell table:style-name="ce1" office:value-type="float" office:value="8.212936" calcext:value-type="float">
            <text:p>8.212936</text:p>
          </table:table-cell>
          <table:table-cell table:style-name="ce1" office:value-type="float" office:value="8.212907" calcext:value-type="float">
            <text:p>8.212907</text:p>
          </table:table-cell>
          <table:table-cell office:value-type="float" office:value="9.859622" calcext:value-type="float">
            <text:p>9.85962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791343" calcext:value-type="float">
            <text:p>2.791343</text:p>
          </table:table-cell>
          <table:table-cell table:style-name="ce1" office:value-type="float" office:value="2.786832" calcext:value-type="float">
            <text:p>2.786832</text:p>
          </table:table-cell>
          <table:table-cell table:style-name="ce1" office:value-type="float" office:value="2.786642" calcext:value-type="float">
            <text:p>2.786642</text:p>
          </table:table-cell>
          <table:table-cell table:style-name="ce1" office:value-type="float" office:value="2.786595" calcext:value-type="float">
            <text:p>2.786595</text:p>
          </table:table-cell>
          <table:table-cell office:value-type="float" office:value="5.420791" calcext:value-type="float">
            <text:p>5.42079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.218576" calcext:value-type="float">
            <text:p>-3.218576</text:p>
          </table:table-cell>
          <table:table-cell table:style-name="ce1" office:value-type="float" office:value="-3.221029" calcext:value-type="float">
            <text:p>-3.221029</text:p>
          </table:table-cell>
          <table:table-cell table:style-name="ce1" office:value-type="float" office:value="-3.221132" calcext:value-type="float">
            <text:p>-3.221132</text:p>
          </table:table-cell>
          <table:table-cell table:style-name="ce1" office:value-type="float" office:value="-3.221158" calcext:value-type="float">
            <text:p>-3.221158</text:p>
          </table:table-cell>
          <table:table-cell office:value-type="float" office:value="-1.762568" calcext:value-type="float">
            <text:p>-1.76256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707018" calcext:value-type="float">
            <text:p>11.707018</text:p>
          </table:table-cell>
          <table:table-cell table:style-name="ce1" office:value-type="float" office:value="11.705395" calcext:value-type="float">
            <text:p>11.705395</text:p>
          </table:table-cell>
          <table:table-cell table:style-name="ce1" office:value-type="float" office:value="11.705326" calcext:value-type="float">
            <text:p>11.705326</text:p>
          </table:table-cell>
          <table:table-cell table:style-name="ce1" office:value-type="float" office:value="11.705309" calcext:value-type="float">
            <text:p>11.705309</text:p>
          </table:table-cell>
          <table:table-cell office:value-type="float" office:value="12.667395" calcext:value-type="float">
            <text:p>12.6673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344989" calcext:value-type="float">
            <text:p>8.344989</text:p>
          </table:table-cell>
          <table:table-cell table:style-name="ce1" office:value-type="float" office:value="8.343868" calcext:value-type="float">
            <text:p>8.343868</text:p>
          </table:table-cell>
          <table:table-cell table:style-name="ce1" office:value-type="float" office:value="8.343821" calcext:value-type="float">
            <text:p>8.343821</text:p>
          </table:table-cell>
          <table:table-cell table:style-name="ce1" office:value-type="float" office:value="8.343809" calcext:value-type="float">
            <text:p>8.343809</text:p>
          </table:table-cell>
          <table:table-cell office:value-type="float" office:value="8.979098" calcext:value-type="float">
            <text:p>8.97909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040614" calcext:value-type="float">
            <text:p>-1.040614</text:p>
          </table:table-cell>
          <table:table-cell table:style-name="ce1" office:value-type="float" office:value="-1.040513" calcext:value-type="float">
            <text:p>-1.040513</text:p>
          </table:table-cell>
          <table:table-cell table:style-name="ce1" office:value-type="float" office:value="-1.040509" calcext:value-type="float">
            <text:p>-1.040509</text:p>
          </table:table-cell>
          <table:table-cell table:style-name="ce1" office:value-type="float" office:value="-1.040508" calcext:value-type="float">
            <text:p>-1.040508</text:p>
          </table:table-cell>
          <table:table-cell office:value-type="float" office:value="-1.047364" calcext:value-type="float">
            <text:p>-1.04736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7.845132" calcext:value-type="float">
            <text:p>-27.845132</text:p>
          </table:table-cell>
          <table:table-cell table:style-name="ce1" office:value-type="float" office:value="-27.851436" calcext:value-type="float">
            <text:p>-27.851436</text:p>
          </table:table-cell>
          <table:table-cell table:style-name="ce1" office:value-type="float" office:value="-27.851702" calcext:value-type="float">
            <text:p>-27.851702</text:p>
          </table:table-cell>
          <table:table-cell table:style-name="ce1" office:value-type="float" office:value="-27.851769" calcext:value-type="float">
            <text:p>-27.851769</text:p>
          </table:table-cell>
          <table:table-cell office:value-type="float" office:value="-24.167073" calcext:value-type="float">
            <text:p>-24.16707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998867" calcext:value-type="float">
            <text:p>-4.998867</text:p>
          </table:table-cell>
          <table:table-cell table:style-name="ce1" office:value-type="float" office:value="-4.980362" calcext:value-type="float">
            <text:p>-4.980362</text:p>
          </table:table-cell>
          <table:table-cell table:style-name="ce1" office:value-type="float" office:value="-4.979582" calcext:value-type="float">
            <text:p>-4.979582</text:p>
          </table:table-cell>
          <table:table-cell table:style-name="ce1" office:value-type="float" office:value="-4.979388" calcext:value-type="float">
            <text:p>-4.979388</text:p>
          </table:table-cell>
          <table:table-cell office:value-type="float" office:value="-15.922291" calcext:value-type="float">
            <text:p>-15.92229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255223" calcext:value-type="float">
            <text:p>11.255223</text:p>
          </table:table-cell>
          <table:table-cell table:style-name="ce1" office:value-type="float" office:value="11.259197" calcext:value-type="float">
            <text:p>11.259197</text:p>
          </table:table-cell>
          <table:table-cell table:style-name="ce1" office:value-type="float" office:value="11.259364" calcext:value-type="float">
            <text:p>11.259364</text:p>
          </table:table-cell>
          <table:table-cell table:style-name="ce1" office:value-type="float" office:value="11.259406" calcext:value-type="float">
            <text:p>11.259406</text:p>
          </table:table-cell>
          <table:table-cell office:value-type="float" office:value="8.921058" calcext:value-type="float">
            <text:p>8.92105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153492" calcext:value-type="float">
            <text:p>1.153492</text:p>
          </table:table-cell>
          <table:table-cell table:style-name="ce1" office:value-type="float" office:value="1.162878" calcext:value-type="float">
            <text:p>1.162878</text:p>
          </table:table-cell>
          <table:table-cell table:style-name="ce1" office:value-type="float" office:value="1.163274" calcext:value-type="float">
            <text:p>1.163274</text:p>
          </table:table-cell>
          <table:table-cell table:style-name="ce1" office:value-type="float" office:value="1.163372" calcext:value-type="float">
            <text:p>1.163372</text:p>
          </table:table-cell>
          <table:table-cell office:value-type="float" office:value="-4.394648" calcext:value-type="float">
            <text:p>-4.39464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42367" calcext:value-type="float">
            <text:p>7.42367</text:p>
          </table:table-cell>
          <table:table-cell table:style-name="ce1" office:value-type="float" office:value="7.442363" calcext:value-type="float">
            <text:p>7.442363</text:p>
          </table:table-cell>
          <table:table-cell table:style-name="ce1" office:value-type="float" office:value="7.44315" calcext:value-type="float">
            <text:p>7.44315</text:p>
          </table:table-cell>
          <table:table-cell table:style-name="ce1" office:value-type="float" office:value="7.443347" calcext:value-type="float">
            <text:p>7.443347</text:p>
          </table:table-cell>
          <table:table-cell office:value-type="float" office:value="-3.609855" calcext:value-type="float">
            <text:p>-3.60985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1.946886" calcext:value-type="float">
            <text:p>-21.946886</text:p>
          </table:table-cell>
          <table:table-cell table:style-name="ce1" office:value-type="float" office:value="-21.943096" calcext:value-type="float">
            <text:p>-21.943096</text:p>
          </table:table-cell>
          <table:table-cell table:style-name="ce1" office:value-type="float" office:value="-21.942936" calcext:value-type="float">
            <text:p>-21.942936</text:p>
          </table:table-cell>
          <table:table-cell table:style-name="ce1" office:value-type="float" office:value="-21.942896" calcext:value-type="float">
            <text:p>-21.942896</text:p>
          </table:table-cell>
          <table:table-cell office:value-type="float" office:value="-24.219412" calcext:value-type="float">
            <text:p>-24.21941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283509" calcext:value-type="float">
            <text:p>11.283509</text:p>
          </table:table-cell>
          <table:table-cell table:style-name="ce1" office:value-type="float" office:value="11.284146" calcext:value-type="float">
            <text:p>11.284146</text:p>
          </table:table-cell>
          <table:table-cell table:style-name="ce1" office:value-type="float" office:value="11.284173" calcext:value-type="float">
            <text:p>11.284173</text:p>
          </table:table-cell>
          <table:table-cell table:style-name="ce1" office:value-type="float" office:value="11.28418" calcext:value-type="float">
            <text:p>11.28418</text:p>
          </table:table-cell>
          <table:table-cell office:value-type="float" office:value="10.892699" calcext:value-type="float">
            <text:p>10.89269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2.583673" calcext:value-type="float">
            <text:p>-12.583673</text:p>
          </table:table-cell>
          <table:table-cell table:style-name="ce1" office:value-type="float" office:value="-12.585441" calcext:value-type="float">
            <text:p>-12.585441</text:p>
          </table:table-cell>
          <table:table-cell table:style-name="ce1" office:value-type="float" office:value="-12.585515" calcext:value-type="float">
            <text:p>-12.585515</text:p>
          </table:table-cell>
          <table:table-cell table:style-name="ce1" office:value-type="float" office:value="-12.585534" calcext:value-type="float">
            <text:p>-12.585534</text:p>
          </table:table-cell>
          <table:table-cell office:value-type="float" office:value="-11.549587" calcext:value-type="float">
            <text:p>-11.54958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5.48476" calcext:value-type="float">
            <text:p>-5.48476</text:p>
          </table:table-cell>
          <table:table-cell table:style-name="ce1" office:value-type="float" office:value="-5.487411" calcext:value-type="float">
            <text:p>-5.487411</text:p>
          </table:table-cell>
          <table:table-cell table:style-name="ce1" office:value-type="float" office:value="-5.487522" calcext:value-type="float">
            <text:p>-5.487522</text:p>
          </table:table-cell>
          <table:table-cell table:style-name="ce1" office:value-type="float" office:value="-5.48755" calcext:value-type="float">
            <text:p>-5.48755</text:p>
          </table:table-cell>
          <table:table-cell office:value-type="float" office:value="-3.936184" calcext:value-type="float">
            <text:p>-3.93618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232588" calcext:value-type="float">
            <text:p>11.232588</text:p>
          </table:table-cell>
          <table:table-cell table:style-name="ce1" office:value-type="float" office:value="11.232278" calcext:value-type="float">
            <text:p>11.232278</text:p>
          </table:table-cell>
          <table:table-cell table:style-name="ce1" office:value-type="float" office:value="11.232265" calcext:value-type="float">
            <text:p>11.232265</text:p>
          </table:table-cell>
          <table:table-cell table:style-name="ce1" office:value-type="float" office:value="11.232262" calcext:value-type="float">
            <text:p>11.232262</text:p>
          </table:table-cell>
          <table:table-cell office:value-type="float" office:value="11.426977" calcext:value-type="float">
            <text:p>11.42697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558659" calcext:value-type="float">
            <text:p>9.558659</text:p>
          </table:table-cell>
          <table:table-cell table:style-name="ce1" office:value-type="float" office:value="9.557201" calcext:value-type="float">
            <text:p>9.557201</text:p>
          </table:table-cell>
          <table:table-cell table:style-name="ce1" office:value-type="float" office:value="9.557139" calcext:value-type="float">
            <text:p>9.557139</text:p>
          </table:table-cell>
          <table:table-cell table:style-name="ce1" office:value-type="float" office:value="9.557124" calcext:value-type="float">
            <text:p>9.557124</text:p>
          </table:table-cell>
          <table:table-cell office:value-type="float" office:value="10.407158" calcext:value-type="float">
            <text:p>10.40715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0.398879" calcext:value-type="float">
            <text:p>-0.398879</text:p>
          </table:table-cell>
          <table:table-cell table:style-name="ce1" office:value-type="float" office:value="-0.393846" calcext:value-type="float">
            <text:p>-0.393846</text:p>
          </table:table-cell>
          <table:table-cell table:style-name="ce1" office:value-type="float" office:value="-0.393634" calcext:value-type="float">
            <text:p>-0.393634</text:p>
          </table:table-cell>
          <table:table-cell table:style-name="ce1" office:value-type="float" office:value="-0.393581" calcext:value-type="float">
            <text:p>-0.393581</text:p>
          </table:table-cell>
          <table:table-cell office:value-type="float" office:value="-3.34874" calcext:value-type="float">
            <text:p>-3.3487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541495" calcext:value-type="float">
            <text:p>1.541495</text:p>
          </table:table-cell>
          <table:table-cell table:style-name="ce1" office:value-type="float" office:value="1.540249" calcext:value-type="float">
            <text:p>1.540249</text:p>
          </table:table-cell>
          <table:table-cell table:style-name="ce1" office:value-type="float" office:value="1.540196" calcext:value-type="float">
            <text:p>1.540196</text:p>
          </table:table-cell>
          <table:table-cell table:style-name="ce1" office:value-type="float" office:value="1.540183" calcext:value-type="float">
            <text:p>1.540183</text:p>
          </table:table-cell>
          <table:table-cell office:value-type="float" office:value="2.272332" calcext:value-type="float">
            <text:p>2.27233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7.095163" calcext:value-type="float">
            <text:p>-7.095163</text:p>
          </table:table-cell>
          <table:table-cell table:style-name="ce1" office:value-type="float" office:value="-7.092676" calcext:value-type="float">
            <text:p>-7.092676</text:p>
          </table:table-cell>
          <table:table-cell table:style-name="ce1" office:value-type="float" office:value="-7.092571" calcext:value-type="float">
            <text:p>-7.092571</text:p>
          </table:table-cell>
          <table:table-cell table:style-name="ce1" office:value-type="float" office:value="-7.092545" calcext:value-type="float">
            <text:p>-7.092545</text:p>
          </table:table-cell>
          <table:table-cell office:value-type="float" office:value="-8.535894" calcext:value-type="float">
            <text:p>-8.53589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014925" calcext:value-type="float">
            <text:p>11.014925</text:p>
          </table:table-cell>
          <table:table-cell table:style-name="ce1" office:value-type="float" office:value="11.027386" calcext:value-type="float">
            <text:p>11.027386</text:p>
          </table:table-cell>
          <table:table-cell table:style-name="ce1" office:value-type="float" office:value="11.027911" calcext:value-type="float">
            <text:p>11.027911</text:p>
          </table:table-cell>
          <table:table-cell table:style-name="ce1" office:value-type="float" office:value="11.028042" calcext:value-type="float">
            <text:p>11.028042</text:p>
          </table:table-cell>
          <table:table-cell office:value-type="float" office:value="3.72679" calcext:value-type="float">
            <text:p>3.7267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307936" calcext:value-type="float">
            <text:p>7.307936</text:p>
          </table:table-cell>
          <table:table-cell table:style-name="ce1" office:value-type="float" office:value="7.307568" calcext:value-type="float">
            <text:p>7.307568</text:p>
          </table:table-cell>
          <table:table-cell table:style-name="ce1" office:value-type="float" office:value="7.307552" calcext:value-type="float">
            <text:p>7.307552</text:p>
          </table:table-cell>
          <table:table-cell table:style-name="ce1" office:value-type="float" office:value="7.307548" calcext:value-type="float">
            <text:p>7.307548</text:p>
          </table:table-cell>
          <table:table-cell office:value-type="float" office:value="7.472395" calcext:value-type="float">
            <text:p>7.4723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.937426" calcext:value-type="float">
            <text:p>10.937426</text:p>
          </table:table-cell>
          <table:table-cell table:style-name="ce1" office:value-type="float" office:value="10.939865" calcext:value-type="float">
            <text:p>10.939865</text:p>
          </table:table-cell>
          <table:table-cell table:style-name="ce1" office:value-type="float" office:value="10.939968" calcext:value-type="float">
            <text:p>10.939968</text:p>
          </table:table-cell>
          <table:table-cell table:style-name="ce1" office:value-type="float" office:value="10.939994" calcext:value-type="float">
            <text:p>10.939994</text:p>
          </table:table-cell>
          <table:table-cell office:value-type="float" office:value="9.538989" calcext:value-type="float">
            <text:p>9.53898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.905652" calcext:value-type="float">
            <text:p>4.905652</text:p>
          </table:table-cell>
          <table:table-cell table:style-name="ce1" office:value-type="float" office:value="4.918472" calcext:value-type="float">
            <text:p>4.918472</text:p>
          </table:table-cell>
          <table:table-cell table:style-name="ce1" office:value-type="float" office:value="4.919012" calcext:value-type="float">
            <text:p>4.919012</text:p>
          </table:table-cell>
          <table:table-cell table:style-name="ce1" office:value-type="float" office:value="4.919147" calcext:value-type="float">
            <text:p>4.919147</text:p>
          </table:table-cell>
          <table:table-cell office:value-type="float" office:value="-2.639447" calcext:value-type="float">
            <text:p>-2.63944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2.069427" calcext:value-type="float">
            <text:p>-22.069427</text:p>
          </table:table-cell>
          <table:table-cell table:style-name="ce1" office:value-type="float" office:value="-22.072439" calcext:value-type="float">
            <text:p>-22.072439</text:p>
          </table:table-cell>
          <table:table-cell table:style-name="ce1" office:value-type="float" office:value="-22.072566" calcext:value-type="float">
            <text:p>-22.072566</text:p>
          </table:table-cell>
          <table:table-cell table:style-name="ce1" office:value-type="float" office:value="-22.072598" calcext:value-type="float">
            <text:p>-22.072598</text:p>
          </table:table-cell>
          <table:table-cell office:value-type="float" office:value="-20.30721" calcext:value-type="float">
            <text:p>-20.3072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5.443992" calcext:value-type="float">
            <text:p>-25.443992</text:p>
          </table:table-cell>
          <table:table-cell table:style-name="ce1" office:value-type="float" office:value="-25.449796" calcext:value-type="float">
            <text:p>-25.449796</text:p>
          </table:table-cell>
          <table:table-cell table:style-name="ce1" office:value-type="float" office:value="-25.45004" calcext:value-type="float">
            <text:p>-25.45004</text:p>
          </table:table-cell>
          <table:table-cell table:style-name="ce1" office:value-type="float" office:value="-25.450101" calcext:value-type="float">
            <text:p>-25.450101</text:p>
          </table:table-cell>
          <table:table-cell office:value-type="float" office:value="-22.028872" calcext:value-type="float">
            <text:p>-22.02887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860524" calcext:value-type="float">
            <text:p>5.860524</text:p>
          </table:table-cell>
          <table:table-cell table:style-name="ce1" office:value-type="float" office:value="5.859319" calcext:value-type="float">
            <text:p>5.859319</text:p>
          </table:table-cell>
          <table:table-cell table:style-name="ce1" office:value-type="float" office:value="5.859268" calcext:value-type="float">
            <text:p>5.859268</text:p>
          </table:table-cell>
          <table:table-cell table:style-name="ce1" office:value-type="float" office:value="5.859255" calcext:value-type="float">
            <text:p>5.859255</text:p>
          </table:table-cell>
          <table:table-cell office:value-type="float" office:value="6.595335" calcext:value-type="float">
            <text:p>6.59533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3298" calcext:value-type="float">
            <text:p>-4.3298</text:p>
          </table:table-cell>
          <table:table-cell table:style-name="ce1" office:value-type="float" office:value="-4.332549" calcext:value-type="float">
            <text:p>-4.332549</text:p>
          </table:table-cell>
          <table:table-cell table:style-name="ce1" office:value-type="float" office:value="-4.332665" calcext:value-type="float">
            <text:p>-4.332665</text:p>
          </table:table-cell>
          <table:table-cell table:style-name="ce1" office:value-type="float" office:value="-4.332694" calcext:value-type="float">
            <text:p>-4.332694</text:p>
          </table:table-cell>
          <table:table-cell office:value-type="float" office:value="-2.730923" calcext:value-type="float">
            <text:p>-2.73092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3.896875" calcext:value-type="float">
            <text:p>-23.896875</text:p>
          </table:table-cell>
          <table:table-cell table:style-name="ce1" office:value-type="float" office:value="-23.890089" calcext:value-type="float">
            <text:p>-23.890089</text:p>
          </table:table-cell>
          <table:table-cell table:style-name="ce1" office:value-type="float" office:value="-23.889803" calcext:value-type="float">
            <text:p>-23.889803</text:p>
          </table:table-cell>
          <table:table-cell table:style-name="ce1" office:value-type="float" office:value="-23.889732" calcext:value-type="float">
            <text:p>-23.889732</text:p>
          </table:table-cell>
          <table:table-cell office:value-type="float" office:value="-27.918542" calcext:value-type="float">
            <text:p>-27.91854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0.125588" calcext:value-type="float">
            <text:p>-10.125588</text:p>
          </table:table-cell>
          <table:table-cell table:style-name="ce1" office:value-type="float" office:value="-10.133601" calcext:value-type="float">
            <text:p>-10.133601</text:p>
          </table:table-cell>
          <table:table-cell table:style-name="ce1" office:value-type="float" office:value="-10.133939" calcext:value-type="float">
            <text:p>-10.133939</text:p>
          </table:table-cell>
          <table:table-cell table:style-name="ce1" office:value-type="float" office:value="-10.134024" calcext:value-type="float">
            <text:p>-10.134024</text:p>
          </table:table-cell>
          <table:table-cell office:value-type="float" office:value="-5.426352" calcext:value-type="float">
            <text:p>-5.42635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951906" calcext:value-type="float">
            <text:p>0.951906</text:p>
          </table:table-cell>
          <table:table-cell table:style-name="ce1" office:value-type="float" office:value="0.94633" calcext:value-type="float">
            <text:p>0.94633</text:p>
          </table:table-cell>
          <table:table-cell table:style-name="ce1" office:value-type="float" office:value="0.946095" calcext:value-type="float">
            <text:p>0.946095</text:p>
          </table:table-cell>
          <table:table-cell table:style-name="ce1" office:value-type="float" office:value="0.946037" calcext:value-type="float">
            <text:p>0.946037</text:p>
          </table:table-cell>
          <table:table-cell office:value-type="float" office:value="4.212528" calcext:value-type="float">
            <text:p>4.21252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5.312999" calcext:value-type="float">
            <text:p>-5.312999</text:p>
          </table:table-cell>
          <table:table-cell table:style-name="ce1" office:value-type="float" office:value="-5.315296" calcext:value-type="float">
            <text:p>-5.315296</text:p>
          </table:table-cell>
          <table:table-cell table:style-name="ce1" office:value-type="float" office:value="-5.315393" calcext:value-type="float">
            <text:p>-5.315393</text:p>
          </table:table-cell>
          <table:table-cell table:style-name="ce1" office:value-type="float" office:value="-5.315417" calcext:value-type="float">
            <text:p>-5.315417</text:p>
          </table:table-cell>
          <table:table-cell office:value-type="float" office:value="-3.990719" calcext:value-type="float">
            <text:p>-3.99071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853971" calcext:value-type="float">
            <text:p>-4.853971</text:p>
          </table:table-cell>
          <table:table-cell table:style-name="ce1" office:value-type="float" office:value="-4.851725" calcext:value-type="float">
            <text:p>-4.851725</text:p>
          </table:table-cell>
          <table:table-cell table:style-name="ce1" office:value-type="float" office:value="-4.85163" calcext:value-type="float">
            <text:p>-4.85163</text:p>
          </table:table-cell>
          <table:table-cell table:style-name="ce1" office:value-type="float" office:value="-4.851607" calcext:value-type="float">
            <text:p>-4.851607</text:p>
          </table:table-cell>
          <table:table-cell office:value-type="float" office:value="-6.229873" calcext:value-type="float">
            <text:p>-6.22987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.406945" calcext:value-type="float">
            <text:p>4.406945</text:p>
          </table:table-cell>
          <table:table-cell table:style-name="ce1" office:value-type="float" office:value="4.408362" calcext:value-type="float">
            <text:p>4.408362</text:p>
          </table:table-cell>
          <table:table-cell table:style-name="ce1" office:value-type="float" office:value="4.408422" calcext:value-type="float">
            <text:p>4.408422</text:p>
          </table:table-cell>
          <table:table-cell table:style-name="ce1" office:value-type="float" office:value="4.408437" calcext:value-type="float">
            <text:p>4.408437</text:p>
          </table:table-cell>
          <table:table-cell office:value-type="float" office:value="3.54843" calcext:value-type="float">
            <text:p>3.5484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60027" calcext:value-type="float">
            <text:p>9.60027</text:p>
          </table:table-cell>
          <table:table-cell table:style-name="ce1" office:value-type="float" office:value="9.610726" calcext:value-type="float">
            <text:p>9.610726</text:p>
          </table:table-cell>
          <table:table-cell table:style-name="ce1" office:value-type="float" office:value="9.611166" calcext:value-type="float">
            <text:p>9.611166</text:p>
          </table:table-cell>
          <table:table-cell table:style-name="ce1" office:value-type="float" office:value="9.611276" calcext:value-type="float">
            <text:p>9.611276</text:p>
          </table:table-cell>
          <table:table-cell office:value-type="float" office:value="3.498725" calcext:value-type="float">
            <text:p>3.49872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026956" calcext:value-type="float">
            <text:p>2.026956</text:p>
          </table:table-cell>
          <table:table-cell table:style-name="ce1" office:value-type="float" office:value="2.027915" calcext:value-type="float">
            <text:p>2.027915</text:p>
          </table:table-cell>
          <table:table-cell table:style-name="ce1" office:value-type="float" office:value="2.027955" calcext:value-type="float">
            <text:p>2.027955</text:p>
          </table:table-cell>
          <table:table-cell table:style-name="ce1" office:value-type="float" office:value="2.027965" calcext:value-type="float">
            <text:p>2.027965</text:p>
          </table:table-cell>
          <table:table-cell office:value-type="float" office:value="1.492164" calcext:value-type="float">
            <text:p>1.49216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622843" calcext:value-type="float">
            <text:p>9.622843</text:p>
          </table:table-cell>
          <table:table-cell table:style-name="ce1" office:value-type="float" office:value="9.624098" calcext:value-type="float">
            <text:p>9.624098</text:p>
          </table:table-cell>
          <table:table-cell table:style-name="ce1" office:value-type="float" office:value="9.62415" calcext:value-type="float">
            <text:p>9.62415</text:p>
          </table:table-cell>
          <table:table-cell table:style-name="ce1" office:value-type="float" office:value="9.624164" calcext:value-type="float">
            <text:p>9.624164</text:p>
          </table:table-cell>
          <table:table-cell office:value-type="float" office:value="8.86119" calcext:value-type="float">
            <text:p>8.8611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6.252222" calcext:value-type="float">
            <text:p>-6.252222</text:p>
          </table:table-cell>
          <table:table-cell table:style-name="ce1" office:value-type="float" office:value="-6.254181" calcext:value-type="float">
            <text:p>-6.254181</text:p>
          </table:table-cell>
          <table:table-cell table:style-name="ce1" office:value-type="float" office:value="-6.254263" calcext:value-type="float">
            <text:p>-6.254263</text:p>
          </table:table-cell>
          <table:table-cell table:style-name="ce1" office:value-type="float" office:value="-6.254284" calcext:value-type="float">
            <text:p>-6.254284</text:p>
          </table:table-cell>
          <table:table-cell office:value-type="float" office:value="-5.11963" calcext:value-type="float">
            <text:p>-5.1196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592463" calcext:value-type="float">
            <text:p>7.592463</text:p>
          </table:table-cell>
          <table:table-cell table:style-name="ce1" office:value-type="float" office:value="7.597529" calcext:value-type="float">
            <text:p>7.597529</text:p>
          </table:table-cell>
          <table:table-cell table:style-name="ce1" office:value-type="float" office:value="7.597743" calcext:value-type="float">
            <text:p>7.597743</text:p>
          </table:table-cell>
          <table:table-cell table:style-name="ce1" office:value-type="float" office:value="7.597796" calcext:value-type="float">
            <text:p>7.597796</text:p>
          </table:table-cell>
          <table:table-cell office:value-type="float" office:value="4.658308" calcext:value-type="float">
            <text:p>4.65830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.877719" calcext:value-type="float">
            <text:p>6.877719</text:p>
          </table:table-cell>
          <table:table-cell table:style-name="ce1" office:value-type="float" office:value="6.87558" calcext:value-type="float">
            <text:p>6.87558</text:p>
          </table:table-cell>
          <table:table-cell table:style-name="ce1" office:value-type="float" office:value="6.87549" calcext:value-type="float">
            <text:p>6.87549</text:p>
          </table:table-cell>
          <table:table-cell table:style-name="ce1" office:value-type="float" office:value="6.875467" calcext:value-type="float">
            <text:p>6.875467</text:p>
          </table:table-cell>
          <table:table-cell office:value-type="float" office:value="8.135446" calcext:value-type="float">
            <text:p>8.13544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.423405" calcext:value-type="float">
            <text:p>-3.423405</text:p>
          </table:table-cell>
          <table:table-cell table:style-name="ce1" office:value-type="float" office:value="-3.428132" calcext:value-type="float">
            <text:p>-3.428132</text:p>
          </table:table-cell>
          <table:table-cell table:style-name="ce1" office:value-type="float" office:value="-3.428331" calcext:value-type="float">
            <text:p>-3.428331</text:p>
          </table:table-cell>
          <table:table-cell table:style-name="ce1" office:value-type="float" office:value="-3.428381" calcext:value-type="float">
            <text:p>-3.428381</text:p>
          </table:table-cell>
          <table:table-cell office:value-type="float" office:value="-0.633347" calcext:value-type="float">
            <text:p>-0.63334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8.569313" calcext:value-type="float">
            <text:p>-8.569313</text:p>
          </table:table-cell>
          <table:table-cell table:style-name="ce1" office:value-type="float" office:value="-8.56859" calcext:value-type="float">
            <text:p>-8.56859</text:p>
          </table:table-cell>
          <table:table-cell table:style-name="ce1" office:value-type="float" office:value="-8.568559" calcext:value-type="float">
            <text:p>-8.568559</text:p>
          </table:table-cell>
          <table:table-cell table:style-name="ce1" office:value-type="float" office:value="-8.568552" calcext:value-type="float">
            <text:p>-8.568552</text:p>
          </table:table-cell>
          <table:table-cell office:value-type="float" office:value="-8.957939" calcext:value-type="float">
            <text:p>-8.95793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095977" calcext:value-type="float">
            <text:p>5.095977</text:p>
          </table:table-cell>
          <table:table-cell table:style-name="ce1" office:value-type="float" office:value="5.093003" calcext:value-type="float">
            <text:p>5.093003</text:p>
          </table:table-cell>
          <table:table-cell table:style-name="ce1" office:value-type="float" office:value="5.092877" calcext:value-type="float">
            <text:p>5.092877</text:p>
          </table:table-cell>
          <table:table-cell table:style-name="ce1" office:value-type="float" office:value="5.092846" calcext:value-type="float">
            <text:p>5.092846</text:p>
          </table:table-cell>
          <table:table-cell office:value-type="float" office:value="6.849324" calcext:value-type="float">
            <text:p>6.84932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870539" calcext:value-type="float">
            <text:p>-1.870539</text:p>
          </table:table-cell>
          <table:table-cell table:style-name="ce1" office:value-type="float" office:value="-1.874885" calcext:value-type="float">
            <text:p>-1.874885</text:p>
          </table:table-cell>
          <table:table-cell table:style-name="ce1" office:value-type="float" office:value="-1.875068" calcext:value-type="float">
            <text:p>-1.875068</text:p>
          </table:table-cell>
          <table:table-cell table:style-name="ce1" office:value-type="float" office:value="-1.875114" calcext:value-type="float">
            <text:p>-1.875114</text:p>
          </table:table-cell>
          <table:table-cell office:value-type="float" office:value="0.691689" calcext:value-type="float">
            <text:p>0.69168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518489" calcext:value-type="float">
            <text:p>-4.518489</text:p>
          </table:table-cell>
          <table:table-cell table:style-name="ce1" office:value-type="float" office:value="-4.523643" calcext:value-type="float">
            <text:p>-4.523643</text:p>
          </table:table-cell>
          <table:table-cell table:style-name="ce1" office:value-type="float" office:value="-4.52386" calcext:value-type="float">
            <text:p>-4.52386</text:p>
          </table:table-cell>
          <table:table-cell table:style-name="ce1" office:value-type="float" office:value="-4.523914" calcext:value-type="float">
            <text:p>-4.523914</text:p>
          </table:table-cell>
          <table:table-cell office:value-type="float" office:value="-1.472684" calcext:value-type="float">
            <text:p>-1.47268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481848" calcext:value-type="float">
            <text:p>1.481848</text:p>
          </table:table-cell>
          <table:table-cell table:style-name="ce1" office:value-type="float" office:value="1.475437" calcext:value-type="float">
            <text:p>1.475437</text:p>
          </table:table-cell>
          <table:table-cell table:style-name="ce1" office:value-type="float" office:value="1.475167" calcext:value-type="float">
            <text:p>1.475167</text:p>
          </table:table-cell>
          <table:table-cell table:style-name="ce1" office:value-type="float" office:value="1.475099" calcext:value-type="float">
            <text:p>1.475099</text:p>
          </table:table-cell>
          <table:table-cell office:value-type="float" office:value="5.222766" calcext:value-type="float">
            <text:p>5.22276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539409" calcext:value-type="float">
            <text:p>11.539409</text:p>
          </table:table-cell>
          <table:table-cell table:style-name="ce1" office:value-type="float" office:value="11.539877" calcext:value-type="float">
            <text:p>11.539877</text:p>
          </table:table-cell>
          <table:table-cell table:style-name="ce1" office:value-type="float" office:value="11.539897" calcext:value-type="float">
            <text:p>11.539897</text:p>
          </table:table-cell>
          <table:table-cell table:style-name="ce1" office:value-type="float" office:value="11.539902" calcext:value-type="float">
            <text:p>11.539902</text:p>
          </table:table-cell>
          <table:table-cell office:value-type="float" office:value="11.250195" calcext:value-type="float">
            <text:p>11.2501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523672" calcext:value-type="float">
            <text:p>7.523672</text:p>
          </table:table-cell>
          <table:table-cell table:style-name="ce1" office:value-type="float" office:value="7.531395" calcext:value-type="float">
            <text:p>7.531395</text:p>
          </table:table-cell>
          <table:table-cell table:style-name="ce1" office:value-type="float" office:value="7.53172" calcext:value-type="float">
            <text:p>7.53172</text:p>
          </table:table-cell>
          <table:table-cell table:style-name="ce1" office:value-type="float" office:value="7.531802" calcext:value-type="float">
            <text:p>7.531802</text:p>
          </table:table-cell>
          <table:table-cell office:value-type="float" office:value="2.977367" calcext:value-type="float">
            <text:p>2.97736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428241" calcext:value-type="float">
            <text:p>9.428241</text:p>
          </table:table-cell>
          <table:table-cell table:style-name="ce1" office:value-type="float" office:value="9.424179" calcext:value-type="float">
            <text:p>9.424179</text:p>
          </table:table-cell>
          <table:table-cell table:style-name="ce1" office:value-type="float" office:value="9.424008" calcext:value-type="float">
            <text:p>9.424008</text:p>
          </table:table-cell>
          <table:table-cell table:style-name="ce1" office:value-type="float" office:value="9.423965" calcext:value-type="float">
            <text:p>9.423965</text:p>
          </table:table-cell>
          <table:table-cell office:value-type="float" office:value="11.812042" calcext:value-type="float">
            <text:p>11.81204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315171" calcext:value-type="float">
            <text:p>5.315171</text:p>
          </table:table-cell>
          <table:table-cell table:style-name="ce1" office:value-type="float" office:value="5.312971" calcext:value-type="float">
            <text:p>5.312971</text:p>
          </table:table-cell>
          <table:table-cell table:style-name="ce1" office:value-type="float" office:value="5.312878" calcext:value-type="float">
            <text:p>5.312878</text:p>
          </table:table-cell>
          <table:table-cell table:style-name="ce1" office:value-type="float" office:value="5.312855" calcext:value-type="float">
            <text:p>5.312855</text:p>
          </table:table-cell>
          <table:table-cell office:value-type="float" office:value="6.596388" calcext:value-type="float">
            <text:p>6.59638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693182" calcext:value-type="float">
            <text:p>5.693182</text:p>
          </table:table-cell>
          <table:table-cell table:style-name="ce1" office:value-type="float" office:value="5.690929" calcext:value-type="float">
            <text:p>5.690929</text:p>
          </table:table-cell>
          <table:table-cell table:style-name="ce1" office:value-type="float" office:value="5.690834" calcext:value-type="float">
            <text:p>5.690834</text:p>
          </table:table-cell>
          <table:table-cell table:style-name="ce1" office:value-type="float" office:value="5.69081" calcext:value-type="float">
            <text:p>5.69081</text:p>
          </table:table-cell>
          <table:table-cell office:value-type="float" office:value="7.012103" calcext:value-type="float">
            <text:p>7.01210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024846" calcext:value-type="float">
            <text:p>9.024846</text:p>
          </table:table-cell>
          <table:table-cell table:style-name="ce1" office:value-type="float" office:value="9.027609" calcext:value-type="float">
            <text:p>9.027609</text:p>
          </table:table-cell>
          <table:table-cell table:style-name="ce1" office:value-type="float" office:value="9.027725" calcext:value-type="float">
            <text:p>9.027725</text:p>
          </table:table-cell>
          <table:table-cell table:style-name="ce1" office:value-type="float" office:value="9.027754" calcext:value-type="float">
            <text:p>9.027754</text:p>
          </table:table-cell>
          <table:table-cell office:value-type="float" office:value="7.36032" calcext:value-type="float">
            <text:p>7.3603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282606" calcext:value-type="float">
            <text:p>-1.282606</text:p>
          </table:table-cell>
          <table:table-cell table:style-name="ce1" office:value-type="float" office:value="-1.275549" calcext:value-type="float">
            <text:p>-1.275549</text:p>
          </table:table-cell>
          <table:table-cell table:style-name="ce1" office:value-type="float" office:value="-1.275252" calcext:value-type="float">
            <text:p>-1.275252</text:p>
          </table:table-cell>
          <table:table-cell table:style-name="ce1" office:value-type="float" office:value="-1.275178" calcext:value-type="float">
            <text:p>-1.275178</text:p>
          </table:table-cell>
          <table:table-cell office:value-type="float" office:value="-5.407501" calcext:value-type="float">
            <text:p>-5.4075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528246" calcext:value-type="float">
            <text:p>5.528246</text:p>
          </table:table-cell>
          <table:table-cell table:style-name="ce1" office:value-type="float" office:value="5.524158" calcext:value-type="float">
            <text:p>5.524158</text:p>
          </table:table-cell>
          <table:table-cell table:style-name="ce1" office:value-type="float" office:value="5.523986" calcext:value-type="float">
            <text:p>5.523986</text:p>
          </table:table-cell>
          <table:table-cell table:style-name="ce1" office:value-type="float" office:value="5.523943" calcext:value-type="float">
            <text:p>5.523943</text:p>
          </table:table-cell>
          <table:table-cell office:value-type="float" office:value="7.945656" calcext:value-type="float">
            <text:p>7.94565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846141" calcext:value-type="float">
            <text:p>7.846141</text:p>
          </table:table-cell>
          <table:table-cell table:style-name="ce1" office:value-type="float" office:value="7.845854" calcext:value-type="float">
            <text:p>7.845854</text:p>
          </table:table-cell>
          <table:table-cell table:style-name="ce1" office:value-type="float" office:value="7.845842" calcext:value-type="float">
            <text:p>7.845842</text:p>
          </table:table-cell>
          <table:table-cell table:style-name="ce1" office:value-type="float" office:value="7.845839" calcext:value-type="float">
            <text:p>7.845839</text:p>
          </table:table-cell>
          <table:table-cell office:value-type="float" office:value="8.004518" calcext:value-type="float">
            <text:p>8.00451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.491189" calcext:value-type="float">
            <text:p>6.491189</text:p>
          </table:table-cell>
          <table:table-cell table:style-name="ce1" office:value-type="float" office:value="6.48779" calcext:value-type="float">
            <text:p>6.48779</text:p>
          </table:table-cell>
          <table:table-cell table:style-name="ce1" office:value-type="float" office:value="6.487646" calcext:value-type="float">
            <text:p>6.487646</text:p>
          </table:table-cell>
          <table:table-cell table:style-name="ce1" office:value-type="float" office:value="6.487611" calcext:value-type="float">
            <text:p>6.487611</text:p>
          </table:table-cell>
          <table:table-cell office:value-type="float" office:value="8.485848" calcext:value-type="float">
            <text:p>8.48584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7.107621" calcext:value-type="float">
            <text:p>-7.107621</text:p>
          </table:table-cell>
          <table:table-cell table:style-name="ce1" office:value-type="float" office:value="-7.113075" calcext:value-type="float">
            <text:p>-7.113075</text:p>
          </table:table-cell>
          <table:table-cell table:style-name="ce1" office:value-type="float" office:value="-7.113305" calcext:value-type="float">
            <text:p>-7.113305</text:p>
          </table:table-cell>
          <table:table-cell table:style-name="ce1" office:value-type="float" office:value="-7.113362" calcext:value-type="float">
            <text:p>-7.113362</text:p>
          </table:table-cell>
          <table:table-cell office:value-type="float" office:value="-3.914255" calcext:value-type="float">
            <text:p>-3.91425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0.662232" calcext:value-type="float">
            <text:p>-0.662232</text:p>
          </table:table-cell>
          <table:table-cell table:style-name="ce1" office:value-type="float" office:value="-0.669472" calcext:value-type="float">
            <text:p>-0.669472</text:p>
          </table:table-cell>
          <table:table-cell table:style-name="ce1" office:value-type="float" office:value="-0.669777" calcext:value-type="float">
            <text:p>-0.669777</text:p>
          </table:table-cell>
          <table:table-cell table:style-name="ce1" office:value-type="float" office:value="-0.669854" calcext:value-type="float">
            <text:p>-0.669854</text:p>
          </table:table-cell>
          <table:table-cell office:value-type="float" office:value="3.567515" calcext:value-type="float">
            <text:p>3.56751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6.731119" calcext:value-type="float">
            <text:p>-6.731119</text:p>
          </table:table-cell>
          <table:table-cell table:style-name="ce1" office:value-type="float" office:value="-6.732039" calcext:value-type="float">
            <text:p>-6.732039</text:p>
          </table:table-cell>
          <table:table-cell table:style-name="ce1" office:value-type="float" office:value="-6.732078" calcext:value-type="float">
            <text:p>-6.732078</text:p>
          </table:table-cell>
          <table:table-cell table:style-name="ce1" office:value-type="float" office:value="-6.732087" calcext:value-type="float">
            <text:p>-6.732087</text:p>
          </table:table-cell>
          <table:table-cell office:value-type="float" office:value="-6.180965" calcext:value-type="float">
            <text:p>-6.18096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0.362798" calcext:value-type="float">
            <text:p>-0.362798</text:p>
          </table:table-cell>
          <table:table-cell table:style-name="ce1" office:value-type="float" office:value="-0.364078" calcext:value-type="float">
            <text:p>-0.364078</text:p>
          </table:table-cell>
          <table:table-cell table:style-name="ce1" office:value-type="float" office:value="-0.364132" calcext:value-type="float">
            <text:p>-0.364132</text:p>
          </table:table-cell>
          <table:table-cell table:style-name="ce1" office:value-type="float" office:value="-0.364145" calcext:value-type="float">
            <text:p>-0.364145</text:p>
          </table:table-cell>
          <table:table-cell office:value-type="float" office:value="0.379703" calcext:value-type="float">
            <text:p>0.37970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8.397677" calcext:value-type="float">
            <text:p>-8.397677</text:p>
          </table:table-cell>
          <table:table-cell table:style-name="ce1" office:value-type="float" office:value="-8.3989" calcext:value-type="float">
            <text:p>-8.3989</text:p>
          </table:table-cell>
          <table:table-cell table:style-name="ce1" office:value-type="float" office:value="-8.398952" calcext:value-type="float">
            <text:p>-8.398952</text:p>
          </table:table-cell>
          <table:table-cell table:style-name="ce1" office:value-type="float" office:value="-8.398965" calcext:value-type="float">
            <text:p>-8.398965</text:p>
          </table:table-cell>
          <table:table-cell office:value-type="float" office:value="-7.653211" calcext:value-type="float">
            <text:p>-7.65321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322452" calcext:value-type="float">
            <text:p>5.322452</text:p>
          </table:table-cell>
          <table:table-cell table:style-name="ce1" office:value-type="float" office:value="5.324214" calcext:value-type="float">
            <text:p>5.324214</text:p>
          </table:table-cell>
          <table:table-cell table:style-name="ce1" office:value-type="float" office:value="5.324288" calcext:value-type="float">
            <text:p>5.324288</text:p>
          </table:table-cell>
          <table:table-cell table:style-name="ce1" office:value-type="float" office:value="5.324307" calcext:value-type="float">
            <text:p>5.324307</text:p>
          </table:table-cell>
          <table:table-cell office:value-type="float" office:value="4.282894" calcext:value-type="float">
            <text:p>4.28289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798789" calcext:value-type="float">
            <text:p>-4.798789</text:p>
          </table:table-cell>
          <table:table-cell table:style-name="ce1" office:value-type="float" office:value="-4.791271" calcext:value-type="float">
            <text:p>-4.791271</text:p>
          </table:table-cell>
          <table:table-cell table:style-name="ce1" office:value-type="float" office:value="-4.790955" calcext:value-type="float">
            <text:p>-4.790955</text:p>
          </table:table-cell>
          <table:table-cell table:style-name="ce1" office:value-type="float" office:value="-4.790875" calcext:value-type="float">
            <text:p>-4.790875</text:p>
          </table:table-cell>
          <table:table-cell office:value-type="float" office:value="-9.232696" calcext:value-type="float">
            <text:p>-9.23269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335076" calcext:value-type="float">
            <text:p>-4.335076</text:p>
          </table:table-cell>
          <table:table-cell table:style-name="ce1" office:value-type="float" office:value="-4.337833" calcext:value-type="float">
            <text:p>-4.337833</text:p>
          </table:table-cell>
          <table:table-cell table:style-name="ce1" office:value-type="float" office:value="-4.337949" calcext:value-type="float">
            <text:p>-4.337949</text:p>
          </table:table-cell>
          <table:table-cell table:style-name="ce1" office:value-type="float" office:value="-4.337978" calcext:value-type="float">
            <text:p>-4.337978</text:p>
          </table:table-cell>
          <table:table-cell office:value-type="float" office:value="-2.724867" calcext:value-type="float">
            <text:p>-2.72486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959847" calcext:value-type="float">
            <text:p>-1.959847</text:p>
          </table:table-cell>
          <table:table-cell table:style-name="ce1" office:value-type="float" office:value="-1.960496" calcext:value-type="float">
            <text:p>-1.960496</text:p>
          </table:table-cell>
          <table:table-cell table:style-name="ce1" office:value-type="float" office:value="-1.960523" calcext:value-type="float">
            <text:p>-1.960523</text:p>
          </table:table-cell>
          <table:table-cell table:style-name="ce1" office:value-type="float" office:value="-1.96053" calcext:value-type="float">
            <text:p>-1.96053</text:p>
          </table:table-cell>
          <table:table-cell office:value-type="float" office:value="-1.5716" calcext:value-type="float">
            <text:p>-1.57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169969" calcext:value-type="float">
            <text:p>3.169969</text:p>
          </table:table-cell>
          <table:table-cell table:style-name="ce1" office:value-type="float" office:value="3.165694" calcext:value-type="float">
            <text:p>3.165694</text:p>
          </table:table-cell>
          <table:table-cell table:style-name="ce1" office:value-type="float" office:value="3.165514" calcext:value-type="float">
            <text:p>3.165514</text:p>
          </table:table-cell>
          <table:table-cell table:style-name="ce1" office:value-type="float" office:value="3.165469" calcext:value-type="float">
            <text:p>3.165469</text:p>
          </table:table-cell>
          <table:table-cell office:value-type="float" office:value="5.659186" calcext:value-type="float">
            <text:p>5.65918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628874" calcext:value-type="float">
            <text:p>5.628874</text:p>
          </table:table-cell>
          <table:table-cell table:style-name="ce1" office:value-type="float" office:value="5.635631" calcext:value-type="float">
            <text:p>5.635631</text:p>
          </table:table-cell>
          <table:table-cell table:style-name="ce1" office:value-type="float" office:value="5.635916" calcext:value-type="float">
            <text:p>5.635916</text:p>
          </table:table-cell>
          <table:table-cell table:style-name="ce1" office:value-type="float" office:value="5.635987" calcext:value-type="float">
            <text:p>5.635987</text:p>
          </table:table-cell>
          <table:table-cell office:value-type="float" office:value="1.656538" calcext:value-type="float">
            <text:p>1.65653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.67333" calcext:value-type="float">
            <text:p>-2.67333</text:p>
          </table:table-cell>
          <table:table-cell table:style-name="ce1" office:value-type="float" office:value="-2.679444" calcext:value-type="float">
            <text:p>-2.679444</text:p>
          </table:table-cell>
          <table:table-cell table:style-name="ce1" office:value-type="float" office:value="-2.679702" calcext:value-type="float">
            <text:p>-2.679702</text:p>
          </table:table-cell>
          <table:table-cell table:style-name="ce1" office:value-type="float" office:value="-2.679766" calcext:value-type="float">
            <text:p>-2.679766</text:p>
          </table:table-cell>
          <table:table-cell office:value-type="float" office:value="0.912377" calcext:value-type="float">
            <text:p>0.91237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71421" calcext:value-type="float">
            <text:p>7.71421</text:p>
          </table:table-cell>
          <table:table-cell table:style-name="ce1" office:value-type="float" office:value="7.711407" calcext:value-type="float">
            <text:p>7.711407</text:p>
          </table:table-cell>
          <table:table-cell table:style-name="ce1" office:value-type="float" office:value="7.711289" calcext:value-type="float">
            <text:p>7.711289</text:p>
          </table:table-cell>
          <table:table-cell table:style-name="ce1" office:value-type="float" office:value="7.711259" calcext:value-type="float">
            <text:p>7.711259</text:p>
          </table:table-cell>
          <table:table-cell office:value-type="float" office:value="9.333056" calcext:value-type="float">
            <text:p>9.33305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377531" calcext:value-type="float">
            <text:p>0.377531</text:p>
          </table:table-cell>
          <table:table-cell table:style-name="ce1" office:value-type="float" office:value="0.392241" calcext:value-type="float">
            <text:p>0.392241</text:p>
          </table:table-cell>
          <table:table-cell table:style-name="ce1" office:value-type="float" office:value="0.39286" calcext:value-type="float">
            <text:p>0.39286</text:p>
          </table:table-cell>
          <table:table-cell table:style-name="ce1" office:value-type="float" office:value="0.393015" calcext:value-type="float">
            <text:p>0.393015</text:p>
          </table:table-cell>
          <table:table-cell office:value-type="float" office:value="-8.223428" calcext:value-type="float">
            <text:p>-8.22342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.573299" calcext:value-type="float">
            <text:p>12.573299</text:p>
          </table:table-cell>
          <table:table-cell table:style-name="ce1" office:value-type="float" office:value="12.5859" calcext:value-type="float">
            <text:p>12.5859</text:p>
          </table:table-cell>
          <table:table-cell table:style-name="ce1" office:value-type="float" office:value="12.586431" calcext:value-type="float">
            <text:p>12.586431</text:p>
          </table:table-cell>
          <table:table-cell table:style-name="ce1" office:value-type="float" office:value="12.586564" calcext:value-type="float">
            <text:p>12.586564</text:p>
          </table:table-cell>
          <table:table-cell office:value-type="float" office:value="5.144738" calcext:value-type="float">
            <text:p>5.14473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.140866" calcext:value-type="float">
            <text:p>-3.140866</text:p>
          </table:table-cell>
          <table:table-cell table:style-name="ce1" office:value-type="float" office:value="-3.140366" calcext:value-type="float">
            <text:p>-3.140366</text:p>
          </table:table-cell>
          <table:table-cell table:style-name="ce1" office:value-type="float" office:value="-3.140344" calcext:value-type="float">
            <text:p>-3.140344</text:p>
          </table:table-cell>
          <table:table-cell table:style-name="ce1" office:value-type="float" office:value="-3.140339" calcext:value-type="float">
            <text:p>-3.140339</text:p>
          </table:table-cell>
          <table:table-cell office:value-type="float" office:value="-3.430799" calcext:value-type="float">
            <text:p>-3.43079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681613" calcext:value-type="float">
            <text:p>2.681613</text:p>
          </table:table-cell>
          <table:table-cell table:style-name="ce1" office:value-type="float" office:value="2.684121" calcext:value-type="float">
            <text:p>2.684121</text:p>
          </table:table-cell>
          <table:table-cell table:style-name="ce1" office:value-type="float" office:value="2.684226" calcext:value-type="float">
            <text:p>2.684226</text:p>
          </table:table-cell>
          <table:table-cell table:style-name="ce1" office:value-type="float" office:value="2.684253" calcext:value-type="float">
            <text:p>2.684253</text:p>
          </table:table-cell>
          <table:table-cell office:value-type="float" office:value="1.220479" calcext:value-type="float">
            <text:p>1.22047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451717" calcext:value-type="float">
            <text:p>5.451717</text:p>
          </table:table-cell>
          <table:table-cell table:style-name="ce1" office:value-type="float" office:value="5.455356" calcext:value-type="float">
            <text:p>5.455356</text:p>
          </table:table-cell>
          <table:table-cell table:style-name="ce1" office:value-type="float" office:value="5.455509" calcext:value-type="float">
            <text:p>5.455509</text:p>
          </table:table-cell>
          <table:table-cell table:style-name="ce1" office:value-type="float" office:value="5.455547" calcext:value-type="float">
            <text:p>5.455547</text:p>
          </table:table-cell>
          <table:table-cell office:value-type="float" office:value="3.315108" calcext:value-type="float">
            <text:p>3.31510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547917" calcext:value-type="float">
            <text:p>2.547917</text:p>
          </table:table-cell>
          <table:table-cell table:style-name="ce1" office:value-type="float" office:value="2.540866" calcext:value-type="float">
            <text:p>2.540866</text:p>
          </table:table-cell>
          <table:table-cell table:style-name="ce1" office:value-type="float" office:value="2.540568" calcext:value-type="float">
            <text:p>2.540568</text:p>
          </table:table-cell>
          <table:table-cell table:style-name="ce1" office:value-type="float" office:value="2.540494" calcext:value-type="float">
            <text:p>2.540494</text:p>
          </table:table-cell>
          <table:table-cell office:value-type="float" office:value="6.674492" calcext:value-type="float">
            <text:p>6.67449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.211978" calcext:value-type="float">
            <text:p>6.211978</text:p>
          </table:table-cell>
          <table:table-cell table:style-name="ce1" office:value-type="float" office:value="6.204815" calcext:value-type="float">
            <text:p>6.204815</text:p>
          </table:table-cell>
          <table:table-cell table:style-name="ce1" office:value-type="float" office:value="6.204513" calcext:value-type="float">
            <text:p>6.204513</text:p>
          </table:table-cell>
          <table:table-cell table:style-name="ce1" office:value-type="float" office:value="6.204437" calcext:value-type="float">
            <text:p>6.204437</text:p>
          </table:table-cell>
          <table:table-cell office:value-type="float" office:value="10.429816" calcext:value-type="float">
            <text:p>10.4298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9.526689" calcext:value-type="float">
            <text:p>-29.526689</text:p>
          </table:table-cell>
          <table:table-cell table:style-name="ce1" office:value-type="float" office:value="-29.525118" calcext:value-type="float">
            <text:p>-29.525118</text:p>
          </table:table-cell>
          <table:table-cell table:style-name="ce1" office:value-type="float" office:value="-29.525052" calcext:value-type="float">
            <text:p>-29.525052</text:p>
          </table:table-cell>
          <table:table-cell table:style-name="ce1" office:value-type="float" office:value="-29.525036" calcext:value-type="float">
            <text:p>-29.525036</text:p>
          </table:table-cell>
          <table:table-cell office:value-type="float" office:value="-30.465378" calcext:value-type="float">
            <text:p>-30.46537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7.833797" calcext:value-type="float">
            <text:p>17.833797</text:p>
          </table:table-cell>
          <table:table-cell table:style-name="ce1" office:value-type="float" office:value="17.839529" calcext:value-type="float">
            <text:p>17.839529</text:p>
          </table:table-cell>
          <table:table-cell table:style-name="ce1" office:value-type="float" office:value="17.83977" calcext:value-type="float">
            <text:p>17.83977</text:p>
          </table:table-cell>
          <table:table-cell table:style-name="ce1" office:value-type="float" office:value="17.83983" calcext:value-type="float">
            <text:p>17.83983</text:p>
          </table:table-cell>
          <table:table-cell office:value-type="float" office:value="14.526596" calcext:value-type="float">
            <text:p>14.52659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351001" calcext:value-type="float">
            <text:p>9.351001</text:p>
          </table:table-cell>
          <table:table-cell table:style-name="ce1" office:value-type="float" office:value="9.353618" calcext:value-type="float">
            <text:p>9.353618</text:p>
          </table:table-cell>
          <table:table-cell table:style-name="ce1" office:value-type="float" office:value="9.353728" calcext:value-type="float">
            <text:p>9.353728</text:p>
          </table:table-cell>
          <table:table-cell table:style-name="ce1" office:value-type="float" office:value="9.353756" calcext:value-type="float">
            <text:p>9.353756</text:p>
          </table:table-cell>
          <table:table-cell office:value-type="float" office:value="7.810492" calcext:value-type="float">
            <text:p>7.81049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.217704" calcext:value-type="float">
            <text:p>12.217704</text:p>
          </table:table-cell>
          <table:table-cell table:style-name="ce1" office:value-type="float" office:value="12.22492" calcext:value-type="float">
            <text:p>12.22492</text:p>
          </table:table-cell>
          <table:table-cell table:style-name="ce1" office:value-type="float" office:value="12.225224" calcext:value-type="float">
            <text:p>12.225224</text:p>
          </table:table-cell>
          <table:table-cell table:style-name="ce1" office:value-type="float" office:value="12.2253" calcext:value-type="float">
            <text:p>12.2253</text:p>
          </table:table-cell>
          <table:table-cell office:value-type="float" office:value="7.950383" calcext:value-type="float">
            <text:p>7.95038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261659" calcext:value-type="float">
            <text:p>3.261659</text:p>
          </table:table-cell>
          <table:table-cell table:style-name="ce1" office:value-type="float" office:value="3.263819" calcext:value-type="float">
            <text:p>3.263819</text:p>
          </table:table-cell>
          <table:table-cell table:style-name="ce1" office:value-type="float" office:value="3.26391" calcext:value-type="float">
            <text:p>3.26391</text:p>
          </table:table-cell>
          <table:table-cell table:style-name="ce1" office:value-type="float" office:value="3.263932" calcext:value-type="float">
            <text:p>3.263932</text:p>
          </table:table-cell>
          <table:table-cell office:value-type="float" office:value="1.969641" calcext:value-type="float">
            <text:p>1.96964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.266473" calcext:value-type="float">
            <text:p>4.266473</text:p>
          </table:table-cell>
          <table:table-cell table:style-name="ce1" office:value-type="float" office:value="4.267519" calcext:value-type="float">
            <text:p>4.267519</text:p>
          </table:table-cell>
          <table:table-cell table:style-name="ce1" office:value-type="float" office:value="4.267563" calcext:value-type="float">
            <text:p>4.267563</text:p>
          </table:table-cell>
          <table:table-cell table:style-name="ce1" office:value-type="float" office:value="4.267574" calcext:value-type="float">
            <text:p>4.267574</text:p>
          </table:table-cell>
          <table:table-cell office:value-type="float" office:value="3.631859" calcext:value-type="float">
            <text:p>3.63185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.084806" calcext:value-type="float">
            <text:p>-3.084806</text:p>
          </table:table-cell>
          <table:table-cell table:style-name="ce1" office:value-type="float" office:value="-3.088157" calcext:value-type="float">
            <text:p>-3.088157</text:p>
          </table:table-cell>
          <table:table-cell table:style-name="ce1" office:value-type="float" office:value="-3.088298" calcext:value-type="float">
            <text:p>-3.088298</text:p>
          </table:table-cell>
          <table:table-cell table:style-name="ce1" office:value-type="float" office:value="-3.088333" calcext:value-type="float">
            <text:p>-3.088333</text:p>
          </table:table-cell>
          <table:table-cell office:value-type="float" office:value="-1.101804" calcext:value-type="float">
            <text:p>-1.10180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138495" calcext:value-type="float">
            <text:p>8.138495</text:p>
          </table:table-cell>
          <table:table-cell table:style-name="ce1" office:value-type="float" office:value="8.146563" calcext:value-type="float">
            <text:p>8.146563</text:p>
          </table:table-cell>
          <table:table-cell table:style-name="ce1" office:value-type="float" office:value="8.146903" calcext:value-type="float">
            <text:p>8.146903</text:p>
          </table:table-cell>
          <table:table-cell table:style-name="ce1" office:value-type="float" office:value="8.146988" calcext:value-type="float">
            <text:p>8.146988</text:p>
          </table:table-cell>
          <table:table-cell office:value-type="float" office:value="3.389214" calcext:value-type="float">
            <text:p>3.38921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108423" calcext:value-type="float">
            <text:p>9.108423</text:p>
          </table:table-cell>
          <table:table-cell table:style-name="ce1" office:value-type="float" office:value="9.10822" calcext:value-type="float">
            <text:p>9.10822</text:p>
          </table:table-cell>
          <table:table-cell table:style-name="ce1" office:value-type="float" office:value="9.108212" calcext:value-type="float">
            <text:p>9.108212</text:p>
          </table:table-cell>
          <table:table-cell table:style-name="ce1" office:value-type="float" office:value="9.108209" calcext:value-type="float">
            <text:p>9.108209</text:p>
          </table:table-cell>
          <table:table-cell office:value-type="float" office:value="9.211022" calcext:value-type="float">
            <text:p>9.21102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.580126" calcext:value-type="float">
            <text:p>10.580126</text:p>
          </table:table-cell>
          <table:table-cell table:style-name="ce1" office:value-type="float" office:value="10.579651" calcext:value-type="float">
            <text:p>10.579651</text:p>
          </table:table-cell>
          <table:table-cell table:style-name="ce1" office:value-type="float" office:value="10.579631" calcext:value-type="float">
            <text:p>10.579631</text:p>
          </table:table-cell>
          <table:table-cell table:style-name="ce1" office:value-type="float" office:value="10.579626" calcext:value-type="float">
            <text:p>10.579626</text:p>
          </table:table-cell>
          <table:table-cell office:value-type="float" office:value="10.867651" calcext:value-type="float">
            <text:p>10.86765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867649" calcext:value-type="float">
            <text:p>3.867649</text:p>
          </table:table-cell>
          <table:table-cell table:style-name="ce1" office:value-type="float" office:value="3.869217" calcext:value-type="float">
            <text:p>3.869217</text:p>
          </table:table-cell>
          <table:table-cell table:style-name="ce1" office:value-type="float" office:value="3.869283" calcext:value-type="float">
            <text:p>3.869283</text:p>
          </table:table-cell>
          <table:table-cell table:style-name="ce1" office:value-type="float" office:value="3.8693" calcext:value-type="float">
            <text:p>3.8693</text:p>
          </table:table-cell>
          <table:table-cell office:value-type="float" office:value="2.929154" calcext:value-type="float">
            <text:p>2.92915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.724545" calcext:value-type="float">
            <text:p>12.724545</text:p>
          </table:table-cell>
          <table:table-cell table:style-name="ce1" office:value-type="float" office:value="12.729486" calcext:value-type="float">
            <text:p>12.729486</text:p>
          </table:table-cell>
          <table:table-cell table:style-name="ce1" office:value-type="float" office:value="12.729694" calcext:value-type="float">
            <text:p>12.729694</text:p>
          </table:table-cell>
          <table:table-cell table:style-name="ce1" office:value-type="float" office:value="12.729746" calcext:value-type="float">
            <text:p>12.729746</text:p>
          </table:table-cell>
          <table:table-cell office:value-type="float" office:value="9.810381" calcext:value-type="float">
            <text:p>9.81038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9403" calcext:value-type="float">
            <text:p>2.9403</text:p>
          </table:table-cell>
          <table:table-cell table:style-name="ce1" office:value-type="float" office:value="2.934584" calcext:value-type="float">
            <text:p>2.934584</text:p>
          </table:table-cell>
          <table:table-cell table:style-name="ce1" office:value-type="float" office:value="2.934343" calcext:value-type="float">
            <text:p>2.934343</text:p>
          </table:table-cell>
          <table:table-cell table:style-name="ce1" office:value-type="float" office:value="2.934283" calcext:value-type="float">
            <text:p>2.934283</text:p>
          </table:table-cell>
          <table:table-cell office:value-type="float" office:value="6.311268" calcext:value-type="float">
            <text:p>6.31126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6.721729" calcext:value-type="float">
            <text:p>-16.721729</text:p>
          </table:table-cell>
          <table:table-cell table:style-name="ce1" office:value-type="float" office:value="-16.723802" calcext:value-type="float">
            <text:p>-16.723802</text:p>
          </table:table-cell>
          <table:table-cell table:style-name="ce1" office:value-type="float" office:value="-16.723889" calcext:value-type="float">
            <text:p>-16.723889</text:p>
          </table:table-cell>
          <table:table-cell table:style-name="ce1" office:value-type="float" office:value="-16.723911" calcext:value-type="float">
            <text:p>-16.723911</text:p>
          </table:table-cell>
          <table:table-cell office:value-type="float" office:value="-15.481521" calcext:value-type="float">
            <text:p>-15.48152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5.556062" calcext:value-type="float">
            <text:p>-15.556062</text:p>
          </table:table-cell>
          <table:table-cell table:style-name="ce1" office:value-type="float" office:value="-15.550715" calcext:value-type="float">
            <text:p>-15.550715</text:p>
          </table:table-cell>
          <table:table-cell table:style-name="ce1" office:value-type="float" office:value="-15.55049" calcext:value-type="float">
            <text:p>-15.55049</text:p>
          </table:table-cell>
          <table:table-cell table:style-name="ce1" office:value-type="float" office:value="-15.550434" calcext:value-type="float">
            <text:p>-15.550434</text:p>
          </table:table-cell>
          <table:table-cell office:value-type="float" office:value="-18.706845" calcext:value-type="float">
            <text:p>-18.70684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665603" calcext:value-type="float">
            <text:p>0.665603</text:p>
          </table:table-cell>
          <table:table-cell table:style-name="ce1" office:value-type="float" office:value="0.660353" calcext:value-type="float">
            <text:p>0.660353</text:p>
          </table:table-cell>
          <table:table-cell table:style-name="ce1" office:value-type="float" office:value="0.660132" calcext:value-type="float">
            <text:p>0.660132</text:p>
          </table:table-cell>
          <table:table-cell table:style-name="ce1" office:value-type="float" office:value="0.660076" calcext:value-type="float">
            <text:p>0.660076</text:p>
          </table:table-cell>
          <table:table-cell office:value-type="float" office:value="3.717995" calcext:value-type="float">
            <text:p>3.7179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3.359192" calcext:value-type="float">
            <text:p>-13.359192</text:p>
          </table:table-cell>
          <table:table-cell table:style-name="ce1" office:value-type="float" office:value="-13.36449" calcext:value-type="float">
            <text:p>-13.36449</text:p>
          </table:table-cell>
          <table:table-cell table:style-name="ce1" office:value-type="float" office:value="-13.364713" calcext:value-type="float">
            <text:p>-13.364713</text:p>
          </table:table-cell>
          <table:table-cell table:style-name="ce1" office:value-type="float" office:value="-13.364769" calcext:value-type="float">
            <text:p>-13.364769</text:p>
          </table:table-cell>
          <table:table-cell office:value-type="float" office:value="-10.233453" calcext:value-type="float">
            <text:p>-10.23345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5.950456" calcext:value-type="float">
            <text:p>-5.950456</text:p>
          </table:table-cell>
          <table:table-cell table:style-name="ce1" office:value-type="float" office:value="-5.948312" calcext:value-type="float">
            <text:p>-5.948312</text:p>
          </table:table-cell>
          <table:table-cell table:style-name="ce1" office:value-type="float" office:value="-5.948221" calcext:value-type="float">
            <text:p>-5.948221</text:p>
          </table:table-cell>
          <table:table-cell table:style-name="ce1" office:value-type="float" office:value="-5.948199" calcext:value-type="float">
            <text:p>-5.948199</text:p>
          </table:table-cell>
          <table:table-cell office:value-type="float" office:value="-7.1895" calcext:value-type="float">
            <text:p>-7.189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8.294519" calcext:value-type="float">
            <text:p>-8.294519</text:p>
          </table:table-cell>
          <table:table-cell table:style-name="ce1" office:value-type="float" office:value="-8.296752" calcext:value-type="float">
            <text:p>-8.296752</text:p>
          </table:table-cell>
          <table:table-cell table:style-name="ce1" office:value-type="float" office:value="-8.296846" calcext:value-type="float">
            <text:p>-8.296846</text:p>
          </table:table-cell>
          <table:table-cell table:style-name="ce1" office:value-type="float" office:value="-8.296869" calcext:value-type="float">
            <text:p>-8.296869</text:p>
          </table:table-cell>
          <table:table-cell office:value-type="float" office:value="-6.981625" calcext:value-type="float">
            <text:p>-6.98162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6.467868" calcext:value-type="float">
            <text:p>-16.467868</text:p>
          </table:table-cell>
          <table:table-cell table:style-name="ce1" office:value-type="float" office:value="-16.468331" calcext:value-type="float">
            <text:p>-16.468331</text:p>
          </table:table-cell>
          <table:table-cell table:style-name="ce1" office:value-type="float" office:value="-16.468351" calcext:value-type="float">
            <text:p>-16.468351</text:p>
          </table:table-cell>
          <table:table-cell table:style-name="ce1" office:value-type="float" office:value="-16.468356" calcext:value-type="float">
            <text:p>-16.468356</text:p>
          </table:table-cell>
          <table:table-cell office:value-type="float" office:value="-16.208114" calcext:value-type="float">
            <text:p>-16.20811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508649" calcext:value-type="float">
            <text:p>-4.508649</text:p>
          </table:table-cell>
          <table:table-cell table:style-name="ce1" office:value-type="float" office:value="-4.499608" calcext:value-type="float">
            <text:p>-4.499608</text:p>
          </table:table-cell>
          <table:table-cell table:style-name="ce1" office:value-type="float" office:value="-4.499227" calcext:value-type="float">
            <text:p>-4.499227</text:p>
          </table:table-cell>
          <table:table-cell table:style-name="ce1" office:value-type="float" office:value="-4.499132" calcext:value-type="float">
            <text:p>-4.499132</text:p>
          </table:table-cell>
          <table:table-cell office:value-type="float" office:value="-9.821239" calcext:value-type="float">
            <text:p>-9.82123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948788" calcext:value-type="float">
            <text:p>3.948788</text:p>
          </table:table-cell>
          <table:table-cell table:style-name="ce1" office:value-type="float" office:value="3.946206" calcext:value-type="float">
            <text:p>3.946206</text:p>
          </table:table-cell>
          <table:table-cell table:style-name="ce1" office:value-type="float" office:value="3.946097" calcext:value-type="float">
            <text:p>3.946097</text:p>
          </table:table-cell>
          <table:table-cell table:style-name="ce1" office:value-type="float" office:value="3.94607" calcext:value-type="float">
            <text:p>3.94607</text:p>
          </table:table-cell>
          <table:table-cell office:value-type="float" office:value="5.458727" calcext:value-type="float">
            <text:p>5.45872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901678" calcext:value-type="float">
            <text:p>-4.901678</text:p>
          </table:table-cell>
          <table:table-cell table:style-name="ce1" office:value-type="float" office:value="-4.907264" calcext:value-type="float">
            <text:p>-4.907264</text:p>
          </table:table-cell>
          <table:table-cell table:style-name="ce1" office:value-type="float" office:value="-4.9075" calcext:value-type="float">
            <text:p>-4.9075</text:p>
          </table:table-cell>
          <table:table-cell table:style-name="ce1" office:value-type="float" office:value="-4.907559" calcext:value-type="float">
            <text:p>-4.907559</text:p>
          </table:table-cell>
          <table:table-cell office:value-type="float" office:value="-1.603006" calcext:value-type="float">
            <text:p>-1.60300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.215512" calcext:value-type="float">
            <text:p>4.215512</text:p>
          </table:table-cell>
          <table:table-cell table:style-name="ce1" office:value-type="float" office:value="4.213804" calcext:value-type="float">
            <text:p>4.213804</text:p>
          </table:table-cell>
          <table:table-cell table:style-name="ce1" office:value-type="float" office:value="4.213732" calcext:value-type="float">
            <text:p>4.213732</text:p>
          </table:table-cell>
          <table:table-cell table:style-name="ce1" office:value-type="float" office:value="4.213714" calcext:value-type="float">
            <text:p>4.213714</text:p>
          </table:table-cell>
          <table:table-cell office:value-type="float" office:value="5.257798" calcext:value-type="float">
            <text:p>5.25779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4.375131" calcext:value-type="float">
            <text:p>14.375131</text:p>
          </table:table-cell>
          <table:table-cell table:style-name="ce1" office:value-type="float" office:value="14.371446" calcext:value-type="float">
            <text:p>14.371446</text:p>
          </table:table-cell>
          <table:table-cell table:style-name="ce1" office:value-type="float" office:value="14.37129" calcext:value-type="float">
            <text:p>14.37129</text:p>
          </table:table-cell>
          <table:table-cell table:style-name="ce1" office:value-type="float" office:value="14.371251" calcext:value-type="float">
            <text:p>14.371251</text:p>
          </table:table-cell>
          <table:table-cell office:value-type="float" office:value="16.555287" calcext:value-type="float">
            <text:p>16.55528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465904" calcext:value-type="float">
            <text:p>-1.465904</text:p>
          </table:table-cell>
          <table:table-cell table:style-name="ce1" office:value-type="float" office:value="-1.45692" calcext:value-type="float">
            <text:p>-1.45692</text:p>
          </table:table-cell>
          <table:table-cell table:style-name="ce1" office:value-type="float" office:value="-1.456541" calcext:value-type="float">
            <text:p>-1.456541</text:p>
          </table:table-cell>
          <table:table-cell table:style-name="ce1" office:value-type="float" office:value="-1.456447" calcext:value-type="float">
            <text:p>-1.456447</text:p>
          </table:table-cell>
          <table:table-cell office:value-type="float" office:value="-6.745875" calcext:value-type="float">
            <text:p>-6.74587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188697" calcext:value-type="float">
            <text:p>7.188697</text:p>
          </table:table-cell>
          <table:table-cell table:style-name="ce1" office:value-type="float" office:value="7.182557" calcext:value-type="float">
            <text:p>7.182557</text:p>
          </table:table-cell>
          <table:table-cell table:style-name="ce1" office:value-type="float" office:value="7.182298" calcext:value-type="float">
            <text:p>7.182298</text:p>
          </table:table-cell>
          <table:table-cell table:style-name="ce1" office:value-type="float" office:value="7.182233" calcext:value-type="float">
            <text:p>7.182233</text:p>
          </table:table-cell>
          <table:table-cell office:value-type="float" office:value="10.807214" calcext:value-type="float">
            <text:p>10.80721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54.551529" calcext:value-type="float">
            <text:p>-54.551529</text:p>
          </table:table-cell>
          <table:table-cell table:style-name="ce1" office:value-type="float" office:value="-54.531193" calcext:value-type="float">
            <text:p>-54.531193</text:p>
          </table:table-cell>
          <table:table-cell table:style-name="ce1" office:value-type="float" office:value="-54.530336" calcext:value-type="float">
            <text:p>-54.530336</text:p>
          </table:table-cell>
          <table:table-cell table:style-name="ce1" office:value-type="float" office:value="-54.530122" calcext:value-type="float">
            <text:p>-54.530122</text:p>
          </table:table-cell>
          <table:table-cell office:value-type="float" office:value="-66.436978" calcext:value-type="float">
            <text:p>-66.43697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4.194494" calcext:value-type="float">
            <text:p>14.194494</text:p>
          </table:table-cell>
          <table:table-cell table:style-name="ce1" office:value-type="float" office:value="14.194669" calcext:value-type="float">
            <text:p>14.194669</text:p>
          </table:table-cell>
          <table:table-cell table:style-name="ce1" office:value-type="float" office:value="14.194676" calcext:value-type="float">
            <text:p>14.194676</text:p>
          </table:table-cell>
          <table:table-cell table:style-name="ce1" office:value-type="float" office:value="14.194678" calcext:value-type="float">
            <text:p>14.194678</text:p>
          </table:table-cell>
          <table:table-cell office:value-type="float" office:value="14.088298" calcext:value-type="float">
            <text:p>14.08829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.330478" calcext:value-type="float">
            <text:p>-2.330478</text:p>
          </table:table-cell>
          <table:table-cell table:style-name="ce1" office:value-type="float" office:value="-2.337769" calcext:value-type="float">
            <text:p>-2.337769</text:p>
          </table:table-cell>
          <table:table-cell table:style-name="ce1" office:value-type="float" office:value="-2.338076" calcext:value-type="float">
            <text:p>-2.338076</text:p>
          </table:table-cell>
          <table:table-cell table:style-name="ce1" office:value-type="float" office:value="-2.338153" calcext:value-type="float">
            <text:p>-2.338153</text:p>
          </table:table-cell>
          <table:table-cell office:value-type="float" office:value="1.929161" calcext:value-type="float">
            <text:p>1.92916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.579003" calcext:value-type="float">
            <text:p>-3.579003</text:p>
          </table:table-cell>
          <table:table-cell table:style-name="ce1" office:value-type="float" office:value="-3.582081" calcext:value-type="float">
            <text:p>-3.582081</text:p>
          </table:table-cell>
          <table:table-cell table:style-name="ce1" office:value-type="float" office:value="-3.58221" calcext:value-type="float">
            <text:p>-3.58221</text:p>
          </table:table-cell>
          <table:table-cell table:style-name="ce1" office:value-type="float" office:value="-3.582243" calcext:value-type="float">
            <text:p>-3.582243</text:p>
          </table:table-cell>
          <table:table-cell office:value-type="float" office:value="-1.785748" calcext:value-type="float">
            <text:p>-1.78574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214369" calcext:value-type="float">
            <text:p>8.214369</text:p>
          </table:table-cell>
          <table:table-cell table:style-name="ce1" office:value-type="float" office:value="8.215847" calcext:value-type="float">
            <text:p>8.215847</text:p>
          </table:table-cell>
          <table:table-cell table:style-name="ce1" office:value-type="float" office:value="8.215909" calcext:value-type="float">
            <text:p>8.215909</text:p>
          </table:table-cell>
          <table:table-cell table:style-name="ce1" office:value-type="float" office:value="8.215925" calcext:value-type="float">
            <text:p>8.215925</text:p>
          </table:table-cell>
          <table:table-cell office:value-type="float" office:value="7.321753" calcext:value-type="float">
            <text:p>7.32175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5.558989" calcext:value-type="float">
            <text:p>-15.558989</text:p>
          </table:table-cell>
          <table:table-cell table:style-name="ce1" office:value-type="float" office:value="-15.547546" calcext:value-type="float">
            <text:p>-15.547546</text:p>
          </table:table-cell>
          <table:table-cell table:style-name="ce1" office:value-type="float" office:value="-15.547063" calcext:value-type="float">
            <text:p>-15.547063</text:p>
          </table:table-cell>
          <table:table-cell table:style-name="ce1" office:value-type="float" office:value="-15.546943" calcext:value-type="float">
            <text:p>-15.546943</text:p>
          </table:table-cell>
          <table:table-cell office:value-type="float" office:value="-22.236646" calcext:value-type="float">
            <text:p>-22.23664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021134" calcext:value-type="float">
            <text:p>7.021134</text:p>
          </table:table-cell>
          <table:table-cell table:style-name="ce1" office:value-type="float" office:value="7.017877" calcext:value-type="float">
            <text:p>7.017877</text:p>
          </table:table-cell>
          <table:table-cell table:style-name="ce1" office:value-type="float" office:value="7.01774" calcext:value-type="float">
            <text:p>7.01774</text:p>
          </table:table-cell>
          <table:table-cell table:style-name="ce1" office:value-type="float" office:value="7.017706" calcext:value-type="float">
            <text:p>7.017706</text:p>
          </table:table-cell>
          <table:table-cell office:value-type="float" office:value="8.923012" calcext:value-type="float">
            <text:p>8.92301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0.190025" calcext:value-type="float">
            <text:p>-0.190025</text:p>
          </table:table-cell>
          <table:table-cell table:style-name="ce1" office:value-type="float" office:value="-0.187823" calcext:value-type="float">
            <text:p>-0.187823</text:p>
          </table:table-cell>
          <table:table-cell table:style-name="ce1" office:value-type="float" office:value="-0.187731" calcext:value-type="float">
            <text:p>-0.187731</text:p>
          </table:table-cell>
          <table:table-cell table:style-name="ce1" office:value-type="float" office:value="-0.187707" calcext:value-type="float">
            <text:p>-0.187707</text:p>
          </table:table-cell>
          <table:table-cell office:value-type="float" office:value="-1.447885" calcext:value-type="float">
            <text:p>-1.44788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043721" calcext:value-type="float">
            <text:p>1.043721</text:p>
          </table:table-cell>
          <table:table-cell table:style-name="ce1" office:value-type="float" office:value="1.039919" calcext:value-type="float">
            <text:p>1.039919</text:p>
          </table:table-cell>
          <table:table-cell table:style-name="ce1" office:value-type="float" office:value="1.039759" calcext:value-type="float">
            <text:p>1.039759</text:p>
          </table:table-cell>
          <table:table-cell table:style-name="ce1" office:value-type="float" office:value="1.039719" calcext:value-type="float">
            <text:p>1.039719</text:p>
          </table:table-cell>
          <table:table-cell office:value-type="float" office:value="3.286984" calcext:value-type="float">
            <text:p>3.28698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.594626" calcext:value-type="float">
            <text:p>-2.594626</text:p>
          </table:table-cell>
          <table:table-cell table:style-name="ce1" office:value-type="float" office:value="-2.600449" calcext:value-type="float">
            <text:p>-2.600449</text:p>
          </table:table-cell>
          <table:table-cell table:style-name="ce1" office:value-type="float" office:value="-2.600694" calcext:value-type="float">
            <text:p>-2.600694</text:p>
          </table:table-cell>
          <table:table-cell table:style-name="ce1" office:value-type="float" office:value="-2.600755" calcext:value-type="float">
            <text:p>-2.600755</text:p>
          </table:table-cell>
          <table:table-cell office:value-type="float" office:value="0.808349" calcext:value-type="float">
            <text:p>0.80834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7.183651" calcext:value-type="float">
            <text:p>-7.183651</text:p>
          </table:table-cell>
          <table:table-cell table:style-name="ce1" office:value-type="float" office:value="-7.17629" calcext:value-type="float">
            <text:p>-7.17629</text:p>
          </table:table-cell>
          <table:table-cell table:style-name="ce1" office:value-type="float" office:value="-7.17598" calcext:value-type="float">
            <text:p>-7.17598</text:p>
          </table:table-cell>
          <table:table-cell table:style-name="ce1" office:value-type="float" office:value="-7.175902" calcext:value-type="float">
            <text:p>-7.175902</text:p>
          </table:table-cell>
          <table:table-cell office:value-type="float" office:value="-11.471673" calcext:value-type="float">
            <text:p>-11.47167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.194715" calcext:value-type="float">
            <text:p>-2.194715</text:p>
          </table:table-cell>
          <table:table-cell table:style-name="ce1" office:value-type="float" office:value="-2.196959" calcext:value-type="float">
            <text:p>-2.196959</text:p>
          </table:table-cell>
          <table:table-cell table:style-name="ce1" office:value-type="float" office:value="-2.197054" calcext:value-type="float">
            <text:p>-2.197054</text:p>
          </table:table-cell>
          <table:table-cell table:style-name="ce1" office:value-type="float" office:value="-2.197077" calcext:value-type="float">
            <text:p>-2.197077</text:p>
          </table:table-cell>
          <table:table-cell office:value-type="float" office:value="-0.860686" calcext:value-type="float">
            <text:p>-0.86068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024816" calcext:value-type="float">
            <text:p>8.024816</text:p>
          </table:table-cell>
          <table:table-cell table:style-name="ce1" office:value-type="float" office:value="8.019391" calcext:value-type="float">
            <text:p>8.019391</text:p>
          </table:table-cell>
          <table:table-cell table:style-name="ce1" office:value-type="float" office:value="8.019163" calcext:value-type="float">
            <text:p>8.019163</text:p>
          </table:table-cell>
          <table:table-cell table:style-name="ce1" office:value-type="float" office:value="8.019105" calcext:value-type="float">
            <text:p>8.019105</text:p>
          </table:table-cell>
          <table:table-cell office:value-type="float" office:value="11.216235" calcext:value-type="float">
            <text:p>11.21623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464336" calcext:value-type="float">
            <text:p>5.464336</text:p>
          </table:table-cell>
          <table:table-cell table:style-name="ce1" office:value-type="float" office:value="5.464396" calcext:value-type="float">
            <text:p>5.464396</text:p>
          </table:table-cell>
          <table:table-cell table:number-columns-repeated="2" table:style-name="ce1" office:value-type="float" office:value="5.464399" calcext:value-type="float">
            <text:p>5.464399</text:p>
          </table:table-cell>
          <table:table-cell office:value-type="float" office:value="5.431594" calcext:value-type="float">
            <text:p>5.43159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296794" calcext:value-type="float">
            <text:p>5.296794</text:p>
          </table:table-cell>
          <table:table-cell table:style-name="ce1" office:value-type="float" office:value="5.302802" calcext:value-type="float">
            <text:p>5.302802</text:p>
          </table:table-cell>
          <table:table-cell table:style-name="ce1" office:value-type="float" office:value="5.303056" calcext:value-type="float">
            <text:p>5.303056</text:p>
          </table:table-cell>
          <table:table-cell table:style-name="ce1" office:value-type="float" office:value="5.303119" calcext:value-type="float">
            <text:p>5.303119</text:p>
          </table:table-cell>
          <table:table-cell office:value-type="float" office:value="1.806948" calcext:value-type="float">
            <text:p>1.80694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.643713" calcext:value-type="float">
            <text:p>-3.643713</text:p>
          </table:table-cell>
          <table:table-cell table:style-name="ce1" office:value-type="float" office:value="-3.645369" calcext:value-type="float">
            <text:p>-3.645369</text:p>
          </table:table-cell>
          <table:table-cell table:style-name="ce1" office:value-type="float" office:value="-3.645438" calcext:value-type="float">
            <text:p>-3.645438</text:p>
          </table:table-cell>
          <table:table-cell table:style-name="ce1" office:value-type="float" office:value="-3.645456" calcext:value-type="float">
            <text:p>-3.645456</text:p>
          </table:table-cell>
          <table:table-cell office:value-type="float" office:value="-2.655966" calcext:value-type="float">
            <text:p>-2.65596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686703" calcext:value-type="float">
            <text:p>0.686703</text:p>
          </table:table-cell>
          <table:table-cell table:style-name="ce1" office:value-type="float" office:value="0.683708" calcext:value-type="float">
            <text:p>0.683708</text:p>
          </table:table-cell>
          <table:table-cell table:style-name="ce1" office:value-type="float" office:value="0.683582" calcext:value-type="float">
            <text:p>0.683582</text:p>
          </table:table-cell>
          <table:table-cell table:style-name="ce1" office:value-type="float" office:value="0.683551" calcext:value-type="float">
            <text:p>0.683551</text:p>
          </table:table-cell>
          <table:table-cell office:value-type="float" office:value="2.461331" calcext:value-type="float">
            <text:p>2.46133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384753" calcext:value-type="float">
            <text:p>8.384753</text:p>
          </table:table-cell>
          <table:table-cell table:style-name="ce1" office:value-type="float" office:value="8.379659" calcext:value-type="float">
            <text:p>8.379659</text:p>
          </table:table-cell>
          <table:table-cell table:style-name="ce1" office:value-type="float" office:value="8.379445" calcext:value-type="float">
            <text:p>8.379445</text:p>
          </table:table-cell>
          <table:table-cell table:style-name="ce1" office:value-type="float" office:value="8.379391" calcext:value-type="float">
            <text:p>8.379391</text:p>
          </table:table-cell>
          <table:table-cell office:value-type="float" office:value="11.389428" calcext:value-type="float">
            <text:p>11.38942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095079" calcext:value-type="float">
            <text:p>5.095079</text:p>
          </table:table-cell>
          <table:table-cell table:style-name="ce1" office:value-type="float" office:value="5.102909" calcext:value-type="float">
            <text:p>5.102909</text:p>
          </table:table-cell>
          <table:table-cell table:style-name="ce1" office:value-type="float" office:value="5.103239" calcext:value-type="float">
            <text:p>5.103239</text:p>
          </table:table-cell>
          <table:table-cell table:style-name="ce1" office:value-type="float" office:value="5.103321" calcext:value-type="float">
            <text:p>5.103321</text:p>
          </table:table-cell>
          <table:table-cell office:value-type="float" office:value="0.565217" calcext:value-type="float">
            <text:p>0.56521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3.434926" calcext:value-type="float">
            <text:p>13.434926</text:p>
          </table:table-cell>
          <table:table-cell table:style-name="ce1" office:value-type="float" office:value="13.427994" calcext:value-type="float">
            <text:p>13.427994</text:p>
          </table:table-cell>
          <table:table-cell table:style-name="ce1" office:value-type="float" office:value="13.427702" calcext:value-type="float">
            <text:p>13.427702</text:p>
          </table:table-cell>
          <table:table-cell table:style-name="ce1" office:value-type="float" office:value="13.427629" calcext:value-type="float">
            <text:p>13.427629</text:p>
          </table:table-cell>
          <table:table-cell office:value-type="float" office:value="17.495996" calcext:value-type="float">
            <text:p>17.49599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754661" calcext:value-type="float">
            <text:p>9.754661</text:p>
          </table:table-cell>
          <table:table-cell table:style-name="ce1" office:value-type="float" office:value="9.757074" calcext:value-type="float">
            <text:p>9.757074</text:p>
          </table:table-cell>
          <table:table-cell table:style-name="ce1" office:value-type="float" office:value="9.757176" calcext:value-type="float">
            <text:p>9.757176</text:p>
          </table:table-cell>
          <table:table-cell table:style-name="ce1" office:value-type="float" office:value="9.757201" calcext:value-type="float">
            <text:p>9.757201</text:p>
          </table:table-cell>
          <table:table-cell office:value-type="float" office:value="8.319745" calcext:value-type="float">
            <text:p>8.31974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6.927042" calcext:value-type="float">
            <text:p>-16.927042</text:p>
          </table:table-cell>
          <table:table-cell table:style-name="ce1" office:value-type="float" office:value="-16.927581" calcext:value-type="float">
            <text:p>-16.927581</text:p>
          </table:table-cell>
          <table:table-cell table:style-name="ce1" office:value-type="float" office:value="-16.927604" calcext:value-type="float">
            <text:p>-16.927604</text:p>
          </table:table-cell>
          <table:table-cell table:style-name="ce1" office:value-type="float" office:value="-16.927609" calcext:value-type="float">
            <text:p>-16.927609</text:p>
          </table:table-cell>
          <table:table-cell office:value-type="float" office:value="-16.598207" calcext:value-type="float">
            <text:p>-16.59820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713126" calcext:value-type="float">
            <text:p>1.713126</text:p>
          </table:table-cell>
          <table:table-cell table:style-name="ce1" office:value-type="float" office:value="1.711884" calcext:value-type="float">
            <text:p>1.711884</text:p>
          </table:table-cell>
          <table:table-cell table:style-name="ce1" office:value-type="float" office:value="1.711831" calcext:value-type="float">
            <text:p>1.711831</text:p>
          </table:table-cell>
          <table:table-cell table:style-name="ce1" office:value-type="float" office:value="1.711818" calcext:value-type="float">
            <text:p>1.711818</text:p>
          </table:table-cell>
          <table:table-cell office:value-type="float" office:value="2.446485" calcext:value-type="float">
            <text:p>2.44648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6.814022" calcext:value-type="float">
            <text:p>-6.814022</text:p>
          </table:table-cell>
          <table:table-cell table:style-name="ce1" office:value-type="float" office:value="-6.815502" calcext:value-type="float">
            <text:p>-6.815502</text:p>
          </table:table-cell>
          <table:table-cell table:style-name="ce1" office:value-type="float" office:value="-6.815564" calcext:value-type="float">
            <text:p>-6.815564</text:p>
          </table:table-cell>
          <table:table-cell table:style-name="ce1" office:value-type="float" office:value="-6.81558" calcext:value-type="float">
            <text:p>-6.81558</text:p>
          </table:table-cell>
          <table:table-cell office:value-type="float" office:value="-5.953616" calcext:value-type="float">
            <text:p>-5.9536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704823" calcext:value-type="float">
            <text:p>3.704823</text:p>
          </table:table-cell>
          <table:table-cell table:style-name="ce1" office:value-type="float" office:value="3.698871" calcext:value-type="float">
            <text:p>3.698871</text:p>
          </table:table-cell>
          <table:table-cell table:style-name="ce1" office:value-type="float" office:value="3.69862" calcext:value-type="float">
            <text:p>3.69862</text:p>
          </table:table-cell>
          <table:table-cell table:style-name="ce1" office:value-type="float" office:value="3.698557" calcext:value-type="float">
            <text:p>3.698557</text:p>
          </table:table-cell>
          <table:table-cell office:value-type="float" office:value="7.170661" calcext:value-type="float">
            <text:p>7.17066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3.666799" calcext:value-type="float">
            <text:p>13.666799</text:p>
          </table:table-cell>
          <table:table-cell table:style-name="ce1" office:value-type="float" office:value="13.674559" calcext:value-type="float">
            <text:p>13.674559</text:p>
          </table:table-cell>
          <table:table-cell table:style-name="ce1" office:value-type="float" office:value="13.674886" calcext:value-type="float">
            <text:p>13.674886</text:p>
          </table:table-cell>
          <table:table-cell table:style-name="ce1" office:value-type="float" office:value="13.674967" calcext:value-type="float">
            <text:p>13.674967</text:p>
          </table:table-cell>
          <table:table-cell office:value-type="float" office:value="9.117898" calcext:value-type="float">
            <text:p>9.11789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645168" calcext:value-type="float">
            <text:p>2.645168</text:p>
          </table:table-cell>
          <table:table-cell table:style-name="ce1" office:value-type="float" office:value="2.639993" calcext:value-type="float">
            <text:p>2.639993</text:p>
          </table:table-cell>
          <table:table-cell table:style-name="ce1" office:value-type="float" office:value="2.639775" calcext:value-type="float">
            <text:p>2.639775</text:p>
          </table:table-cell>
          <table:table-cell table:style-name="ce1" office:value-type="float" office:value="2.639721" calcext:value-type="float">
            <text:p>2.639721</text:p>
          </table:table-cell>
          <table:table-cell office:value-type="float" office:value="5.699833" calcext:value-type="float">
            <text:p>5.69983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6.908873" calcext:value-type="float">
            <text:p>-16.908873</text:p>
          </table:table-cell>
          <table:table-cell table:style-name="ce1" office:value-type="float" office:value="-16.906454" calcext:value-type="float">
            <text:p>-16.906454</text:p>
          </table:table-cell>
          <table:table-cell table:style-name="ce1" office:value-type="float" office:value="-16.906352" calcext:value-type="float">
            <text:p>-16.906352</text:p>
          </table:table-cell>
          <table:table-cell table:style-name="ce1" office:value-type="float" office:value="-16.906327" calcext:value-type="float">
            <text:p>-16.906327</text:p>
          </table:table-cell>
          <table:table-cell office:value-type="float" office:value="-18.342173" calcext:value-type="float">
            <text:p>-18.34217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0.703238" calcext:value-type="float">
            <text:p>-0.703238</text:p>
          </table:table-cell>
          <table:table-cell table:style-name="ce1" office:value-type="float" office:value="-0.704589" calcext:value-type="float">
            <text:p>-0.704589</text:p>
          </table:table-cell>
          <table:table-cell table:style-name="ce1" office:value-type="float" office:value="-0.704645" calcext:value-type="float">
            <text:p>-0.704645</text:p>
          </table:table-cell>
          <table:table-cell table:style-name="ce1" office:value-type="float" office:value="-0.70466" calcext:value-type="float">
            <text:p>-0.70466</text:p>
          </table:table-cell>
          <table:table-cell office:value-type="float" office:value="0.120737" calcext:value-type="float">
            <text:p>0.12073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04897" calcext:value-type="float">
            <text:p>11.04897</text:p>
          </table:table-cell>
          <table:table-cell table:style-name="ce1" office:value-type="float" office:value="11.057824" calcext:value-type="float">
            <text:p>11.057824</text:p>
          </table:table-cell>
          <table:table-cell table:style-name="ce1" office:value-type="float" office:value="11.058197" calcext:value-type="float">
            <text:p>11.058197</text:p>
          </table:table-cell>
          <table:table-cell table:style-name="ce1" office:value-type="float" office:value="11.05829" calcext:value-type="float">
            <text:p>11.05829</text:p>
          </table:table-cell>
          <table:table-cell office:value-type="float" office:value="5.871392" calcext:value-type="float">
            <text:p>5.87139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674256" calcext:value-type="float">
            <text:p>3.674256</text:p>
          </table:table-cell>
          <table:table-cell table:style-name="ce1" office:value-type="float" office:value="3.673113" calcext:value-type="float">
            <text:p>3.673113</text:p>
          </table:table-cell>
          <table:table-cell table:style-name="ce1" office:value-type="float" office:value="3.673064" calcext:value-type="float">
            <text:p>3.673064</text:p>
          </table:table-cell>
          <table:table-cell table:style-name="ce1" office:value-type="float" office:value="3.673052" calcext:value-type="float">
            <text:p>3.673052</text:p>
          </table:table-cell>
          <table:table-cell office:value-type="float" office:value="4.350356" calcext:value-type="float">
            <text:p>4.35035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.994483" calcext:value-type="float">
            <text:p>6.994483</text:p>
          </table:table-cell>
          <table:table-cell table:style-name="ce1" office:value-type="float" office:value="6.989131" calcext:value-type="float">
            <text:p>6.989131</text:p>
          </table:table-cell>
          <table:table-cell table:style-name="ce1" office:value-type="float" office:value="6.988905" calcext:value-type="float">
            <text:p>6.988905</text:p>
          </table:table-cell>
          <table:table-cell table:style-name="ce1" office:value-type="float" office:value="6.988849" calcext:value-type="float">
            <text:p>6.988849</text:p>
          </table:table-cell>
          <table:table-cell office:value-type="float" office:value="10.138447" calcext:value-type="float">
            <text:p>10.13844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12766" calcext:value-type="float">
            <text:p>8.12766</text:p>
          </table:table-cell>
          <table:table-cell table:style-name="ce1" office:value-type="float" office:value="8.131463" calcext:value-type="float">
            <text:p>8.131463</text:p>
          </table:table-cell>
          <table:table-cell table:style-name="ce1" office:value-type="float" office:value="8.131623" calcext:value-type="float">
            <text:p>8.131623</text:p>
          </table:table-cell>
          <table:table-cell table:style-name="ce1" office:value-type="float" office:value="8.131663" calcext:value-type="float">
            <text:p>8.131663</text:p>
          </table:table-cell>
          <table:table-cell office:value-type="float" office:value="5.856393" calcext:value-type="float">
            <text:p>5.85639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4.323142" calcext:value-type="float">
            <text:p>14.323142</text:p>
          </table:table-cell>
          <table:table-cell table:style-name="ce1" office:value-type="float" office:value="14.328076" calcext:value-type="float">
            <text:p>14.328076</text:p>
          </table:table-cell>
          <table:table-cell table:style-name="ce1" office:value-type="float" office:value="14.328284" calcext:value-type="float">
            <text:p>14.328284</text:p>
          </table:table-cell>
          <table:table-cell table:style-name="ce1" office:value-type="float" office:value="14.328336" calcext:value-type="float">
            <text:p>14.328336</text:p>
          </table:table-cell>
          <table:table-cell office:value-type="float" office:value="11.386898" calcext:value-type="float">
            <text:p>11.38689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008091" calcext:value-type="float">
            <text:p>-1.008091</text:p>
          </table:table-cell>
          <table:table-cell table:style-name="ce1" office:value-type="float" office:value="-1.008623" calcext:value-type="float">
            <text:p>-1.008623</text:p>
          </table:table-cell>
          <table:table-cell table:style-name="ce1" office:value-type="float" office:value="-1.008645" calcext:value-type="float">
            <text:p>-1.008645</text:p>
          </table:table-cell>
          <table:table-cell table:style-name="ce1" office:value-type="float" office:value="-1.008651" calcext:value-type="float">
            <text:p>-1.008651</text:p>
          </table:table-cell>
          <table:table-cell office:value-type="float" office:value="-0.690674" calcext:value-type="float">
            <text:p>-0.69067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.300489" calcext:value-type="float">
            <text:p>6.300489</text:p>
          </table:table-cell>
          <table:table-cell table:style-name="ce1" office:value-type="float" office:value="6.301406" calcext:value-type="float">
            <text:p>6.301406</text:p>
          </table:table-cell>
          <table:table-cell table:style-name="ce1" office:value-type="float" office:value="6.301445" calcext:value-type="float">
            <text:p>6.301445</text:p>
          </table:table-cell>
          <table:table-cell table:style-name="ce1" office:value-type="float" office:value="6.301454" calcext:value-type="float">
            <text:p>6.301454</text:p>
          </table:table-cell>
          <table:table-cell office:value-type="float" office:value="5.788316" calcext:value-type="float">
            <text:p>5.7883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961637" calcext:value-type="float">
            <text:p>9.961637</text:p>
          </table:table-cell>
          <table:table-cell table:style-name="ce1" office:value-type="float" office:value="9.961225" calcext:value-type="float">
            <text:p>9.961225</text:p>
          </table:table-cell>
          <table:table-cell table:style-name="ce1" office:value-type="float" office:value="9.961208" calcext:value-type="float">
            <text:p>9.961208</text:p>
          </table:table-cell>
          <table:table-cell table:style-name="ce1" office:value-type="float" office:value="9.961204" calcext:value-type="float">
            <text:p>9.961204</text:p>
          </table:table-cell>
          <table:table-cell office:value-type="float" office:value="10.162502" calcext:value-type="float">
            <text:p>10.16250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157437" calcext:value-type="float">
            <text:p>2.157437</text:p>
          </table:table-cell>
          <table:table-cell table:style-name="ce1" office:value-type="float" office:value="2.158762" calcext:value-type="float">
            <text:p>2.158762</text:p>
          </table:table-cell>
          <table:table-cell table:style-name="ce1" office:value-type="float" office:value="2.158818" calcext:value-type="float">
            <text:p>2.158818</text:p>
          </table:table-cell>
          <table:table-cell table:style-name="ce1" office:value-type="float" office:value="2.158832" calcext:value-type="float">
            <text:p>2.158832</text:p>
          </table:table-cell>
          <table:table-cell office:value-type="float" office:value="1.363428" calcext:value-type="float">
            <text:p>1.36342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5.140211" calcext:value-type="float">
            <text:p>-15.140211</text:p>
          </table:table-cell>
          <table:table-cell table:style-name="ce1" office:value-type="float" office:value="-15.141025" calcext:value-type="float">
            <text:p>-15.141025</text:p>
          </table:table-cell>
          <table:table-cell table:style-name="ce1" office:value-type="float" office:value="-15.141059" calcext:value-type="float">
            <text:p>-15.141059</text:p>
          </table:table-cell>
          <table:table-cell table:style-name="ce1" office:value-type="float" office:value="-15.141068" calcext:value-type="float">
            <text:p>-15.141068</text:p>
          </table:table-cell>
          <table:table-cell office:value-type="float" office:value="-14.654841" calcext:value-type="float">
            <text:p>-14.65484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8.612727" calcext:value-type="float">
            <text:p>-8.612727</text:p>
          </table:table-cell>
          <table:table-cell table:style-name="ce1" office:value-type="float" office:value="-8.611068" calcext:value-type="float">
            <text:p>-8.611068</text:p>
          </table:table-cell>
          <table:table-cell table:style-name="ce1" office:value-type="float" office:value="-8.610998" calcext:value-type="float">
            <text:p>-8.610998</text:p>
          </table:table-cell>
          <table:table-cell table:style-name="ce1" office:value-type="float" office:value="-8.610981" calcext:value-type="float">
            <text:p>-8.610981</text:p>
          </table:table-cell>
          <table:table-cell office:value-type="float" office:value="-9.612407" calcext:value-type="float">
            <text:p>-9.61240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8.553608" calcext:value-type="float">
            <text:p>-8.553608</text:p>
          </table:table-cell>
          <table:table-cell table:style-name="ce1" office:value-type="float" office:value="-8.556919" calcext:value-type="float">
            <text:p>-8.556919</text:p>
          </table:table-cell>
          <table:table-cell table:style-name="ce1" office:value-type="float" office:value="-8.557058" calcext:value-type="float">
            <text:p>-8.557058</text:p>
          </table:table-cell>
          <table:table-cell table:style-name="ce1" office:value-type="float" office:value="-8.557093" calcext:value-type="float">
            <text:p>-8.557093</text:p>
          </table:table-cell>
          <table:table-cell office:value-type="float" office:value="-6.617826" calcext:value-type="float">
            <text:p>-6.61782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538589" calcext:value-type="float">
            <text:p>1.538589</text:p>
          </table:table-cell>
          <table:table-cell table:style-name="ce1" office:value-type="float" office:value="1.538702" calcext:value-type="float">
            <text:p>1.538702</text:p>
          </table:table-cell>
          <table:table-cell table:style-name="ce1" office:value-type="float" office:value="1.538706" calcext:value-type="float">
            <text:p>1.538706</text:p>
          </table:table-cell>
          <table:table-cell table:style-name="ce1" office:value-type="float" office:value="1.538707" calcext:value-type="float">
            <text:p>1.538707</text:p>
          </table:table-cell>
          <table:table-cell office:value-type="float" office:value="1.476384" calcext:value-type="float">
            <text:p>1.47638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888471" calcext:value-type="float">
            <text:p>5.888471</text:p>
          </table:table-cell>
          <table:table-cell table:style-name="ce1" office:value-type="float" office:value="5.8891" calcext:value-type="float">
            <text:p>5.8891</text:p>
          </table:table-cell>
          <table:table-cell table:style-name="ce1" office:value-type="float" office:value="5.889126" calcext:value-type="float">
            <text:p>5.889126</text:p>
          </table:table-cell>
          <table:table-cell table:style-name="ce1" office:value-type="float" office:value="5.889133" calcext:value-type="float">
            <text:p>5.889133</text:p>
          </table:table-cell>
          <table:table-cell office:value-type="float" office:value="5.514337" calcext:value-type="float">
            <text:p>5.51433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621323" calcext:value-type="float">
            <text:p>1.621323</text:p>
          </table:table-cell>
          <table:table-cell table:style-name="ce1" office:value-type="float" office:value="1.63046" calcext:value-type="float">
            <text:p>1.63046</text:p>
          </table:table-cell>
          <table:table-cell table:style-name="ce1" office:value-type="float" office:value="1.630845" calcext:value-type="float">
            <text:p>1.630845</text:p>
          </table:table-cell>
          <table:table-cell table:style-name="ce1" office:value-type="float" office:value="1.630941" calcext:value-type="float">
            <text:p>1.630941</text:p>
          </table:table-cell>
          <table:table-cell office:value-type="float" office:value="-3.779938" calcext:value-type="float">
            <text:p>-3.77993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.301368" calcext:value-type="float">
            <text:p>10.301368</text:p>
          </table:table-cell>
          <table:table-cell table:style-name="ce1" office:value-type="float" office:value="10.298581" calcext:value-type="float">
            <text:p>10.298581</text:p>
          </table:table-cell>
          <table:table-cell table:style-name="ce1" office:value-type="float" office:value="10.298464" calcext:value-type="float">
            <text:p>10.298464</text:p>
          </table:table-cell>
          <table:table-cell table:style-name="ce1" office:value-type="float" office:value="10.298434" calcext:value-type="float">
            <text:p>10.298434</text:p>
          </table:table-cell>
          <table:table-cell office:value-type="float" office:value="11.977256" calcext:value-type="float">
            <text:p>11.97725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.031622" calcext:value-type="float">
            <text:p>4.031622</text:p>
          </table:table-cell>
          <table:table-cell table:style-name="ce1" office:value-type="float" office:value="4.030907" calcext:value-type="float">
            <text:p>4.030907</text:p>
          </table:table-cell>
          <table:table-cell table:style-name="ce1" office:value-type="float" office:value="4.030877" calcext:value-type="float">
            <text:p>4.030877</text:p>
          </table:table-cell>
          <table:table-cell table:style-name="ce1" office:value-type="float" office:value="4.030869" calcext:value-type="float">
            <text:p>4.030869</text:p>
          </table:table-cell>
          <table:table-cell office:value-type="float" office:value="4.463796" calcext:value-type="float">
            <text:p>4.46379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.559732" calcext:value-type="float">
            <text:p>4.559732</text:p>
          </table:table-cell>
          <table:table-cell table:style-name="ce1" office:value-type="float" office:value="4.557082" calcext:value-type="float">
            <text:p>4.557082</text:p>
          </table:table-cell>
          <table:table-cell table:style-name="ce1" office:value-type="float" office:value="4.55697" calcext:value-type="float">
            <text:p>4.55697</text:p>
          </table:table-cell>
          <table:table-cell table:style-name="ce1" office:value-type="float" office:value="4.556942" calcext:value-type="float">
            <text:p>4.556942</text:p>
          </table:table-cell>
          <table:table-cell office:value-type="float" office:value="6.132237" calcext:value-type="float">
            <text:p>6.13223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042579" calcext:value-type="float">
            <text:p>5.042579</text:p>
          </table:table-cell>
          <table:table-cell table:style-name="ce1" office:value-type="float" office:value="5.040788" calcext:value-type="float">
            <text:p>5.040788</text:p>
          </table:table-cell>
          <table:table-cell table:style-name="ce1" office:value-type="float" office:value="5.040713" calcext:value-type="float">
            <text:p>5.040713</text:p>
          </table:table-cell>
          <table:table-cell table:style-name="ce1" office:value-type="float" office:value="5.040694" calcext:value-type="float">
            <text:p>5.040694</text:p>
          </table:table-cell>
          <table:table-cell office:value-type="float" office:value="6.05644" calcext:value-type="float">
            <text:p>6.0564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4.271494" calcext:value-type="float">
            <text:p>-14.271494</text:p>
          </table:table-cell>
          <table:table-cell table:style-name="ce1" office:value-type="float" office:value="-14.257378" calcext:value-type="float">
            <text:p>-14.257378</text:p>
          </table:table-cell>
          <table:table-cell table:style-name="ce1" office:value-type="float" office:value="-14.256783" calcext:value-type="float">
            <text:p>-14.256783</text:p>
          </table:table-cell>
          <table:table-cell table:style-name="ce1" office:value-type="float" office:value="-14.256634" calcext:value-type="float">
            <text:p>-14.256634</text:p>
          </table:table-cell>
          <table:table-cell office:value-type="float" office:value="-22.580463" calcext:value-type="float">
            <text:p>-22.58046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13358" calcext:value-type="float">
            <text:p>5.13358</text:p>
          </table:table-cell>
          <table:table-cell table:style-name="ce1" office:value-type="float" office:value="5.130167" calcext:value-type="float">
            <text:p>5.130167</text:p>
          </table:table-cell>
          <table:table-cell table:style-name="ce1" office:value-type="float" office:value="5.130024" calcext:value-type="float">
            <text:p>5.130024</text:p>
          </table:table-cell>
          <table:table-cell table:style-name="ce1" office:value-type="float" office:value="5.129988" calcext:value-type="float">
            <text:p>5.129988</text:p>
          </table:table-cell>
          <table:table-cell office:value-type="float" office:value="7.118276" calcext:value-type="float">
            <text:p>7.11827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7.044052" calcext:value-type="float">
            <text:p>-17.044052</text:p>
          </table:table-cell>
          <table:table-cell table:style-name="ce1" office:value-type="float" office:value="-17.039856" calcext:value-type="float">
            <text:p>-17.039856</text:p>
          </table:table-cell>
          <table:table-cell table:style-name="ce1" office:value-type="float" office:value="-17.039679" calcext:value-type="float">
            <text:p>-17.039679</text:p>
          </table:table-cell>
          <table:table-cell table:style-name="ce1" office:value-type="float" office:value="-17.039635" calcext:value-type="float">
            <text:p>-17.039635</text:p>
          </table:table-cell>
          <table:table-cell office:value-type="float" office:value="-19.473185" calcext:value-type="float">
            <text:p>-19.47318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2.424725" calcext:value-type="float">
            <text:p>-12.424725</text:p>
          </table:table-cell>
          <table:table-cell table:style-name="ce1" office:value-type="float" office:value="-12.432197" calcext:value-type="float">
            <text:p>-12.432197</text:p>
          </table:table-cell>
          <table:table-cell table:style-name="ce1" office:value-type="float" office:value="-12.432512" calcext:value-type="float">
            <text:p>-12.432512</text:p>
          </table:table-cell>
          <table:table-cell table:style-name="ce1" office:value-type="float" office:value="-12.432591" calcext:value-type="float">
            <text:p>-12.432591</text:p>
          </table:table-cell>
          <table:table-cell office:value-type="float" office:value="-8.06142" calcext:value-type="float">
            <text:p>-8.0614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.058293" calcext:value-type="float">
            <text:p>12.058293</text:p>
          </table:table-cell>
          <table:table-cell table:style-name="ce1" office:value-type="float" office:value="12.063046" calcext:value-type="float">
            <text:p>12.063046</text:p>
          </table:table-cell>
          <table:table-cell table:style-name="ce1" office:value-type="float" office:value="12.063247" calcext:value-type="float">
            <text:p>12.063247</text:p>
          </table:table-cell>
          <table:table-cell table:style-name="ce1" office:value-type="float" office:value="12.063297" calcext:value-type="float">
            <text:p>12.063297</text:p>
          </table:table-cell>
          <table:table-cell office:value-type="float" office:value="9.286292" calcext:value-type="float">
            <text:p>9.28629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4.463037" calcext:value-type="float">
            <text:p>14.463037</text:p>
          </table:table-cell>
          <table:table-cell table:style-name="ce1" office:value-type="float" office:value="14.456426" calcext:value-type="float">
            <text:p>14.456426</text:p>
          </table:table-cell>
          <table:table-cell table:style-name="ce1" office:value-type="float" office:value="14.456147" calcext:value-type="float">
            <text:p>14.456147</text:p>
          </table:table-cell>
          <table:table-cell table:style-name="ce1" office:value-type="float" office:value="14.456077" calcext:value-type="float">
            <text:p>14.456077</text:p>
          </table:table-cell>
          <table:table-cell office:value-type="float" office:value="18.3373" calcext:value-type="float">
            <text:p>18.337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668382" calcext:value-type="float">
            <text:p>1.668382</text:p>
          </table:table-cell>
          <table:table-cell table:style-name="ce1" office:value-type="float" office:value="1.667067" calcext:value-type="float">
            <text:p>1.667067</text:p>
          </table:table-cell>
          <table:table-cell table:style-name="ce1" office:value-type="float" office:value="1.667011" calcext:value-type="float">
            <text:p>1.667011</text:p>
          </table:table-cell>
          <table:table-cell table:style-name="ce1" office:value-type="float" office:value="1.666998" calcext:value-type="float">
            <text:p>1.666998</text:p>
          </table:table-cell>
          <table:table-cell office:value-type="float" office:value="2.440754" calcext:value-type="float">
            <text:p>2.44075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.430868" calcext:value-type="float">
            <text:p>-3.430868</text:p>
          </table:table-cell>
          <table:table-cell table:style-name="ce1" office:value-type="float" office:value="-3.430684" calcext:value-type="float">
            <text:p>-3.430684</text:p>
          </table:table-cell>
          <table:table-cell table:style-name="ce1" office:value-type="float" office:value="-3.430676" calcext:value-type="float">
            <text:p>-3.430676</text:p>
          </table:table-cell>
          <table:table-cell table:style-name="ce1" office:value-type="float" office:value="-3.430674" calcext:value-type="float">
            <text:p>-3.430674</text:p>
          </table:table-cell>
          <table:table-cell office:value-type="float" office:value="-3.565558" calcext:value-type="float">
            <text:p>-3.56555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779399" calcext:value-type="float">
            <text:p>11.779399</text:p>
          </table:table-cell>
          <table:table-cell table:style-name="ce1" office:value-type="float" office:value="11.78751" calcext:value-type="float">
            <text:p>11.78751</text:p>
          </table:table-cell>
          <table:table-cell table:style-name="ce1" office:value-type="float" office:value="11.787851" calcext:value-type="float">
            <text:p>11.787851</text:p>
          </table:table-cell>
          <table:table-cell table:style-name="ce1" office:value-type="float" office:value="11.787937" calcext:value-type="float">
            <text:p>11.787937</text:p>
          </table:table-cell>
          <table:table-cell office:value-type="float" office:value="6.962722" calcext:value-type="float">
            <text:p>6.96272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929668" calcext:value-type="float">
            <text:p>9.929668</text:p>
          </table:table-cell>
          <table:table-cell table:style-name="ce1" office:value-type="float" office:value="9.931071" calcext:value-type="float">
            <text:p>9.931071</text:p>
          </table:table-cell>
          <table:table-cell table:style-name="ce1" office:value-type="float" office:value="9.93113" calcext:value-type="float">
            <text:p>9.93113</text:p>
          </table:table-cell>
          <table:table-cell table:style-name="ce1" office:value-type="float" office:value="9.931145" calcext:value-type="float">
            <text:p>9.931145</text:p>
          </table:table-cell>
          <table:table-cell office:value-type="float" office:value="9.140551" calcext:value-type="float">
            <text:p>9.14055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4.866738" calcext:value-type="float">
            <text:p>-14.866738</text:p>
          </table:table-cell>
          <table:table-cell table:style-name="ce1" office:value-type="float" office:value="-14.868363" calcext:value-type="float">
            <text:p>-14.868363</text:p>
          </table:table-cell>
          <table:table-cell table:style-name="ce1" office:value-type="float" office:value="-14.868431" calcext:value-type="float">
            <text:p>-14.868431</text:p>
          </table:table-cell>
          <table:table-cell table:style-name="ce1" office:value-type="float" office:value="-14.868449" calcext:value-type="float">
            <text:p>-14.868449</text:p>
          </table:table-cell>
          <table:table-cell office:value-type="float" office:value="-13.913155" calcext:value-type="float">
            <text:p>-13.91315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2.111332" calcext:value-type="float">
            <text:p>-22.111332</text:p>
          </table:table-cell>
          <table:table-cell table:style-name="ce1" office:value-type="float" office:value="-22.110225" calcext:value-type="float">
            <text:p>-22.110225</text:p>
          </table:table-cell>
          <table:table-cell table:style-name="ce1" office:value-type="float" office:value="-22.110179" calcext:value-type="float">
            <text:p>-22.110179</text:p>
          </table:table-cell>
          <table:table-cell table:style-name="ce1" office:value-type="float" office:value="-22.110167" calcext:value-type="float">
            <text:p>-22.110167</text:p>
          </table:table-cell>
          <table:table-cell office:value-type="float" office:value="-22.765497" calcext:value-type="float">
            <text:p>-22.76549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774101" calcext:value-type="float">
            <text:p>0.774101</text:p>
          </table:table-cell>
          <table:table-cell table:style-name="ce1" office:value-type="float" office:value="0.781562" calcext:value-type="float">
            <text:p>0.781562</text:p>
          </table:table-cell>
          <table:table-cell table:style-name="ce1" office:value-type="float" office:value="0.781876" calcext:value-type="float">
            <text:p>0.781876</text:p>
          </table:table-cell>
          <table:table-cell table:style-name="ce1" office:value-type="float" office:value="0.781954" calcext:value-type="float">
            <text:p>0.781954</text:p>
          </table:table-cell>
          <table:table-cell office:value-type="float" office:value="-3.607307" calcext:value-type="float">
            <text:p>-3.60730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921298" calcext:value-type="float">
            <text:p>3.921298</text:p>
          </table:table-cell>
          <table:table-cell table:style-name="ce1" office:value-type="float" office:value="3.914649" calcext:value-type="float">
            <text:p>3.914649</text:p>
          </table:table-cell>
          <table:table-cell table:style-name="ce1" office:value-type="float" office:value="3.914369" calcext:value-type="float">
            <text:p>3.914369</text:p>
          </table:table-cell>
          <table:table-cell table:style-name="ce1" office:value-type="float" office:value="3.914299" calcext:value-type="float">
            <text:p>3.914299</text:p>
          </table:table-cell>
          <table:table-cell office:value-type="float" office:value="7.812469" calcext:value-type="float">
            <text:p>7.81246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3114" calcext:value-type="float">
            <text:p>11.3114</text:p>
          </table:table-cell>
          <table:table-cell table:style-name="ce1" office:value-type="float" office:value="11.306858" calcext:value-type="float">
            <text:p>11.306858</text:p>
          </table:table-cell>
          <table:table-cell table:style-name="ce1" office:value-type="float" office:value="11.306666" calcext:value-type="float">
            <text:p>11.306666</text:p>
          </table:table-cell>
          <table:table-cell table:style-name="ce1" office:value-type="float" office:value="11.306618" calcext:value-type="float">
            <text:p>11.306618</text:p>
          </table:table-cell>
          <table:table-cell office:value-type="float" office:value="13.970754" calcext:value-type="float">
            <text:p>13.97075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.684787" calcext:value-type="float">
            <text:p>6.684787</text:p>
          </table:table-cell>
          <table:table-cell table:style-name="ce1" office:value-type="float" office:value="6.682383" calcext:value-type="float">
            <text:p>6.682383</text:p>
          </table:table-cell>
          <table:table-cell table:style-name="ce1" office:value-type="float" office:value="6.682281" calcext:value-type="float">
            <text:p>6.682281</text:p>
          </table:table-cell>
          <table:table-cell table:style-name="ce1" office:value-type="float" office:value="6.682256" calcext:value-type="float">
            <text:p>6.682256</text:p>
          </table:table-cell>
          <table:table-cell office:value-type="float" office:value="8.098044" calcext:value-type="float">
            <text:p>8.09804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.791512" calcext:value-type="float">
            <text:p>4.791512</text:p>
          </table:table-cell>
          <table:table-cell table:style-name="ce1" office:value-type="float" office:value="4.790934" calcext:value-type="float">
            <text:p>4.790934</text:p>
          </table:table-cell>
          <table:table-cell table:style-name="ce1" office:value-type="float" office:value="4.79091" calcext:value-type="float">
            <text:p>4.79091</text:p>
          </table:table-cell>
          <table:table-cell table:style-name="ce1" office:value-type="float" office:value="4.790904" calcext:value-type="float">
            <text:p>4.790904</text:p>
          </table:table-cell>
          <table:table-cell office:value-type="float" office:value="5.098727" calcext:value-type="float">
            <text:p>5.09872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518184" calcext:value-type="float">
            <text:p>-4.518184</text:p>
          </table:table-cell>
          <table:table-cell table:style-name="ce1" office:value-type="float" office:value="-4.523799" calcext:value-type="float">
            <text:p>-4.523799</text:p>
          </table:table-cell>
          <table:table-cell table:style-name="ce1" office:value-type="float" office:value="-4.524035" calcext:value-type="float">
            <text:p>-4.524035</text:p>
          </table:table-cell>
          <table:table-cell table:style-name="ce1" office:value-type="float" office:value="-4.524095" calcext:value-type="float">
            <text:p>-4.524095</text:p>
          </table:table-cell>
          <table:table-cell office:value-type="float" office:value="-1.261605" calcext:value-type="float">
            <text:p>-1.2616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560262" calcext:value-type="float">
            <text:p>5.560262</text:p>
          </table:table-cell>
          <table:table-cell table:style-name="ce1" office:value-type="float" office:value="5.561689" calcext:value-type="float">
            <text:p>5.561689</text:p>
          </table:table-cell>
          <table:table-cell table:style-name="ce1" office:value-type="float" office:value="5.561749" calcext:value-type="float">
            <text:p>5.561749</text:p>
          </table:table-cell>
          <table:table-cell table:style-name="ce1" office:value-type="float" office:value="5.561764" calcext:value-type="float">
            <text:p>5.561764</text:p>
          </table:table-cell>
          <table:table-cell office:value-type="float" office:value="4.722482" calcext:value-type="float">
            <text:p>4.72248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6.853395" calcext:value-type="float">
            <text:p>-6.853395</text:p>
          </table:table-cell>
          <table:table-cell table:style-name="ce1" office:value-type="float" office:value="-6.853949" calcext:value-type="float">
            <text:p>-6.853949</text:p>
          </table:table-cell>
          <table:table-cell table:style-name="ce1" office:value-type="float" office:value="-6.853973" calcext:value-type="float">
            <text:p>-6.853973</text:p>
          </table:table-cell>
          <table:table-cell table:style-name="ce1" office:value-type="float" office:value="-6.853979" calcext:value-type="float">
            <text:p>-6.853979</text:p>
          </table:table-cell>
          <table:table-cell office:value-type="float" office:value="-6.520922" calcext:value-type="float">
            <text:p>-6.52092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.218628" calcext:value-type="float">
            <text:p>4.218628</text:p>
          </table:table-cell>
          <table:table-cell table:style-name="ce1" office:value-type="float" office:value="4.217345" calcext:value-type="float">
            <text:p>4.217345</text:p>
          </table:table-cell>
          <table:table-cell table:style-name="ce1" office:value-type="float" office:value="4.217291" calcext:value-type="float">
            <text:p>4.217291</text:p>
          </table:table-cell>
          <table:table-cell table:style-name="ce1" office:value-type="float" office:value="4.217278" calcext:value-type="float">
            <text:p>4.217278</text:p>
          </table:table-cell>
          <table:table-cell office:value-type="float" office:value="4.986324" calcext:value-type="float">
            <text:p>4.98632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889995" calcext:value-type="float">
            <text:p>7.889995</text:p>
          </table:table-cell>
          <table:table-cell table:style-name="ce1" office:value-type="float" office:value="7.888714" calcext:value-type="float">
            <text:p>7.888714</text:p>
          </table:table-cell>
          <table:table-cell table:style-name="ce1" office:value-type="float" office:value="7.88866" calcext:value-type="float">
            <text:p>7.88866</text:p>
          </table:table-cell>
          <table:table-cell table:style-name="ce1" office:value-type="float" office:value="7.888646" calcext:value-type="float">
            <text:p>7.888646</text:p>
          </table:table-cell>
          <table:table-cell office:value-type="float" office:value="8.669129" calcext:value-type="float">
            <text:p>8.66912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387055" calcext:value-type="float">
            <text:p>0.387055</text:p>
          </table:table-cell>
          <table:table-cell table:style-name="ce1" office:value-type="float" office:value="0.379491" calcext:value-type="float">
            <text:p>0.379491</text:p>
          </table:table-cell>
          <table:table-cell table:style-name="ce1" office:value-type="float" office:value="0.379173" calcext:value-type="float">
            <text:p>0.379173</text:p>
          </table:table-cell>
          <table:table-cell table:style-name="ce1" office:value-type="float" office:value="0.379093" calcext:value-type="float">
            <text:p>0.379093</text:p>
          </table:table-cell>
          <table:table-cell office:value-type="float" office:value="4.83696" calcext:value-type="float">
            <text:p>4.8369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867266" calcext:value-type="float">
            <text:p>7.867266</text:p>
          </table:table-cell>
          <table:table-cell table:style-name="ce1" office:value-type="float" office:value="7.867854" calcext:value-type="float">
            <text:p>7.867854</text:p>
          </table:table-cell>
          <table:table-cell table:style-name="ce1" office:value-type="float" office:value="7.867879" calcext:value-type="float">
            <text:p>7.867879</text:p>
          </table:table-cell>
          <table:table-cell table:style-name="ce1" office:value-type="float" office:value="7.867885" calcext:value-type="float">
            <text:p>7.867885</text:p>
          </table:table-cell>
          <table:table-cell office:value-type="float" office:value="7.537316" calcext:value-type="float">
            <text:p>7.53731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4.453853" calcext:value-type="float">
            <text:p>-4.453853</text:p>
          </table:table-cell>
          <table:table-cell table:style-name="ce1" office:value-type="float" office:value="-4.457365" calcext:value-type="float">
            <text:p>-4.457365</text:p>
          </table:table-cell>
          <table:table-cell table:style-name="ce1" office:value-type="float" office:value="-4.457513" calcext:value-type="float">
            <text:p>-4.457513</text:p>
          </table:table-cell>
          <table:table-cell table:style-name="ce1" office:value-type="float" office:value="-4.45755" calcext:value-type="float">
            <text:p>-4.45755</text:p>
          </table:table-cell>
          <table:table-cell office:value-type="float" office:value="-2.394457" calcext:value-type="float">
            <text:p>-2.39445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7.478352" calcext:value-type="float">
            <text:p>-7.478352</text:p>
          </table:table-cell>
          <table:table-cell table:style-name="ce1" office:value-type="float" office:value="-7.465653" calcext:value-type="float">
            <text:p>-7.465653</text:p>
          </table:table-cell>
          <table:table-cell table:style-name="ce1" office:value-type="float" office:value="-7.465118" calcext:value-type="float">
            <text:p>-7.465118</text:p>
          </table:table-cell>
          <table:table-cell table:style-name="ce1" office:value-type="float" office:value="-7.464985" calcext:value-type="float">
            <text:p>-7.464985</text:p>
          </table:table-cell>
          <table:table-cell office:value-type="float" office:value="-14.894508" calcext:value-type="float">
            <text:p>-14.89450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300285" calcext:value-type="float">
            <text:p>5.300285</text:p>
          </table:table-cell>
          <table:table-cell table:style-name="ce1" office:value-type="float" office:value="5.294966" calcext:value-type="float">
            <text:p>5.294966</text:p>
          </table:table-cell>
          <table:table-cell table:style-name="ce1" office:value-type="float" office:value="5.294742" calcext:value-type="float">
            <text:p>5.294742</text:p>
          </table:table-cell>
          <table:table-cell table:style-name="ce1" office:value-type="float" office:value="5.294686" calcext:value-type="float">
            <text:p>5.294686</text:p>
          </table:table-cell>
          <table:table-cell office:value-type="float" office:value="8.451382" calcext:value-type="float">
            <text:p>8.45138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1.006292" calcext:value-type="float">
            <text:p>-11.006292</text:p>
          </table:table-cell>
          <table:table-cell table:style-name="ce1" office:value-type="float" office:value="-11.011665" calcext:value-type="float">
            <text:p>-11.011665</text:p>
          </table:table-cell>
          <table:table-cell table:style-name="ce1" office:value-type="float" office:value="-11.011892" calcext:value-type="float">
            <text:p>-11.011892</text:p>
          </table:table-cell>
          <table:table-cell table:style-name="ce1" office:value-type="float" office:value="-11.011948" calcext:value-type="float">
            <text:p>-11.011948</text:p>
          </table:table-cell>
          <table:table-cell office:value-type="float" office:value="-7.867022" calcext:value-type="float">
            <text:p>-7.86702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11526" calcext:value-type="float">
            <text:p>-1.11526</text:p>
          </table:table-cell>
          <table:table-cell table:style-name="ce1" office:value-type="float" office:value="-1.12003" calcext:value-type="float">
            <text:p>-1.12003</text:p>
          </table:table-cell>
          <table:table-cell table:style-name="ce1" office:value-type="float" office:value="-1.120231" calcext:value-type="float">
            <text:p>-1.120231</text:p>
          </table:table-cell>
          <table:table-cell table:style-name="ce1" office:value-type="float" office:value="-1.120281" calcext:value-type="float">
            <text:p>-1.120281</text:p>
          </table:table-cell>
          <table:table-cell office:value-type="float" office:value="1.701333" calcext:value-type="float">
            <text:p>1.70133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306548" calcext:value-type="float">
            <text:p>3.306548</text:p>
          </table:table-cell>
          <table:table-cell table:style-name="ce1" office:value-type="float" office:value="3.305312" calcext:value-type="float">
            <text:p>3.305312</text:p>
          </table:table-cell>
          <table:table-cell table:style-name="ce1" office:value-type="float" office:value="3.30526" calcext:value-type="float">
            <text:p>3.30526</text:p>
          </table:table-cell>
          <table:table-cell table:style-name="ce1" office:value-type="float" office:value="3.305247" calcext:value-type="float">
            <text:p>3.305247</text:p>
          </table:table-cell>
          <table:table-cell office:value-type="float" office:value="4.041401" calcext:value-type="float">
            <text:p>4.0414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5.846092" calcext:value-type="float">
            <text:p>15.846092</text:p>
          </table:table-cell>
          <table:table-cell table:style-name="ce1" office:value-type="float" office:value="15.836532" calcext:value-type="float">
            <text:p>15.836532</text:p>
          </table:table-cell>
          <table:table-cell table:style-name="ce1" office:value-type="float" office:value="15.836129" calcext:value-type="float">
            <text:p>15.836129</text:p>
          </table:table-cell>
          <table:table-cell table:style-name="ce1" office:value-type="float" office:value="15.836028" calcext:value-type="float">
            <text:p>15.836028</text:p>
          </table:table-cell>
          <table:table-cell office:value-type="float" office:value="21.431186" calcext:value-type="float">
            <text:p>21.43118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845138" calcext:value-type="float">
            <text:p>1.845138</text:p>
          </table:table-cell>
          <table:table-cell table:style-name="ce1" office:value-type="float" office:value="1.842751" calcext:value-type="float">
            <text:p>1.842751</text:p>
          </table:table-cell>
          <table:table-cell table:style-name="ce1" office:value-type="float" office:value="1.842651" calcext:value-type="float">
            <text:p>1.842651</text:p>
          </table:table-cell>
          <table:table-cell table:style-name="ce1" office:value-type="float" office:value="1.842625" calcext:value-type="float">
            <text:p>1.842625</text:p>
          </table:table-cell>
          <table:table-cell office:value-type="float" office:value="3.223734" calcext:value-type="float">
            <text:p>3.22373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6.358098" calcext:value-type="float">
            <text:p>-6.358098</text:p>
          </table:table-cell>
          <table:table-cell table:style-name="ce1" office:value-type="float" office:value="-6.350899" calcext:value-type="float">
            <text:p>-6.350899</text:p>
          </table:table-cell>
          <table:table-cell table:style-name="ce1" office:value-type="float" office:value="-6.350595" calcext:value-type="float">
            <text:p>-6.350595</text:p>
          </table:table-cell>
          <table:table-cell table:style-name="ce1" office:value-type="float" office:value="-6.35052" calcext:value-type="float">
            <text:p>-6.35052</text:p>
          </table:table-cell>
          <table:table-cell office:value-type="float" office:value="-10.625793" calcext:value-type="float">
            <text:p>-10.62579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817559" calcext:value-type="float">
            <text:p>7.817559</text:p>
          </table:table-cell>
          <table:table-cell table:style-name="ce1" office:value-type="float" office:value="7.838435" calcext:value-type="float">
            <text:p>7.838435</text:p>
          </table:table-cell>
          <table:table-cell table:style-name="ce1" office:value-type="float" office:value="7.839314" calcext:value-type="float">
            <text:p>7.839314</text:p>
          </table:table-cell>
          <table:table-cell table:style-name="ce1" office:value-type="float" office:value="7.839534" calcext:value-type="float">
            <text:p>7.839534</text:p>
          </table:table-cell>
          <table:table-cell office:value-type="float" office:value="-4.353333" calcext:value-type="float">
            <text:p>-4.35333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6.816193" calcext:value-type="float">
            <text:p>16.816193</text:p>
          </table:table-cell>
          <table:table-cell table:style-name="ce1" office:value-type="float" office:value="16.831157" calcext:value-type="float">
            <text:p>16.831157</text:p>
          </table:table-cell>
          <table:table-cell table:style-name="ce1" office:value-type="float" office:value="16.831787" calcext:value-type="float">
            <text:p>16.831787</text:p>
          </table:table-cell>
          <table:table-cell table:style-name="ce1" office:value-type="float" office:value="16.831945" calcext:value-type="float">
            <text:p>16.831945</text:p>
          </table:table-cell>
          <table:table-cell office:value-type="float" office:value="8.038154" calcext:value-type="float">
            <text:p>8.03815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658381" calcext:value-type="float">
            <text:p>1.658381</text:p>
          </table:table-cell>
          <table:table-cell table:style-name="ce1" office:value-type="float" office:value="1.657612" calcext:value-type="float">
            <text:p>1.657612</text:p>
          </table:table-cell>
          <table:table-cell table:style-name="ce1" office:value-type="float" office:value="1.65758" calcext:value-type="float">
            <text:p>1.65758</text:p>
          </table:table-cell>
          <table:table-cell table:style-name="ce1" office:value-type="float" office:value="1.657572" calcext:value-type="float">
            <text:p>1.657572</text:p>
          </table:table-cell>
          <table:table-cell office:value-type="float" office:value="2.101831" calcext:value-type="float">
            <text:p>2.10183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.716557" calcext:value-type="float">
            <text:p>-3.716557</text:p>
          </table:table-cell>
          <table:table-cell table:style-name="ce1" office:value-type="float" office:value="-3.723299" calcext:value-type="float">
            <text:p>-3.723299</text:p>
          </table:table-cell>
          <table:table-cell table:style-name="ce1" office:value-type="float" office:value="-3.723583" calcext:value-type="float">
            <text:p>-3.723583</text:p>
          </table:table-cell>
          <table:table-cell table:style-name="ce1" office:value-type="float" office:value="-3.723654" calcext:value-type="float">
            <text:p>-3.723654</text:p>
          </table:table-cell>
          <table:table-cell office:value-type="float" office:value="0.248679" calcext:value-type="float">
            <text:p>0.24867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.180422" calcext:value-type="float">
            <text:p>5.180422</text:p>
          </table:table-cell>
          <table:table-cell table:style-name="ce1" office:value-type="float" office:value="5.174548" calcext:value-type="float">
            <text:p>5.174548</text:p>
          </table:table-cell>
          <table:table-cell table:style-name="ce1" office:value-type="float" office:value="5.1743" calcext:value-type="float">
            <text:p>5.1743</text:p>
          </table:table-cell>
          <table:table-cell table:style-name="ce1" office:value-type="float" office:value="5.174238" calcext:value-type="float">
            <text:p>5.174238</text:p>
          </table:table-cell>
          <table:table-cell office:value-type="float" office:value="8.633377" calcext:value-type="float">
            <text:p>8.63337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.655909" calcext:value-type="float">
            <text:p>6.655909</text:p>
          </table:table-cell>
          <table:table-cell table:style-name="ce1" office:value-type="float" office:value="6.65759" calcext:value-type="float">
            <text:p>6.65759</text:p>
          </table:table-cell>
          <table:table-cell table:style-name="ce1" office:value-type="float" office:value="6.657661" calcext:value-type="float">
            <text:p>6.657661</text:p>
          </table:table-cell>
          <table:table-cell table:style-name="ce1" office:value-type="float" office:value="6.657679" calcext:value-type="float">
            <text:p>6.657679</text:p>
          </table:table-cell>
          <table:table-cell office:value-type="float" office:value="5.653682" calcext:value-type="float">
            <text:p>5.65368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254472" calcext:value-type="float">
            <text:p>3.254472</text:p>
          </table:table-cell>
          <table:table-cell table:style-name="ce1" office:value-type="float" office:value="3.251436" calcext:value-type="float">
            <text:p>3.251436</text:p>
          </table:table-cell>
          <table:table-cell table:style-name="ce1" office:value-type="float" office:value="3.251308" calcext:value-type="float">
            <text:p>3.251308</text:p>
          </table:table-cell>
          <table:table-cell table:style-name="ce1" office:value-type="float" office:value="3.251276" calcext:value-type="float">
            <text:p>3.251276</text:p>
          </table:table-cell>
          <table:table-cell office:value-type="float" office:value="5.038683" calcext:value-type="float">
            <text:p>5.03868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159606" calcext:value-type="float">
            <text:p>7.159606</text:p>
          </table:table-cell>
          <table:table-cell table:style-name="ce1" office:value-type="float" office:value="7.177885" calcext:value-type="float">
            <text:p>7.177885</text:p>
          </table:table-cell>
          <table:table-cell table:style-name="ce1" office:value-type="float" office:value="7.178656" calcext:value-type="float">
            <text:p>7.178656</text:p>
          </table:table-cell>
          <table:table-cell table:style-name="ce1" office:value-type="float" office:value="7.178848" calcext:value-type="float">
            <text:p>7.178848</text:p>
          </table:table-cell>
          <table:table-cell office:value-type="float" office:value="-3.625872" calcext:value-type="float">
            <text:p>-3.62587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0.025448" calcext:value-type="float">
            <text:p>-10.025448</text:p>
          </table:table-cell>
          <table:table-cell table:style-name="ce1" office:value-type="float" office:value="-10.031036" calcext:value-type="float">
            <text:p>-10.031036</text:p>
          </table:table-cell>
          <table:table-cell table:style-name="ce1" office:value-type="float" office:value="-10.031272" calcext:value-type="float">
            <text:p>-10.031272</text:p>
          </table:table-cell>
          <table:table-cell table:style-name="ce1" office:value-type="float" office:value="-10.031331" calcext:value-type="float">
            <text:p>-10.031331</text:p>
          </table:table-cell>
          <table:table-cell office:value-type="float" office:value="-6.740813" calcext:value-type="float">
            <text:p>-6.74081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269718" calcext:value-type="float">
            <text:p>8.269718</text:p>
          </table:table-cell>
          <table:table-cell table:style-name="ce1" office:value-type="float" office:value="8.272764" calcext:value-type="float">
            <text:p>8.272764</text:p>
          </table:table-cell>
          <table:table-cell table:style-name="ce1" office:value-type="float" office:value="8.272893" calcext:value-type="float">
            <text:p>8.272893</text:p>
          </table:table-cell>
          <table:table-cell table:style-name="ce1" office:value-type="float" office:value="8.272925" calcext:value-type="float">
            <text:p>8.272925</text:p>
          </table:table-cell>
          <table:table-cell office:value-type="float" office:value="6.507374" calcext:value-type="float">
            <text:p>6.50737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223056" calcext:value-type="float">
            <text:p>1.223056</text:p>
          </table:table-cell>
          <table:table-cell table:style-name="ce1" office:value-type="float" office:value="1.221691" calcext:value-type="float">
            <text:p>1.221691</text:p>
          </table:table-cell>
          <table:table-cell table:style-name="ce1" office:value-type="float" office:value="1.221633" calcext:value-type="float">
            <text:p>1.221633</text:p>
          </table:table-cell>
          <table:table-cell table:style-name="ce1" office:value-type="float" office:value="1.221619" calcext:value-type="float">
            <text:p>1.221619</text:p>
          </table:table-cell>
          <table:table-cell office:value-type="float" office:value="2.035886" calcext:value-type="float">
            <text:p>2.03588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14592" calcext:value-type="float">
            <text:p>0.014592</text:p>
          </table:table-cell>
          <table:table-cell table:style-name="ce1" office:value-type="float" office:value="0.018832" calcext:value-type="float">
            <text:p>0.018832</text:p>
          </table:table-cell>
          <table:table-cell table:style-name="ce1" office:value-type="float" office:value="0.019011" calcext:value-type="float">
            <text:p>0.019011</text:p>
          </table:table-cell>
          <table:table-cell table:style-name="ce1" office:value-type="float" office:value="0.019055" calcext:value-type="float">
            <text:p>0.019055</text:p>
          </table:table-cell>
          <table:table-cell office:value-type="float" office:value="-2.458389" calcext:value-type="float">
            <text:p>-2.45838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8.420393" calcext:value-type="float">
            <text:p>-8.420393</text:p>
          </table:table-cell>
          <table:table-cell table:style-name="ce1" office:value-type="float" office:value="-8.415743" calcext:value-type="float">
            <text:p>-8.415743</text:p>
          </table:table-cell>
          <table:table-cell table:style-name="ce1" office:value-type="float" office:value="-8.415547" calcext:value-type="float">
            <text:p>-8.415547</text:p>
          </table:table-cell>
          <table:table-cell table:style-name="ce1" office:value-type="float" office:value="-8.415498" calcext:value-type="float">
            <text:p>-8.415498</text:p>
          </table:table-cell>
          <table:table-cell office:value-type="float" office:value="-11.145578" calcext:value-type="float">
            <text:p>-11.14557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6.614726" calcext:value-type="float">
            <text:p>-6.614726</text:p>
          </table:table-cell>
          <table:table-cell table:style-name="ce1" office:value-type="float" office:value="-6.618585" calcext:value-type="float">
            <text:p>-6.618585</text:p>
          </table:table-cell>
          <table:table-cell table:style-name="ce1" office:value-type="float" office:value="-6.618748" calcext:value-type="float">
            <text:p>-6.618748</text:p>
          </table:table-cell>
          <table:table-cell table:style-name="ce1" office:value-type="float" office:value="-6.618789" calcext:value-type="float">
            <text:p>-6.618789</text:p>
          </table:table-cell>
          <table:table-cell office:value-type="float" office:value="-4.362649" calcext:value-type="float">
            <text:p>-4.36264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.858129" calcext:value-type="float">
            <text:p>2.858129</text:p>
          </table:table-cell>
          <table:table-cell table:style-name="ce1" office:value-type="float" office:value="2.856957" calcext:value-type="float">
            <text:p>2.856957</text:p>
          </table:table-cell>
          <table:table-cell table:style-name="ce1" office:value-type="float" office:value="2.856907" calcext:value-type="float">
            <text:p>2.856907</text:p>
          </table:table-cell>
          <table:table-cell table:style-name="ce1" office:value-type="float" office:value="2.856895" calcext:value-type="float">
            <text:p>2.856895</text:p>
          </table:table-cell>
          <table:table-cell office:value-type="float" office:value="3.547993" calcext:value-type="float">
            <text:p>3.54799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861309" calcext:value-type="float">
            <text:p>-1.861309</text:p>
          </table:table-cell>
          <table:table-cell table:style-name="ce1" office:value-type="float" office:value="-1.863402" calcext:value-type="float">
            <text:p>-1.863402</text:p>
          </table:table-cell>
          <table:table-cell table:style-name="ce1" office:value-type="float" office:value="-1.86349" calcext:value-type="float">
            <text:p>-1.86349</text:p>
          </table:table-cell>
          <table:table-cell table:style-name="ce1" office:value-type="float" office:value="-1.863512" calcext:value-type="float">
            <text:p>-1.863512</text:p>
          </table:table-cell>
          <table:table-cell office:value-type="float" office:value="-0.653879" calcext:value-type="float">
            <text:p>-0.65387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9.809735" calcext:value-type="float">
            <text:p>9.809735</text:p>
          </table:table-cell>
          <table:table-cell table:style-name="ce1" office:value-type="float" office:value="9.809922" calcext:value-type="float">
            <text:p>9.809922</text:p>
          </table:table-cell>
          <table:table-cell table:style-name="ce1" office:value-type="float" office:value="9.80993" calcext:value-type="float">
            <text:p>9.80993</text:p>
          </table:table-cell>
          <table:table-cell table:style-name="ce1" office:value-type="float" office:value="9.809931" calcext:value-type="float">
            <text:p>9.809931</text:p>
          </table:table-cell>
          <table:table-cell office:value-type="float" office:value="9.667402" calcext:value-type="float">
            <text:p>9.66740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0.270667" calcext:value-type="float">
            <text:p>-0.270667</text:p>
          </table:table-cell>
          <table:table-cell table:style-name="ce1" office:value-type="float" office:value="-0.272941" calcext:value-type="float">
            <text:p>-0.272941</text:p>
          </table:table-cell>
          <table:table-cell table:style-name="ce1" office:value-type="float" office:value="-0.273037" calcext:value-type="float">
            <text:p>-0.273037</text:p>
          </table:table-cell>
          <table:table-cell table:style-name="ce1" office:value-type="float" office:value="-0.273061" calcext:value-type="float">
            <text:p>-0.273061</text:p>
          </table:table-cell>
          <table:table-cell office:value-type="float" office:value="1.039645" calcext:value-type="float">
            <text:p>1.03964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039607" calcext:value-type="float">
            <text:p>1.039607</text:p>
          </table:table-cell>
          <table:table-cell table:style-name="ce1" office:value-type="float" office:value="1.038089" calcext:value-type="float">
            <text:p>1.038089</text:p>
          </table:table-cell>
          <table:table-cell table:style-name="ce1" office:value-type="float" office:value="1.038026" calcext:value-type="float">
            <text:p>1.038026</text:p>
          </table:table-cell>
          <table:table-cell table:style-name="ce1" office:value-type="float" office:value="1.038009" calcext:value-type="float">
            <text:p>1.038009</text:p>
          </table:table-cell>
          <table:table-cell office:value-type="float" office:value="1.928477" calcext:value-type="float">
            <text:p>1.92847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0.479286" calcext:value-type="float">
            <text:p>-30.479286</text:p>
          </table:table-cell>
          <table:table-cell table:style-name="ce1" office:value-type="float" office:value="-30.46451" calcext:value-type="float">
            <text:p>-30.46451</text:p>
          </table:table-cell>
          <table:table-cell table:style-name="ce1" office:value-type="float" office:value="-30.463887" calcext:value-type="float">
            <text:p>-30.463887</text:p>
          </table:table-cell>
          <table:table-cell table:style-name="ce1" office:value-type="float" office:value="-30.463732" calcext:value-type="float">
            <text:p>-30.463732</text:p>
          </table:table-cell>
          <table:table-cell office:value-type="float" office:value="-39.193878" calcext:value-type="float">
            <text:p>-39.19387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976067" calcext:value-type="float">
            <text:p>1.976067</text:p>
          </table:table-cell>
          <table:table-cell table:style-name="ce1" office:value-type="float" office:value="1.977821" calcext:value-type="float">
            <text:p>1.977821</text:p>
          </table:table-cell>
          <table:table-cell table:style-name="ce1" office:value-type="float" office:value="1.977894" calcext:value-type="float">
            <text:p>1.977894</text:p>
          </table:table-cell>
          <table:table-cell table:style-name="ce1" office:value-type="float" office:value="1.977913" calcext:value-type="float">
            <text:p>1.977913</text:p>
          </table:table-cell>
          <table:table-cell office:value-type="float" office:value="0.928317" calcext:value-type="float">
            <text:p>0.92831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.535718" calcext:value-type="float">
            <text:p>4.535718</text:p>
          </table:table-cell>
          <table:table-cell table:style-name="ce1" office:value-type="float" office:value="4.528094" calcext:value-type="float">
            <text:p>4.528094</text:p>
          </table:table-cell>
          <table:table-cell table:style-name="ce1" office:value-type="float" office:value="4.527773" calcext:value-type="float">
            <text:p>4.527773</text:p>
          </table:table-cell>
          <table:table-cell table:style-name="ce1" office:value-type="float" office:value="4.527692" calcext:value-type="float">
            <text:p>4.527692</text:p>
          </table:table-cell>
          <table:table-cell office:value-type="float" office:value="9.019036" calcext:value-type="float">
            <text:p>9.01903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27.381287" calcext:value-type="float">
            <text:p>-27.381287</text:p>
          </table:table-cell>
          <table:table-cell table:style-name="ce1" office:value-type="float" office:value="-27.383499" calcext:value-type="float">
            <text:p>-27.383499</text:p>
          </table:table-cell>
          <table:table-cell table:style-name="ce1" office:value-type="float" office:value="-27.383592" calcext:value-type="float">
            <text:p>-27.383592</text:p>
          </table:table-cell>
          <table:table-cell table:style-name="ce1" office:value-type="float" office:value="-27.383615" calcext:value-type="float">
            <text:p>-27.383615</text:p>
          </table:table-cell>
          <table:table-cell office:value-type="float" office:value="-26.098133" calcext:value-type="float">
            <text:p>-26.09813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744018" calcext:value-type="float">
            <text:p>-1.744018</text:p>
          </table:table-cell>
          <table:table-cell table:style-name="ce1" office:value-type="float" office:value="-1.752915" calcext:value-type="float">
            <text:p>-1.752915</text:p>
          </table:table-cell>
          <table:table-cell table:style-name="ce1" office:value-type="float" office:value="-1.75329" calcext:value-type="float">
            <text:p>-1.75329</text:p>
          </table:table-cell>
          <table:table-cell table:style-name="ce1" office:value-type="float" office:value="-1.753383" calcext:value-type="float">
            <text:p>-1.753383</text:p>
          </table:table-cell>
          <table:table-cell office:value-type="float" office:value="3.497555" calcext:value-type="float">
            <text:p>3.49755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.026138" calcext:value-type="float">
            <text:p>10.026138</text:p>
          </table:table-cell>
          <table:table-cell table:style-name="ce1" office:value-type="float" office:value="10.029065" calcext:value-type="float">
            <text:p>10.029065</text:p>
          </table:table-cell>
          <table:table-cell table:style-name="ce1" office:value-type="float" office:value="10.029188" calcext:value-type="float">
            <text:p>10.029188</text:p>
          </table:table-cell>
          <table:table-cell table:style-name="ce1" office:value-type="float" office:value="10.029219" calcext:value-type="float">
            <text:p>10.029219</text:p>
          </table:table-cell>
          <table:table-cell office:value-type="float" office:value="8.339422" calcext:value-type="float">
            <text:p>8.33942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86295" calcext:value-type="float">
            <text:p>0.086295</text:p>
          </table:table-cell>
          <table:table-cell table:style-name="ce1" office:value-type="float" office:value="0.089927" calcext:value-type="float">
            <text:p>0.089927</text:p>
          </table:table-cell>
          <table:table-cell table:style-name="ce1" office:value-type="float" office:value="0.09008" calcext:value-type="float">
            <text:p>0.09008</text:p>
          </table:table-cell>
          <table:table-cell table:style-name="ce1" office:value-type="float" office:value="0.090119" calcext:value-type="float">
            <text:p>0.090119</text:p>
          </table:table-cell>
          <table:table-cell office:value-type="float" office:value="-2.000171" calcext:value-type="float">
            <text:p>-2.00017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9.625915" calcext:value-type="float">
            <text:p>-19.625915</text:p>
          </table:table-cell>
          <table:table-cell table:style-name="ce1" office:value-type="float" office:value="-19.60018" calcext:value-type="float">
            <text:p>-19.60018</text:p>
          </table:table-cell>
          <table:table-cell table:style-name="ce1" office:value-type="float" office:value="-19.599095" calcext:value-type="float">
            <text:p>-19.599095</text:p>
          </table:table-cell>
          <table:table-cell table:style-name="ce1" office:value-type="float" office:value="-19.598824" calcext:value-type="float">
            <text:p>-19.598824</text:p>
          </table:table-cell>
          <table:table-cell office:value-type="float" office:value="-34.776345" calcext:value-type="float">
            <text:p>-34.77634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146091" calcext:value-type="float">
            <text:p>8.146091</text:p>
          </table:table-cell>
          <table:table-cell table:style-name="ce1" office:value-type="float" office:value="8.144645" calcext:value-type="float">
            <text:p>8.144645</text:p>
          </table:table-cell>
          <table:table-cell table:style-name="ce1" office:value-type="float" office:value="8.144584" calcext:value-type="float">
            <text:p>8.144584</text:p>
          </table:table-cell>
          <table:table-cell table:style-name="ce1" office:value-type="float" office:value="8.144569" calcext:value-type="float">
            <text:p>8.144569</text:p>
          </table:table-cell>
          <table:table-cell office:value-type="float" office:value="9.021345" calcext:value-type="float">
            <text:p>9.02134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3.399222" calcext:value-type="float">
            <text:p>3.399222</text:p>
          </table:table-cell>
          <table:table-cell table:style-name="ce1" office:value-type="float" office:value="3.395018" calcext:value-type="float">
            <text:p>3.395018</text:p>
          </table:table-cell>
          <table:table-cell table:style-name="ce1" office:value-type="float" office:value="3.39484" calcext:value-type="float">
            <text:p>3.39484</text:p>
          </table:table-cell>
          <table:table-cell table:style-name="ce1" office:value-type="float" office:value="3.394796" calcext:value-type="float">
            <text:p>3.394796</text:p>
          </table:table-cell>
          <table:table-cell office:value-type="float" office:value="5.845201" calcext:value-type="float">
            <text:p>5.8452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9.034157" calcext:value-type="float">
            <text:p>-19.034157</text:p>
          </table:table-cell>
          <table:table-cell table:style-name="ce1" office:value-type="float" office:value="-19.037234" calcext:value-type="float">
            <text:p>-19.037234</text:p>
          </table:table-cell>
          <table:table-cell table:style-name="ce1" office:value-type="float" office:value="-19.037363" calcext:value-type="float">
            <text:p>-19.037363</text:p>
          </table:table-cell>
          <table:table-cell table:style-name="ce1" office:value-type="float" office:value="-19.037396" calcext:value-type="float">
            <text:p>-19.037396</text:p>
          </table:table-cell>
          <table:table-cell office:value-type="float" office:value="-17.229157" calcext:value-type="float">
            <text:p>-17.22915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3.792495" calcext:value-type="float">
            <text:p>-3.792495</text:p>
          </table:table-cell>
          <table:table-cell table:style-name="ce1" office:value-type="float" office:value="-3.799263" calcext:value-type="float">
            <text:p>-3.799263</text:p>
          </table:table-cell>
          <table:table-cell table:style-name="ce1" office:value-type="float" office:value="-3.799548" calcext:value-type="float">
            <text:p>-3.799548</text:p>
          </table:table-cell>
          <table:table-cell table:style-name="ce1" office:value-type="float" office:value="-3.799619" calcext:value-type="float">
            <text:p>-3.799619</text:p>
          </table:table-cell>
          <table:table-cell office:value-type="float" office:value="0.168661" calcext:value-type="float">
            <text:p>0.16866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0.206351" calcext:value-type="float">
            <text:p>-10.206351</text:p>
          </table:table-cell>
          <table:table-cell table:style-name="ce1" office:value-type="float" office:value="-10.212136" calcext:value-type="float">
            <text:p>-10.212136</text:p>
          </table:table-cell>
          <table:table-cell table:style-name="ce1" office:value-type="float" office:value="-10.21238" calcext:value-type="float">
            <text:p>-10.21238</text:p>
          </table:table-cell>
          <table:table-cell table:style-name="ce1" office:value-type="float" office:value="-10.212441" calcext:value-type="float">
            <text:p>-10.212441</text:p>
          </table:table-cell>
          <table:table-cell office:value-type="float" office:value="-6.824267" calcext:value-type="float">
            <text:p>-6.82426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.734306" calcext:value-type="float">
            <text:p>-1.734306</text:p>
          </table:table-cell>
          <table:table-cell table:style-name="ce1" office:value-type="float" office:value="-1.731612" calcext:value-type="float">
            <text:p>-1.731612</text:p>
          </table:table-cell>
          <table:table-cell table:style-name="ce1" office:value-type="float" office:value="-1.731498" calcext:value-type="float">
            <text:p>-1.731498</text:p>
          </table:table-cell>
          <table:table-cell table:style-name="ce1" office:value-type="float" office:value="-1.73147" calcext:value-type="float">
            <text:p>-1.73147</text:p>
          </table:table-cell>
          <table:table-cell office:value-type="float" office:value="-3.344733" calcext:value-type="float">
            <text:p>-3.34473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.795385" calcext:value-type="float">
            <text:p>4.795385</text:p>
          </table:table-cell>
          <table:table-cell table:style-name="ce1" office:value-type="float" office:value="4.791239" calcext:value-type="float">
            <text:p>4.791239</text:p>
          </table:table-cell>
          <table:table-cell table:style-name="ce1" office:value-type="float" office:value="4.791064" calcext:value-type="float">
            <text:p>4.791064</text:p>
          </table:table-cell>
          <table:table-cell table:style-name="ce1" office:value-type="float" office:value="4.79102" calcext:value-type="float">
            <text:p>4.79102</text:p>
          </table:table-cell>
          <table:table-cell office:value-type="float" office:value="7.249562" calcext:value-type="float">
            <text:p>7.24956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1.142954" calcext:value-type="float">
            <text:p>11.142954</text:p>
          </table:table-cell>
          <table:table-cell table:style-name="ce1" office:value-type="float" office:value="11.143222" calcext:value-type="float">
            <text:p>11.143222</text:p>
          </table:table-cell>
          <table:table-cell table:style-name="ce1" office:value-type="float" office:value="11.143233" calcext:value-type="float">
            <text:p>11.143233</text:p>
          </table:table-cell>
          <table:table-cell table:style-name="ce1" office:value-type="float" office:value="11.143236" calcext:value-type="float">
            <text:p>11.143236</text:p>
          </table:table-cell>
          <table:table-cell office:value-type="float" office:value="10.979083" calcext:value-type="float">
            <text:p>10.97908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030171" calcext:value-type="float">
            <text:p>0.030171</text:p>
          </table:table-cell>
          <table:table-cell table:style-name="ce1" office:value-type="float" office:value="0.026758" calcext:value-type="float">
            <text:p>0.026758</text:p>
          </table:table-cell>
          <table:table-cell table:style-name="ce1" office:value-type="float" office:value="0.026614" calcext:value-type="float">
            <text:p>0.026614</text:p>
          </table:table-cell>
          <table:table-cell table:style-name="ce1" office:value-type="float" office:value="0.026578" calcext:value-type="float">
            <text:p>0.026578</text:p>
          </table:table-cell>
          <table:table-cell office:value-type="float" office:value="2.066788" calcext:value-type="float">
            <text:p>2.06678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6.996399" calcext:value-type="float">
            <text:p>-16.996399</text:p>
          </table:table-cell>
          <table:table-cell table:style-name="ce1" office:value-type="float" office:value="-16.989772" calcext:value-type="float">
            <text:p>-16.989772</text:p>
          </table:table-cell>
          <table:table-cell table:style-name="ce1" office:value-type="float" office:value="-16.989493" calcext:value-type="float">
            <text:p>-16.989493</text:p>
          </table:table-cell>
          <table:table-cell table:style-name="ce1" office:value-type="float" office:value="-16.989423" calcext:value-type="float">
            <text:p>-16.989423</text:p>
          </table:table-cell>
          <table:table-cell office:value-type="float" office:value="-20.929423" calcext:value-type="float">
            <text:p>-20.92942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.075224" calcext:value-type="float">
            <text:p>8.075224</text:p>
          </table:table-cell>
          <table:table-cell table:style-name="ce1" office:value-type="float" office:value="8.082179" calcext:value-type="float">
            <text:p>8.082179</text:p>
          </table:table-cell>
          <table:table-cell table:style-name="ce1" office:value-type="float" office:value="8.082472" calcext:value-type="float">
            <text:p>8.082472</text:p>
          </table:table-cell>
          <table:table-cell table:style-name="ce1" office:value-type="float" office:value="8.082545" calcext:value-type="float">
            <text:p>8.082545</text:p>
          </table:table-cell>
          <table:table-cell office:value-type="float" office:value="3.971569" calcext:value-type="float">
            <text:p>3.97156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7.691987" calcext:value-type="float">
            <text:p>7.691987</text:p>
          </table:table-cell>
          <table:table-cell table:style-name="ce1" office:value-type="float" office:value="7.690761" calcext:value-type="float">
            <text:p>7.690761</text:p>
          </table:table-cell>
          <table:table-cell table:style-name="ce1" office:value-type="float" office:value="7.690709" calcext:value-type="float">
            <text:p>7.690709</text:p>
          </table:table-cell>
          <table:table-cell table:style-name="ce1" office:value-type="float" office:value="7.690696" calcext:value-type="float">
            <text:p>7.690696</text:p>
          </table:table-cell>
          <table:table-cell office:value-type="float" office:value="8.422708" calcext:value-type="float">
            <text:p>8.42270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4.553918" calcext:value-type="float">
            <text:p>-14.553918</text:p>
          </table:table-cell>
          <table:table-cell table:style-name="ce1" office:value-type="float" office:value="-14.559948" calcext:value-type="float">
            <text:p>-14.559948</text:p>
          </table:table-cell>
          <table:table-cell table:style-name="ce1" office:value-type="float" office:value="-14.560202" calcext:value-type="float">
            <text:p>-14.560202</text:p>
          </table:table-cell>
          <table:table-cell table:style-name="ce1" office:value-type="float" office:value="-14.560266" calcext:value-type="float">
            <text:p>-14.560266</text:p>
          </table:table-cell>
          <table:table-cell office:value-type="float" office:value="-11.029232" calcext:value-type="float">
            <text:p>-11.02923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11.798292" calcext:value-type="float">
            <text:p>-11.798292</text:p>
          </table:table-cell>
          <table:table-cell table:style-name="ce1" office:value-type="float" office:value="-11.803332" calcext:value-type="float">
            <text:p>-11.803332</text:p>
          </table:table-cell>
          <table:table-cell table:style-name="ce1" office:value-type="float" office:value="-11.803544" calcext:value-type="float">
            <text:p>-11.803544</text:p>
          </table:table-cell>
          <table:table-cell table:style-name="ce1" office:value-type="float" office:value="-11.803597" calcext:value-type="float">
            <text:p>-11.803597</text:p>
          </table:table-cell>
          <table:table-cell office:value-type="float" office:value="-8.861205" calcext:value-type="float">
            <text:p>-8.86120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5.284891" calcext:value-type="float">
            <text:p>-5.284891</text:p>
          </table:table-cell>
          <table:table-cell table:style-name="ce1" office:value-type="float" office:value="-5.285415" calcext:value-type="float">
            <text:p>-5.285415</text:p>
          </table:table-cell>
          <table:table-cell table:style-name="ce1" office:value-type="float" office:value="-5.285437" calcext:value-type="float">
            <text:p>-5.285437</text:p>
          </table:table-cell>
          <table:table-cell table:style-name="ce1" office:value-type="float" office:value="-5.285442" calcext:value-type="float">
            <text:p>-5.285442</text:p>
          </table:table-cell>
          <table:table-cell office:value-type="float" office:value="-4.947994" calcext:value-type="float">
            <text:p>-4.94799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-0.347342" calcext:value-type="float">
            <text:p>-0.347342</text:p>
          </table:table-cell>
          <table:table-cell table:style-name="ce1" office:value-type="float" office:value="-0.35059" calcext:value-type="float">
            <text:p>-0.35059</text:p>
          </table:table-cell>
          <table:table-cell table:style-name="ce1" office:value-type="float" office:value="-0.350727" calcext:value-type="float">
            <text:p>-0.350727</text:p>
          </table:table-cell>
          <table:table-cell table:style-name="ce1" office:value-type="float" office:value="-0.350761" calcext:value-type="float">
            <text:p>-0.350761</text:p>
          </table:table-cell>
          <table:table-cell office:value-type="float" office:value="1.536912" calcext:value-type="float">
            <text:p>1.536912</text:p>
          </table:table-cell>
          <table:table-cell table:number-columns-repeated="5"/>
        </table:table-row>
        <table:table-row table:style-name="ro1" table:number-rows-repeated="104809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23:44:04.691921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22:34:30.167262882</meta:creation-date>
    <meta:editing-duration>PT39M22S</meta:editing-duration>
    <meta:editing-cycles>4</meta:editing-cycles>
    <meta:generator>LibreOffice/5.1.4.2$Linux_X86_64 LibreOffice_project/10m0$Build-2</meta:generator>
    <dc:date>2016-10-03T00:09:53.373417358</dc:date>
    <meta:document-statistic meta:table-count="1" meta:cell-count="2420" meta:object-count="0"/>
  </office:meta>
</office:document-meta>
</file>